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3.166cm"/>
    </style:style>
    <style:style style:name="co23" style:family="table-column">
      <style:table-column-properties fo:break-before="auto" style:column-width="5.835cm"/>
    </style:style>
    <style:style style:name="co24" style:family="table-column">
      <style:table-column-properties fo:break-before="auto" style:column-width="0.489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3.431cm"/>
    </style:style>
    <style:style style:name="co33" style:family="table-column">
      <style:table-column-properties fo:break-before="auto" style:column-width="3.567cm"/>
    </style:style>
    <style:style style:name="co34" style:family="table-column">
      <style:table-column-properties fo:break-before="auto" style:column-width="3.593cm"/>
    </style:style>
    <style:style style:name="co35" style:family="table-column">
      <style:table-column-properties fo:break-before="auto" style:column-width="4.002cm"/>
    </style:style>
    <style:style style:name="co36" style:family="table-column">
      <style:table-column-properties fo:break-before="auto" style:column-width="4.501cm"/>
    </style:style>
    <style:style style:name="co37" style:family="table-column">
      <style:table-column-properties fo:break-before="auto" style:column-width="4.029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0.407cm"/>
    </style:style>
    <style:style style:name="co41" style:family="table-column">
      <style:table-column-properties fo:break-before="auto" style:column-width="4.057cm"/>
    </style:style>
    <style:style style:name="co42" style:family="table-column">
      <style:table-column-properties fo:break-before="auto" style:column-width="0.517cm"/>
    </style:style>
    <style:style style:name="co43" style:family="table-column">
      <style:table-column-properties fo:break-before="auto" style:column-width="0.436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4.329cm"/>
    </style:style>
    <style:style style:name="co46" style:family="table-column">
      <style:table-column-properties fo:break-before="auto" style:column-width="0.626cm"/>
    </style:style>
    <style:style style:name="co47" style:family="table-column">
      <style:table-column-properties fo:break-before="auto" style:column-width="0.788cm"/>
    </style:style>
    <style:style style:name="co48" style:family="table-column">
      <style:table-column-properties fo:break-before="auto" style:column-width="0.898cm"/>
    </style:style>
    <style:style style:name="co49" style:family="table-column">
      <style:table-column-properties fo:break-before="auto" style:column-width="2.45cm"/>
    </style:style>
    <style:style style:name="co50" style:family="table-column">
      <style:table-column-properties fo:break-before="auto" style:column-width="1.007cm"/>
    </style:style>
    <style:style style:name="co51" style:family="table-column">
      <style:table-column-properties fo:break-before="auto" style:column-width="2.859cm"/>
    </style:style>
    <style:style style:name="co52" style:family="table-column">
      <style:table-column-properties fo:break-before="auto" style:column-width="3.35cm"/>
    </style:style>
    <style:style style:name="co53" style:family="table-column">
      <style:table-column-properties fo:break-before="auto" style:column-width="4.357cm"/>
    </style:style>
    <style:style style:name="co54" style:family="table-column">
      <style:table-column-properties fo:break-before="auto" style:column-width="7.742cm"/>
    </style:style>
    <style:style style:name="co55" style:family="table-column">
      <style:table-column-properties fo:break-before="auto" style:column-width="6.98cm"/>
    </style:style>
    <style:style style:name="co56" style:family="table-column">
      <style:table-column-properties fo:break-before="auto" style:column-width="7.361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5ce"/>
    </style:style>
    <style:style style:name="ta2" style:family="table" style:master-page-name="Default">
      <style:table-properties table:display="true" style:writing-mode="lr-tb" table:tab-color="#81aca6"/>
    </style:style>
    <style:style style:name="ta3" style:family="table" style:master-page-name="Default">
      <style:table-properties table:display="true" style:writing-mode="lr-tb" table:tab-color="#ec9ba4"/>
    </style:style>
    <style:style style:name="ta4" style:family="table" style:master-page-name="Default">
      <style:table-properties table:display="true" style:writing-mode="lr-tb" table:tab-color="#ffdbb6"/>
    </style:style>
    <style:style style:name="ta5" style:family="table" style:master-page-name="Default">
      <style:table-properties table:display="true" style:writing-mode="lr-tb" table:tab-color="#ffa6a6"/>
    </style:style>
    <style:style style:name="ta6" style:family="table" style:master-page-name="Default">
      <style:table-properties table:display="true" style:writing-mode="lr-tb" table:tab-color="#b4c7dc"/>
    </style:style>
    <style:style style:name="ta7" style:family="table" style:master-page-name="Default">
      <style:table-properties table:display="true" style:writing-mode="lr-tb" table:tab-color="#b7b3ca"/>
    </style:style>
    <style:style style:name="ta8" style:family="table" style:master-page-name="Default">
      <style:table-properties table:display="true" style:writing-mode="lr-tb" table:tab-color="#729fcf"/>
    </style:style>
    <style:style style:name="ta10" style:family="table" style:master-page-name="Default">
      <style:table-properties table:display="true" style:writing-mode="lr-tb" table:tab-color="#dde8cb"/>
    </style:style>
    <style:style style:name="ta11" style:family="table" style:master-page-name="Default">
      <style:table-properties table:display="true" style:writing-mode="lr-tb" table:tab-color="#afd095"/>
    </style:style>
    <style:style style:name="ta12" style:family="table" style:master-page-name="Default">
      <style:table-properties table:display="true" style:writing-mode="lr-tb" table:tab-color="#77bc65"/>
    </style:style>
    <style:style style:name="ta13" style:family="table" style:master-page-name="Default">
      <style:table-properties table:display="true" style:writing-mode="lr-tb" table:tab-color="#8e86ae"/>
    </style:style>
    <style:style style:name="ta14" style:family="table" style:master-page-name="Default">
      <style:table-properties table:display="true" style:writing-mode="lr-tb" table:tab-color="#cccccc"/>
    </style:style>
    <style:style style:name="ta15" style:family="table" style:master-page-name="Default">
      <style:table-properties table:display="true" style:writing-mode="lr-tb" table:tab-color="#f7d1d5"/>
    </style:style>
    <style:style style:name="ta16" style:family="table" style:master-page-name="Default">
      <style:table-properties table:display="true" style:writing-mode="lr-tb" table:tab-color="#ffe994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3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7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20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1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26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2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32" style:family="table-cell" style:parent-style-name="Default">
      <style:table-cell-properties fo:background-color="#333333" fo:border="none"/>
      <style:text-properties style:use-window-font-color="true" style:font-name="Roboto Mono" fo:font-size="8pt" style:font-size-asian="8pt" style:font-size-complex="8pt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45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50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333333" fo:border="none"/>
      <style:text-properties style:font-name="Roboto Mono" fo:font-size="8pt" style:font-size-asian="8pt" style:font-size-complex="8pt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5ce" fo:border="0.06pt solid #000000"/>
      <style:text-properties style:font-name="Roboto Mono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order-bottom="none" fo:background-color="#ffa6a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 fo:border="none"/>
    </style:style>
    <style:style style:name="ce9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999999" fo:border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0000" fo:border="none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214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dbb6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name-asian="Segoe UI" style:font-size-asian="8pt" style:font-name-complex="Roboto Mono" style:font-size-complex="8pt"/>
    </style:style>
    <style:style style:name="ce288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84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eeeee" fo:border="0.06pt solid #000000"/>
      <style:text-properties style:font-name="Roboto Mono" fo:font-size="8pt" style:font-size-asian="8pt" style:font-size-complex="8pt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314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8000" fo:border="none"/>
      <style:text-properties style:font-name="Roboto Mono" fo:font-size="8pt" style:font-size-asian="8pt" style:font-size-complex="8pt"/>
    </style:style>
    <style:style style:name="ce327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fbf00" fo:border="none"/>
      <style:text-properties style:font-name="Roboto Mono" fo:font-size="8pt" style:font-size-asian="8pt" style:font-size-complex="8pt"/>
    </style:style>
    <style:style style:name="ce341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4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6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0000" fo:border="none"/>
      <style:text-properties style:font-name="Roboto Mono" fo:font-size="8pt" style:font-size-asian="8pt" style:font-size-complex="8pt"/>
    </style:style>
    <style:style style:name="ce258" style:family="table-cell" style:parent-style-name="Default">
      <style:table-cell-properties fo:background-color="#999999" fo:border="none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aa95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06pt solid #000000" fo:background-color="#ffd7d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2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3" style:family="table-cell" style:parent-style-name="Default">
      <style:table-cell-properties fo:background-color="#ffff00"/>
      <style:text-properties style:font-name="Roboto Mono" fo:font-size="8pt" style:font-size-asian="8pt" style:font-size-complex="8pt"/>
    </style:style>
    <style:style style:name="ce358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359" style:family="table-cell" style:parent-style-name="Default">
      <style:table-cell-properties fo:background-color="#999999" fo:border="none"/>
      <style:text-properties style:use-window-font-color="true"/>
    </style:style>
    <style:style style:name="ce360" style:family="table-cell" style:parent-style-name="Default">
      <style:table-cell-properties fo:background-color="#999999" fo:border="none"/>
      <style:text-properties fo:color="#999999"/>
    </style:style>
    <style:style style:name="ce365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9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7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33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333333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38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999999"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999999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3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38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size-asian="8pt" style:font-size-complex="8pt"/>
    </style:style>
    <style:style style:name="ce43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40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order-bottom="0.06pt solid #000000" fo:background-color="#ffdbb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82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87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88" style:family="table-cell" style:parent-style-name="Default">
      <style:table-cell-properties fo:border-bottom="0.06pt solid #000000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91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53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fo:background-color="#ffe994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9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5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6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7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order-bottom="0.06pt solid #000000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9" style:family="table-cell" style:parent-style-name="Default">
      <style:table-cell-properties fo:border-bottom="none" fo:background-color="#ffff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481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48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999999"/>
      <style:text-properties style:use-window-font-color="true" style:font-name="Roboto Mono"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Roboto Mono" fo:font-size="8pt" style:font-size-asian="8pt" style:font-size-complex="8pt"/>
    </style:style>
    <style:style style:name="ce589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91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order-bottom="none" fo:background-color="#fff5c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order-bottom="0.06pt solid #000000" fo:background-color="#fff5c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9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3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56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525" style:family="table-cell" style:parent-style-name="Default">
      <style:table-cell-properties fo:background-color="#999999"/>
    </style:style>
    <style:style style:name="ce526" style:family="table-cell" style:parent-style-name="Default">
      <style:table-cell-properties fo:background-color="#999999"/>
      <style:text-properties style:use-window-font-color="true"/>
    </style:style>
    <style:style style:name="ce5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528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29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30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32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533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536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537" style:family="table-cell" style:parent-style-name="Default">
      <style:table-cell-properties fo:background-color="#333333" fo:border="none"/>
      <style:text-properties style:use-window-font-color="true" style:font-name="Roboto Mono" fo:font-size="8pt" style:font-size-asian="8pt" style:font-size-complex="8pt"/>
    </style:style>
    <style:style style:name="ce538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539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40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41" style:family="table-cell" style:parent-style-name="Default">
      <style:table-cell-properties fo:background-color="#333333" fo:border="none"/>
      <style:text-properties style:font-name="Roboto Mono" fo:font-size="8pt" style:font-size-asian="8pt" style:font-size-complex="8pt"/>
    </style:style>
    <style:style style:name="ce542" style:family="table-cell" style:parent-style-name="Default">
      <style:table-cell-properties fo:background-color="#fff5ce" fo:border="0.06pt solid #000000"/>
      <style:text-properties style:font-name="Roboto Mono" fo:font-size="8pt" style:font-size-asian="8pt" style:font-size-complex="8pt"/>
    </style:style>
    <style:style style:name="ce543" style:family="table-cell" style:parent-style-name="Default">
      <style:table-cell-properties fo:background-color="#999999" fo:border="none"/>
    </style:style>
    <style:style style:name="ce54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54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54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order-bottom="none" fo:background-color="#ffa6a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order-bottom="0.06pt solid #000000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55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55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71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7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7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585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586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588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597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59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601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02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60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04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0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0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0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60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09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611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613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ffdbb6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ff0000" fo:border="none"/>
    </style:style>
    <style:style style:name="ce624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ackground-color="#999999" fo:border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63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45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name-asian="Segoe UI" style:font-size-asian="8pt" style:font-name-complex="Roboto Mono" style:font-size-complex="8pt"/>
    </style:style>
    <style:style style:name="ce64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664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665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66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eeeeee" fo:border="0.06pt solid #000000"/>
      <style:text-properties style:font-name="Roboto Mono" fo:font-size="8pt" style:font-size-asian="8pt" style:font-size-complex="8pt"/>
    </style:style>
    <style:style style:name="ce676" style:family="table-cell" style:parent-style-name="Default">
      <style:table-cell-properties fo:background-color="#ff0000" fo:border="none"/>
      <style:text-properties style:font-name="Roboto Mono" fo:font-size="8pt" style:font-size-asian="8pt" style:font-size-complex="8pt"/>
    </style:style>
    <style:style style:name="ce677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ff8000" fo:border="none"/>
      <style:text-properties style:font-name="Roboto Mono" fo:font-size="8pt" style:font-size-asian="8pt" style:font-size-complex="8pt"/>
    </style:style>
    <style:style style:name="ce681" style:family="table-cell" style:parent-style-name="Default">
      <style:table-cell-properties fo:background-color="#ffbf00" fo:border="none"/>
      <style:text-properties style:font-name="Roboto Mono" fo:font-size="8pt" style:font-size-asian="8pt" style:font-size-complex="8pt"/>
    </style:style>
    <style:style style:name="ce682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683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685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86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87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ffaa95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999999" fo:border="none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690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Default">
      <style:table-cell-properties fo:border-bottom="0.06pt solid #000000" fo:background-color="#ffd7d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69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94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fo:background-color="#ffff00"/>
      <style:text-properties style:font-name="Roboto Mono" fo:font-size="8pt" style:font-size-asian="8pt" style:font-size-complex="8pt"/>
    </style:style>
    <style:style style:name="ce697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98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99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702" style:family="table-cell" style:parent-style-name="Default">
      <style:table-cell-properties fo:background-color="#999999" fo:border="none"/>
      <style:text-properties style:use-window-font-color="true"/>
    </style:style>
    <style:style style:name="ce703" style:family="table-cell" style:parent-style-name="Default">
      <style:table-cell-properties fo:background-color="#999999" fo:border="none"/>
      <style:text-properties fo:color="#999999"/>
    </style:style>
    <style:style style:name="ce704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706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707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09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order-bottom="0.06pt solid #000000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transparent"/>
      <style:text-properties style:use-window-font-color="true"/>
    </style:style>
    <style:style style:name="ce716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333333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1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ackground-color="transparent" fo:border="none"/>
      <style:text-properties style:use-window-font-color="true"/>
    </style:style>
    <style:style style:name="ce725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726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72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728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order-bottom="0.06pt solid #000000" fo:background-color="#ffdbb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999999"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ackground-color="#999999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7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75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75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58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size-asian="8pt" style:font-size-complex="8pt"/>
    </style:style>
    <style:style style:name="ce75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760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762" style:family="table-cell" style:parent-style-name="Default">
      <style:table-cell-properties fo:background-color="transparent"/>
    </style:style>
    <style:style style:name="ce763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67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768" style:family="table-cell" style:parent-style-name="Default">
      <style:table-cell-properties fo:border-bottom="0.06pt solid #000000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6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70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71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0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none" fo:background-color="#ffa6a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4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82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order-bottom="none" fo:background-color="#ffe994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92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93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94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5" style:family="table-cell" style:parent-style-name="Default">
      <style:table-cell-properties fo:border-bottom="0.06pt solid #000000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96" style:family="table-cell" style:parent-style-name="Default">
      <style:table-cell-properties fo:border-bottom="none" fo:background-color="#ffff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798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0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80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3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999999"/>
      <style:text-properties style:use-window-font-color="true" style:font-name="Roboto Mono" fo:font-size="8pt" style:font-size-asian="8pt" style:font-size-complex="8pt"/>
    </style:style>
    <style:style style:name="ce81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Roboto Mono" fo:font-size="8pt" style:font-size-asian="8pt" style:font-size-complex="8pt"/>
    </style:style>
    <style:style style:name="ce817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9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2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22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fo:border-bottom="none" fo:background-color="#fff5c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fo:border-bottom="0.06pt solid #000000" fo:background-color="#fff5c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6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27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28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29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202122" loext:opacity="100%" style:text-outline="false" style:text-line-through-style="none" style:text-line-through-type="none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202122" loext:opacity="100%" style:font-name="Roboto Mono" fo:font-size="8pt" fo:letter-spacing="normal" fo:language="de" fo:country="DE" style:font-size-asian="12pt" style:language-asian="zh" style:country-asian="CN" style:font-weight-asian="bold" style:font-name-complex="Roboto Mono" style:font-size-complex="8pt" style:language-complex="hi" style:country-complex="IN" style:font-weight-complex="bold"/>
    </style:style>
    <style:style style:name="T8" style:family="text">
      <style:text-properties style:font-name="Roboto Mono" fo:font-size="8pt" fo:language="de" fo:country="DE" style:font-size-asian="12pt" style:language-asian="zh" style:country-asian="CN" style:font-weight-asian="bold" style:font-name-complex="Roboto Mono" style:font-size-complex="8pt" style:language-complex="hi" style:country-complex="IN" style:font-weight-complex="bold"/>
    </style:style>
    <style:style style:name="T9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solid" style:text-line-through-type="singl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202122" loext:opacity="100%" style:font-name="Roboto Mono" fo:font-size="8pt" fo:letter-spacing="normal" fo:language="de" fo:country="DE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38" style:family="text">
      <style:text-properties style:font-name="Roboto Mono" fo:font-size="8pt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39" style:family="text">
      <style:text-properties fo:color="#202122" loext:opacity="100%" style:font-name="Roboto Mono" fo:font-size="8pt" fo:letter-spacing="normal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40" style:family="text">
      <style:text-properties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41" style:family="text">
      <style:text-properties fo:color="#202122" loext:opacity="100%" fo:letter-spacing="normal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27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Roboto Mono" fo:font-size="8pt" fo:letter-spacing="normal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43" style:family="text">
      <style:text-properties style:font-name="Roboto Mono" fo:font-size="8pt" fo:language="de" fo:country="DE" fo:font-weight="normal" style:font-size-asian="12pt" style:language-asian="zh" style:country-asian="CN" style:font-name-complex="Roboto Mono" style:font-size-complex="8pt" style:language-complex="hi" style:country-complex="IN" style:font-weight-complex="normal"/>
    </style:style>
    <style:style style:name="T4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02122" loext:opacity="100%" style:font-name="Roboto Mono" fo:font-size="8pt" fo:letter-spacing="normal" fo:language="de" fo:country="DE" fo:font-weight="normal" style:font-size-asian="12pt" style:language-asian="zh" style:country-asian="CN" style:font-name-complex="Roboto Mono" style:font-size-complex="8pt" style:language-complex="hi" style:country-complex="IN" style:font-weight-complex="normal"/>
    </style:style>
    <style:style style:name="T48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font-name="Roboto Mono" fo:font-size="8pt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56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fo:color="#202122" loext:opacity="100%" style:font-name="Roboto Mono" fo:font-size="8pt" fo:letter-spacing="normal" fo:language="de" fo:country="DE" style:font-size-asian="12pt" style:language-asian="zh" style:country-asian="CN" style:font-weight-asian="normal" style:font-name-complex="Roboto Mono" style:font-size-complex="8pt" style:language-complex="hi" style:country-complex="IN" style:font-weight-complex="normal"/>
    </style:style>
    <style:style style:name="T36" style:family="text">
      <style:text-properties style:text-line-through-style="solid" style:text-line-through-type="single" style:font-name="Roboto Mono" fo:font-size="8pt" fo:language="de" fo:country="DE" style:font-size-asian="12pt" style:language-asian="zh" style:country-asian="CN" style:font-name-complex="Roboto Mono" style:font-size-complex="8pt" style:language-complex="hi" style:country-complex="IN"/>
    </style:style>
    <style:style style:name="T61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style:font-name="Roboto Mono" fo:font-size="8pt" fo:language="de" fo:country="DE" style:text-underline-style="non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77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202122" loext:opacity="100%" style:text-outline="false" style:text-line-through-style="none" style:text-line-through-type="none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8pt" style:font-name-asian="Arial" style:font-size-asian="8pt" style:font-name-complex="Arial" style:font-size-complex="8pt" style:font-weight-complex="bold"/>
    </style:style>
    <style:style style:name="T91" style:family="text">
      <style:text-properties fo:font-size="8pt" fo:font-style="italic" style:font-name-asian="Arial" style:font-size-asian="8pt" style:font-name-complex="Arial" style:font-size-complex="8pt" style:font-style-complex="italic"/>
    </style:style>
    <style:style style:name="T92" style:family="text">
      <style:text-properties style:font-name-asian="Arial" style:font-size-asian="8pt" style:font-name-complex="Arial" style:font-size-complex="8pt" style:font-weight-complex="bold"/>
    </style:style>
    <style:style style:name="T93" style:family="text">
      <style:text-properties style:font-name-asian="Arial" style:font-size-asian="8pt" style:font-name-complex="Arial" style:font-size-complex="8pt"/>
    </style:style>
    <style:style style:name="T88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105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106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10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Roboto Mono" fo:font-size="8pt" fo:font-weight="normal" style:text-underline-style="none" style:text-underline-color="font-color" style:text-line-through-type="singl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/>
    </style:style>
    <style:style style:name="T11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11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11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11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name-complex="Roboto Mono" style:font-size-asian="12pt"/>
    </style:style>
    <style:style style:name="T11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12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size-asian="12pt"/>
    </style:style>
    <style:style style:name="T122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3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size-asian="12pt"/>
    </style:style>
    <style:style style:name="T12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size-asian="8pt"/>
    </style:style>
    <style:style style:name="T12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/>
    </style:style>
    <style:style style:name="T12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color="#202122" fo:letter-spacing="normal"/>
    </style:style>
    <style:style style:name="T12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/>
    </style:style>
    <style:style style:name="T12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 fo:color="#202122" fo:letter-spacing="normal"/>
    </style:style>
    <style:style style:name="T130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13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13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134" style:family="text">
      <style:text-properties style:font-name="Roboto Mono" fo:font-size="8pt" style:text-line-through-type="single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135" style:family="text">
      <style:text-properties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136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137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138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139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140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letter-spacing="normal"/>
    </style:style>
    <style:style style:name="T141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normal" style:font-weight-complex="normal"/>
    </style:style>
    <style:style style:name="T14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/>
    </style:style>
    <style:style style:name="T14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 fo:letter-spacing="normal"/>
    </style:style>
    <style:style style:name="T14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letter-spacing="normal"/>
    </style:style>
    <style:style style:name="T145" style:family="text">
      <style:text-properties fo:color="#202122" style:font-name="Roboto Mono" fo:font-size="8pt" fo:font-weight="normal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normal"/>
    </style:style>
    <style:style style:name="T146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fo:letter-spacing="normal" style:font-name-asian="Segoe UI" style:font-name-complex="Roboto Mono" style:font-size-asian="12pt" style:font-weight-asian="normal"/>
    </style:style>
    <style:style style:name="T14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normal"/>
    </style:style>
    <style:style style:name="T14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15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15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152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153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bold" style:font-weight-complex="bold"/>
    </style:style>
    <style:style style:name="T154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155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style:font-size-asian="12pt"/>
    </style:style>
    <style:style style:name="T15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fo:font-weight="normal" style:font-weight-complex="normal"/>
    </style:style>
    <style:style style:name="T157" style:family="text">
      <style:text-properties style:font-weight-asian="normal" style:font-weight-complex="normal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15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fo:color="#202122" fo:letter-spacing="normal" style:font-size-asian="12pt" style:font-weight-asian="bold" style:font-weight-complex="bold"/>
    </style:style>
    <style:style style:name="T15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9pt" style:font-name-asian="Microsoft YaHei" style:font-name-complex="Arial" style:font-size-asian="9pt" style:font-size-complex="9pt" style:font-weight-asian="normal" style:font-weight-complex="normal"/>
    </style:style>
    <style:style style:name="T1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/>
    </style:style>
    <style:style style:name="T1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size-complex="8pt"/>
    </style:style>
    <style:style style:name="T16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1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letter-spacing="normal" style:font-name-complex="Roboto Mono" style:font-size-asian="12pt"/>
    </style:style>
    <style:style style:name="T1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16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/>
    </style:style>
    <style:style style:name="T16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fo:color="#202122" fo:letter-spacing="normal" style:font-size-asian="12pt"/>
    </style:style>
    <style:style style:name="T17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style:font-size-asian="8pt"/>
    </style:style>
    <style:style style:name="T17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73" style:family="text">
      <style:text-properties style:use-window-font-color="true" style:font-name="Roboto Mono" fo:font-size="8pt" fo:font-weight="bold" style:text-underline-style="none" style:text-underline-color="font-color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17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17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17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1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letter-spacing="normal"/>
    </style:style>
    <style:style style:name="T17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18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18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8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18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/>
    </style:style>
    <style:style style:name="T18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/>
    </style:style>
    <style:style style:name="T186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 fo:color="#202122" fo:letter-spacing="normal"/>
    </style:style>
    <style:style style:name="T187" style:family="text">
      <style:text-properties fo:font-size="8pt" style:font-name-asian="Arial" style:font-name-complex="Arial" style:font-size-asian="8pt" style:font-size-complex="8pt" style:font-weight-complex="bold"/>
    </style:style>
    <style:style style:name="T188" style:family="text">
      <style:text-properties fo:font-size="8pt" style:font-name-asian="Arial" style:font-name-complex="Arial" style:font-size-asian="8pt" style:font-size-complex="8pt" fo:font-style="italic" style:font-style-complex="italic"/>
    </style:style>
    <style:style style:name="T189" style:family="text">
      <style:text-properties style:font-name-asian="Arial" style:font-name-complex="Arial" style:font-size-asian="8pt" style:font-size-complex="8pt" style:font-weight-complex="bold"/>
    </style:style>
    <style:style style:name="T190" style:family="text">
      <style:text-properties style:font-name-asian="Arial" style:font-name-complex="Arial" style:font-size-asian="8pt" style:font-size-complex="8pt"/>
    </style:style>
  </office:automatic-styles>
  <office:body>
    <office:spreadsheet>
      <table:table table:name="VLK" table:style-name="ta1">
        <table:table-column table:style-name="co1" table:default-cell-style-name="ce525"/>
        <table:table-column table:style-name="co1" table:default-cell-style-name="ce543"/>
        <table:table-column table:style-name="co2" table:default-cell-style-name="ce543"/>
        <table:table-column table:style-name="co3" table:default-cell-style-name="ce543"/>
        <table:table-column table:style-name="co4" table:default-cell-style-name="ce545"/>
        <table:table-column table:style-name="co5" table:default-cell-style-name="ce550"/>
        <table:table-column table:style-name="co6" table:default-cell-style-name="ce567"/>
        <table:table-column table:style-name="co7" table:default-cell-style-name="ce567"/>
        <table:table-column table:style-name="co8" table:default-cell-style-name="ce599"/>
        <table:table-column table:style-name="co1" table:number-columns-repeated="17" table:default-cell-style-name="ce525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524"/>
          <table:table-cell table:style-name="ce524" table:number-columns-repeated="2"/>
          <table:table-cell table:number-columns-repeated="16"/>
        </table:table-row>
        <table:table-row table:style-name="ro1" table:number-rows-repeated="3">
          <table:table-cell table:style-name="ce524" table:number-columns-repeated="10"/>
          <table:table-cell table:number-columns-repeated="16"/>
        </table:table-row>
        <table:table-row table:style-name="ro1">
          <table:table-cell table:style-name="ce524"/>
          <table:table-cell table:style-name="ce527" office:value-type="string" calcext:value-type="string">
            <text:p>VLK IDs</text:p>
          </table:table-cell>
          <table:table-cell table:style-name="ce524"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2"/>
          <table:table-cell table:number-columns-repeated="16"/>
        </table:table-row>
        <table:table-row table:style-name="ro1">
          <table:table-cell table:style-name="ce524"/>
          <table:table-cell table:style-name="ce528" table:number-columns-repeated="3"/>
          <table:table-cell table:style-name="ce557" office:value-type="string" calcext:value-type="string">
            <text:p><text:span text:style-name="T1">Last Change:</text:span>   26.06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2"/>
          <table:table-cell table:number-columns-repeated="16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2"/>
          <table:table-cell table:number-columns-repeated="16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5"/>
          <table:table-cell table:number-columns-repeated="16"/>
        </table:table-row>
        <table:table-row table:style-name="ro1">
          <table:table-cell table:style-name="ce524"/>
          <table:table-cell table:style-name="ce530"/>
          <table:table-cell table:style-name="ce528" table:number-columns-repeated="7"/>
          <table:table-cell table:style-name="ce524"/>
          <table:table-cell table:number-columns-repeated="16"/>
        </table:table-row>
        <table:table-row table:style-name="ro1">
          <table:table-cell table:style-name="ce524" table:number-columns-repeated="10"/>
          <table:table-cell table:number-columns-repeated="16"/>
        </table:table-row>
        <table:table-row table:style-name="ro1">
          <table:table-cell table:style-name="ce524"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0.64b</text:p>
          </table:table-cell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3" office:value-type="string" calcext:value-type="string">
            <text:p>Crumb</text:p>
          </table:table-cell>
          <table:table-cell table:style-name="ce547"/>
          <table:table-cell table:style-name="ce551" office:value-type="string" calcext:value-type="string">
            <text:p>VLK_500_Cutter <text:s/></text:p>
          </table:table-cell>
          <table:table-cell table:style-name="ce558" office:value-type="string" calcext:value-type="string">
            <text:p>[-]</text:p>
          </table:table-cell>
          <table:table-cell table:style-name="ce567" office:value-type="string" calcext:value-type="string">
            <text:p>[-]</text:p>
          </table:table-cell>
          <table:table-cell table:number-columns-repeated="2" office:value-type="string" calcext:value-type="string">
            <text:p>[-]</text:p>
          </table:table-cell>
          <table:table-cell table:style-name="ce603" office:value-type="string" calcext:value-type="string">
            <text:p>VLK_500_Sira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4" office:value-type="string" calcext:value-type="string">
            <text:p>Dumb</text:p>
          </table:table-cell>
          <table:table-cell table:style-name="ce547"/>
          <table:table-cell table:style-name="ce552" office:value-type="string" calcext:value-type="string">
            <text:p>VLK_501_Brownie <text:s/></text:p>
          </table:table-cell>
          <table:table-cell table:number-columns-repeated="2" table:style-name="ce567" office:value-type="string" calcext:value-type="string">
            <text:p>VLK_501_Buddler</text:p>
          </table:table-cell>
          <table:table-cell table:number-columns-repeated="2" office:value-type="string" calcext:value-type="string">
            <text:p>VLK_501_Buddler</text:p>
          </table:table-cell>
          <table:table-cell table:style-name="ce604" office:value-type="string" calcext:value-type="string">
            <text:p>VLK_501_Brownie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4" office:value-type="string" calcext:value-type="string">
            <text:p>Murks</text:p>
          </table:table-cell>
          <table:table-cell table:style-name="ce548"/>
          <table:table-cell table:style-name="ce553" office:value-type="string" calcext:value-type="string">
            <text:p>VLK_502_Woody </text:p>
          </table:table-cell>
          <table:table-cell table:number-columns-repeated="3" table:style-name="ce568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105">∆</text:span><text:span text:style-name="T106">]</text:span></text:p>
          </table:table-cell>
          <table:table-cell table:style-name="ce572" office:value-type="string" calcext:value-type="string">
            <text:p>VLK_502_Marus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4" office:value-type="string" calcext:value-type="string">
            <text:p>Nimble</text:p>
          </table:table-cell>
          <table:table-cell table:style-name="ce547"/>
          <table:table-cell table:style-name="ce552" office:value-type="string" calcext:value-type="string">
            <text:p>VLK_503_Scarry <text:s/></text:p>
          </table:table-cell>
          <table:table-cell table:number-columns-repeated="2" table:style-name="ce567" office:value-type="string" calcext:value-type="string">
            <text:p>VLK_503_Buddler</text:p>
          </table:table-cell>
          <table:table-cell table:number-columns-repeated="2" office:value-type="string" calcext:value-type="string">
            <text:p>VLK_503_Buddler</text:p>
          </table:table-cell>
          <table:table-cell table:style-name="ce604" office:value-type="string" calcext:value-type="string">
            <text:p>VLK_503_Scarry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4" office:value-type="string" calcext:value-type="string">
            <text:p>Numb</text:p>
          </table:table-cell>
          <table:table-cell table:style-name="ce548"/>
          <table:table-cell table:style-name="ce553" office:value-type="string" calcext:value-type="string">
            <text:p>VLK_504_Creep </text:p>
          </table:table-cell>
          <table:table-cell table:number-columns-repeated="3" table:style-name="ce568" office:value-type="string" calcext:value-type="string">
            <text:p>VLK_504_Ryan</text:p>
          </table:table-cell>
          <table:table-cell office:value-type="string" calcext:value-type="string">
            <text:p><text:span text:style-name="T107">VLK_504_Buddler </text:span><text:span text:style-name="T108">[</text:span><text:span text:style-name="T109">∆</text:span><text:span text:style-name="T108">]</text:span></text:p>
          </table:table-cell>
          <table:table-cell table:style-name="ce572" office:value-type="string" calcext:value-type="string">
            <text:p>VLK_504_Ryan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5" office:value-type="string" calcext:value-type="string">
            <text:p>Sira</text:p>
          </table:table-cell>
          <table:table-cell table:style-name="ce547"/>
          <table:table-cell table:style-name="ce554" office:value-type="string" calcext:value-type="string">
            <text:p>VLK_505_Grumpy <text:s/></text:p>
          </table:table-cell>
          <table:table-cell table:number-columns-repeated="2" table:style-name="ce567" office:value-type="string" calcext:value-type="string">
            <text:p>VLK_505_Buddler</text:p>
          </table:table-cell>
          <table:table-cell table:number-columns-repeated="2" office:value-type="string" calcext:value-type="string">
            <text:p>VLK_505_Buddler</text:p>
          </table:table-cell>
          <table:table-cell table:style-name="ce604" office:value-type="string" calcext:value-type="string">
            <text:p>VLK_505_Grumpy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6" office:value-type="string" calcext:value-type="string">
            <text:p>Sleeper</text:p>
          </table:table-cell>
          <table:table-cell table:style-name="ce549"/>
          <table:table-cell table:style-name="ce554" office:value-type="string" calcext:value-type="string">
            <text:p>VLK_506_Smokie <text:s/></text:p>
          </table:table-cell>
          <table:table-cell table:number-columns-repeated="2" table:style-name="ce567" office:value-type="string" calcext:value-type="string">
            <text:p>VLK_506_Buddler</text:p>
          </table:table-cell>
          <table:table-cell table:number-columns-repeated="2" office:value-type="string" calcext:value-type="string">
            <text:p>VLK_506_Buddler</text:p>
          </table:table-cell>
          <table:table-cell table:style-name="ce604" office:value-type="string" calcext:value-type="string">
            <text:p>VLK_506_Smokie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28"/>
          <table:table-cell table:style-name="ce549"/>
          <table:table-cell table:style-name="ce554" office:value-type="string" calcext:value-type="string">
            <text:p>VLK_507_Derek <text:s/></text:p>
          </table:table-cell>
          <table:table-cell table:number-columns-repeated="2" table:style-name="ce567" office:value-type="string" calcext:value-type="string">
            <text:p>VLK_507_Buddler</text:p>
          </table:table-cell>
          <table:table-cell table:number-columns-repeated="2" office:value-type="string" calcext:value-type="string">
            <text:p>VLK_507_Buddler</text:p>
          </table:table-cell>
          <table:table-cell table:style-name="ce604" office:value-type="string" calcext:value-type="string">
            <text:p>VLK_507_Derek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7" office:value-type="string" calcext:value-type="string">
            <text:p>Design Docs</text:p>
          </table:table-cell>
          <table:table-cell table:style-name="ce549"/>
          <table:table-cell table:style-name="ce554" office:value-type="string" calcext:value-type="string">
            <text:p>VLK_508_Jug <text:s text:c="2"/></text:p>
          </table:table-cell>
          <table:table-cell table:number-columns-repeated="2" table:style-name="ce567" office:value-type="string" calcext:value-type="string">
            <text:p>VLK_508_Buddler</text:p>
          </table:table-cell>
          <table:table-cell table:number-columns-repeated="2" office:value-type="string" calcext:value-type="string">
            <text:p>VLK_508_Buddler</text:p>
          </table:table-cell>
          <table:table-cell table:style-name="ce604" office:value-type="string" calcext:value-type="string">
            <text:p>VLK_508_Jug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8" office:value-type="string" calcext:value-type="string">
            <text:p>Delon</text:p>
          </table:table-cell>
          <table:table-cell table:style-name="ce549"/>
          <table:table-cell table:style-name="ce555" office:value-type="string" calcext:value-type="string">
            <text:p>VLK_509_Olon</text:p>
          </table:table-cell>
          <table:table-cell table:number-columns-repeated="2" table:style-name="ce567" office:value-type="string" calcext:value-type="string">
            <text:p>VLK_509_Buddler</text:p>
          </table:table-cell>
          <table:table-cell table:number-columns-repeated="2" office:value-type="string" calcext:value-type="string">
            <text:p>VLK_509_Buddler</text:p>
          </table:table-cell>
          <table:table-cell table:style-name="ce604" office:value-type="string" calcext:value-type="string">
            <text:p>VLK_509_Olon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39" office:value-type="string" calcext:value-type="string">
            <text:p>???</text:p>
          </table:table-cell>
          <table:table-cell table:style-name="ce528" table:number-columns-repeated="2"/>
          <table:table-cell table:number-columns-repeated="2" table:style-name="ce567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605" office:value-type="string" calcext:value-type="string">
            <text:p>VLK_510_Delon [∆]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40"/>
          <table:table-cell table:style-name="ce528" table:number-columns-repeated="2"/>
          <table:table-cell table:number-columns-repeated="4" table:style-name="ce568" office:value-type="string" calcext:value-type="string">
            <text:p>VLK_511_Herek</text:p>
          </table:table-cell>
          <table:table-cell table:style-name="ce572" office:value-type="string" calcext:value-type="string">
            <text:p>VLK_511_Herek</text:p>
          </table:table-cell>
          <table:table-cell table:style-name="ce524"/>
          <table:table-cell table:number-columns-repeated="16"/>
        </table:table-row>
        <table:table-row table:style-name="ro1">
          <table:table-cell table:style-name="ce524"/>
          <table:table-cell table:style-name="ce528" table:number-columns-repeated="3"/>
          <table:table-cell table:number-columns-repeated="2" table:style-name="ce567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604" office:value-type="string" calcext:value-type="string">
            <text:p>VLK_512_Woody [∆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541" office:value-type="string" calcext:value-type="string">
            <text:p>FPs</text:p>
          </table:table-cell>
          <table:table-cell table:style-name="ce528" table:number-columns-repeated="2"/>
          <table:table-cell table:number-columns-repeated="2" table:style-name="ce567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604" office:value-type="string" calcext:value-type="string">
            <text:p>VLK_513_Creep [∆]</text:p>
          </table:table-cell>
          <table:table-cell table:number-columns-repeated="17"/>
        </table:table-row>
        <table:table-row table:style-name="ro1">
          <table:table-cell/>
          <table:table-cell table:style-name="ce542" office:value-type="string" calcext:value-type="string">
            <text:p>Brummel </text:p>
          </table:table-cell>
          <table:table-cell table:style-name="ce528" table:number-columns-repeated="2"/>
          <table:table-cell table:number-columns-repeated="2" table:style-name="ce567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570" office:value-type="string" calcext:value-type="string">
            <text:p>VLK_51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570" office:value-type="string" calcext:value-type="string">
            <text:p>VLK_515_Buddler</text:p>
          </table:table-cell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"/>
          <table:table-cell table:number-columns-repeated="2" table:style-name="ce567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570" office:value-type="string" calcext:value-type="string">
            <text:p>VLK_516_Buddler</text:p>
          </table:table-cell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"/>
          <table:table-cell table:number-columns-repeated="3" table:style-name="ce568" office:value-type="string" calcext:value-type="string">
            <text:p>VLK_517_Canthar</text:p>
          </table:table-cell>
          <table:table-cell office:value-type="string" calcext:value-type="string">
            <text:p><text:span text:style-name="T107">VLK_517_Buddler </text:span><text:span text:style-name="T108">[</text:span><text:span text:style-name="T109">∆</text:span><text:span text:style-name="T108">]</text:span></text:p>
          </table:table-cell>
          <table:table-cell table:style-name="ce572" office:value-type="string" calcext:value-type="string">
            <text:p>VLK_517_Canthar [∆]</text:p>
          </table:table-cell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"/>
          <table:table-cell table:number-columns-repeated="2" table:style-name="ce567" office:value-type="string" calcext:value-type="string">
            <text:p>VLK_518_Buddler</text:p>
          </table:table-cell>
          <table:table-cell table:number-columns-repeated="2" office:value-type="string" calcext:value-type="string">
            <text:p>VLK_518_Buddler</text:p>
          </table:table-cell>
          <table:table-cell table:style-name="ce603" office:value-type="string" calcext:value-type="string">
            <text:p>VLK_518_Cr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19_Buddler</text:p>
          </table:table-cell>
          <table:table-cell table:number-columns-repeated="2" office:value-type="string" calcext:value-type="string">
            <text:p>VLK_519_Buddler</text:p>
          </table:table-cell>
          <table:table-cell table:style-name="ce603" office:value-type="string" calcext:value-type="string">
            <text:p>VLK_519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0_Buddler</text:p>
          </table:table-cell>
          <table:table-cell table:number-columns-repeated="2" office:value-type="string" calcext:value-type="string">
            <text:p>VLK_520_Buddler</text:p>
          </table:table-cell>
          <table:table-cell table:style-name="ce603" office:value-type="string" calcext:value-type="string">
            <text:p>VLK_520_Murks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1_Buddler</text:p>
          </table:table-cell>
          <table:table-cell table:number-columns-repeated="2" office:value-type="string" calcext:value-type="string">
            <text:p>VLK_521_Buddler</text:p>
          </table:table-cell>
          <table:table-cell table:style-name="ce603" office:value-type="string" calcext:value-type="string">
            <text:p>VLK_521_Nimble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2_Buddler</text:p>
          </table:table-cell>
          <table:table-cell table:number-columns-repeated="2" office:value-type="string" calcext:value-type="string">
            <text:p>VLK_522_Buddler</text:p>
          </table:table-cell>
          <table:table-cell table:style-name="ce603" office:value-type="string" calcext:value-type="string">
            <text:p>VLK_522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3_Buddler</text:p>
          </table:table-cell>
          <table:table-cell table:number-columns-repeated="2" office:value-type="string" calcext:value-type="string">
            <text:p>VLK_523_Buddler</text:p>
          </table:table-cell>
          <table:table-cell table:style-name="ce603" office:value-type="string" calcext:value-type="string">
            <text:p>VLK_523_Sleepy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568" office:value-type="string" calcext:value-type="string">
            <text:p>VLK_524_Dusty</text:p>
          </table:table-cell>
          <table:table-cell table:style-name="ce572" office:value-type="string" calcext:value-type="string">
            <text:p>VLK_524_Dust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570" office:value-type="string" calcext:value-type="string">
            <text:p>VLK_52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570" office:value-type="string" calcext:value-type="string">
            <text:p>VLK_52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570" office:value-type="string" calcext:value-type="string">
            <text:p>VLK_52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570" office:value-type="string" calcext:value-type="string">
            <text:p>VLK_52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570" office:value-type="string" calcext:value-type="string">
            <text:p>VLK_52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568" office:value-type="string" calcext:value-type="string">
            <text:p>VLK_530_Guy</text:p>
          </table:table-cell>
          <table:table-cell table:style-name="ce572" office:value-type="string" calcext:value-type="string">
            <text:p>VLK_530_Gu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570" office:value-type="string" calcext:value-type="string">
            <text:p>VLK_53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570" office:value-type="string" calcext:value-type="string">
            <text:p>VLK_53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570" office:value-type="string" calcext:value-type="string">
            <text:p>VLK_53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34_Buddler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table:style-name="ce606" office:value-type="string" calcext:value-type="string">
            <text:p>VLK_534_Brummel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570" office:value-type="string" calcext:value-type="string">
            <text:p>VLK_53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568" office:value-type="string" calcext:value-type="string">
            <text:p>VLK_536_Kyl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9" office:value-type="string" calcext:value-type="string">
            <text:p>VLK_537_Buddler</text:p>
          </table:table-cell>
          <table:table-cell table:number-columns-repeated="2" office:value-type="string" calcext:value-type="string">
            <text:p>[-]</text:p>
          </table:table-cell>
          <table:table-cell table:style-name="ce570" office:value-type="string" calcext:value-type="string">
            <text:p>VLK_53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568" office:value-type="string" calcext:value-type="string">
            <text:p>VLK_538_Hun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570" office:value-type="string" calcext:value-type="string">
            <text:p>VLK_53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570" office:value-type="string" calcext:value-type="string">
            <text:p>VLK_54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570" office:value-type="string" calcext:value-type="string">
            <text:p>VLK_54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570" office:value-type="string" calcext:value-type="string">
            <text:p>VLK_54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570" office:value-type="string" calcext:value-type="string">
            <text:p>VLK_54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570" office:value-type="string" calcext:value-type="string">
            <text:p>VLK_54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570" office:value-type="string" calcext:value-type="string">
            <text:p>VLK_54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570" office:value-type="string" calcext:value-type="string">
            <text:p>VLK_54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570" office:value-type="string" calcext:value-type="string">
            <text:p>VLK_54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570" office:value-type="string" calcext:value-type="string">
            <text:p>VLK_54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570" office:value-type="string" calcext:value-type="string">
            <text:p>VLK_54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570" office:value-type="string" calcext:value-type="string">
            <text:p>VLK_55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570" office:value-type="string" calcext:value-type="string">
            <text:p>VLK_55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9" office:value-type="string" calcext:value-type="string">
            <text:p>VLK_552_Buddler</text:p>
          </table:table-cell>
          <table:table-cell table:number-columns-repeated="2" office:value-type="string" calcext:value-type="string">
            <text:p>[-]</text:p>
          </table:table-cell>
          <table:table-cell table:style-name="ce570" office:value-type="string" calcext:value-type="string">
            <text:p>VLK_55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570" office:value-type="string" calcext:value-type="string">
            <text:p>VLK_55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570" office:value-type="string" calcext:value-type="string">
            <text:p>VLK_55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570" office:value-type="string" calcext:value-type="string">
            <text:p>VLK_55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570" office:value-type="string" calcext:value-type="string">
            <text:p>VLK_55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570" office:value-type="string" calcext:value-type="string">
            <text:p>VLK_55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570" office:value-type="string" calcext:value-type="string">
            <text:p>VLK_55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570" office:value-type="string" calcext:value-type="string">
            <text:p>VLK_55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570" office:value-type="string" calcext:value-type="string">
            <text:p>VLK_56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570" office:value-type="string" calcext:value-type="string">
            <text:p>VLK_56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570" office:value-type="string" calcext:value-type="string">
            <text:p>VLK_56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570" office:value-type="string" calcext:value-type="string">
            <text:p>VLK_56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568" office:value-type="string" calcext:value-type="string">
            <text:p>VLK_564_Jess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570" office:value-type="string" calcext:value-type="string">
            <text:p>VLK_56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570" office:value-type="string" calcext:value-type="string">
            <text:p>VLK_56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570" office:value-type="string" calcext:value-type="string">
            <text:p>VLK_56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1" office:value-type="string" calcext:value-type="string">
            <text:p>VLK_568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571" office:value-type="string" calcext:value-type="string">
            <text:p><text:span text:style-name="T110">VLK_568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1" office:value-type="string" calcext:value-type="string">
            <text:p>VLK_569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571" office:value-type="string" calcext:value-type="string">
            <text:p><text:span text:style-name="T110">VLK_569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1" office:value-type="string" calcext:value-type="string">
            <text:p>VLK_570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571" office:value-type="string" calcext:value-type="string">
            <text:p><text:span text:style-name="T110">VLK_570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0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570" office:value-type="string" calcext:value-type="string">
            <text:p>VLK_57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2" office:value-type="string" calcext:value-type="string">
            <text:p>VLK_572_Gravo</text:p>
          </table:table-cell>
          <table:table-cell table:number-columns-repeated="2" table:style-name="ce568" office:value-type="string" calcext:value-type="string">
            <text:p>VLK_572_Gravo</text:p>
          </table:table-cell>
          <table:table-cell table:style-name="ce572" office:value-type="string" calcext:value-type="string">
            <text:p>VLK_572_Grav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2" office:value-type="string" calcext:value-type="string">
            <text:p>VLK_573_Graham</text:p>
          </table:table-cell>
          <table:table-cell table:number-columns-repeated="2" table:style-name="ce568" office:value-type="string" calcext:value-type="string">
            <text:p>VLK_573_Graham</text:p>
          </table:table-cell>
          <table:table-cell table:style-name="ce572" office:value-type="string" calcext:value-type="string">
            <text:p>VLK_573_Graha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72" office:value-type="string" calcext:value-type="string">
            <text:p>VLK_574_Mud</text:p>
          </table:table-cell>
          <table:table-cell table:number-columns-repeated="2" table:style-name="ce568" office:value-type="string" calcext:value-type="string">
            <text:p>VLK_574_Mud</text:p>
          </table:table-cell>
          <table:table-cell table:style-name="ce572" office:value-type="string" calcext:value-type="string">
            <text:p>VLK_574_Mud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number-columns-repeated="2" table:style-name="ce570" office:value-type="string" calcext:value-type="string">
            <text:p>VLK_57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567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number-columns-repeated="2" table:style-name="ce570" office:value-type="string" calcext:value-type="string">
            <text:p>VLK_57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73" office:value-type="string" calcext:value-type="string">
            <text:p>VLK_577_Buddler</text:p>
          </table:table-cell>
          <table:table-cell table:style-name="ce567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number-columns-repeated="2" table:style-name="ce570" office:value-type="string" calcext:value-type="string">
            <text:p>VLK_57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73" office:value-type="string" calcext:value-type="string">
            <text:p>VLK_578_Buddler</text:p>
          </table:table-cell>
          <table:table-cell table:style-name="ce567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number-columns-repeated="2" table:style-name="ce570" office:value-type="string" calcext:value-type="string">
            <text:p>VLK_57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70" office:value-type="string" calcext:value-type="string">
            <text:p>[-]</text:p>
          </table:table-cell>
          <table:table-cell table:style-name="ce567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number-columns-repeated="2" table:style-name="ce570" office:value-type="string" calcext:value-type="string">
            <text:p>VLK_57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0_Grim</text:p>
          </table:table-cell>
          <table:table-cell table:number-columns-repeated="2" table:style-name="ce572" office:value-type="string" calcext:value-type="string">
            <text:p>VLK_580_Gri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1_Snaf</text:p>
          </table:table-cell>
          <table:table-cell table:number-columns-repeated="2" table:style-name="ce572" office:value-type="string" calcext:value-type="string">
            <text:p>VLK_581_Snaf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2_Melvin</text:p>
          </table:table-cell>
          <table:table-cell table:number-columns-repeated="2" table:style-name="ce572" office:value-type="string" calcext:value-type="string">
            <text:p>VLK_582_Melvi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3_Glen</text:p>
          </table:table-cell>
          <table:table-cell table:number-columns-repeated="2" table:style-name="ce572" office:value-type="string" calcext:value-type="string">
            <text:p>VLK_583_Gle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4_Snipes</text:p>
          </table:table-cell>
          <table:table-cell table:number-columns-repeated="2" table:style-name="ce572" office:value-type="string" calcext:value-type="string">
            <text:p>VLK_584_Snip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5_Aleph</text:p>
          </table:table-cell>
          <table:table-cell table:number-columns-repeated="2" table:style-name="ce572" office:value-type="string" calcext:value-type="string">
            <text:p>VLK_585_Aleph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6_Grimes</text:p>
          </table:table-cell>
          <table:table-cell table:number-columns-repeated="2" table:style-name="ce572" office:value-type="string" calcext:value-type="string">
            <text:p>VLK_586_Grim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568" office:value-type="string" calcext:value-type="string">
            <text:p>VLK_587_Garp</text:p>
          </table:table-cell>
          <table:table-cell table:number-columns-repeated="2" table:style-name="ce572" office:value-type="string" calcext:value-type="string">
            <text:p>VLK_587_Gar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74" office:value-type="string" calcext:value-type="string">
            <text:p>VLK_588_Buddler</text:p>
          </table:table-cell>
          <table:table-cell table:style-name="ce567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570" office:value-type="string" calcext:value-type="string">
            <text:p>VLK_58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28"/>
          <table:table-cell table:style-name="ce567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570" office:value-type="string" calcext:value-type="string">
            <text:p>VLK_58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28"/>
          <table:table-cell table:style-name="ce567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570" office:value-type="string" calcext:value-type="string">
            <text:p>VLK_59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28"/>
          <table:table-cell table:style-name="ce567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570" office:value-type="string" calcext:value-type="string">
            <text:p>VLK_59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28"/>
          <table:table-cell table:style-name="ce567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570" office:value-type="string" calcext:value-type="string">
            <text:p>VLK_59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28"/>
          <table:table-cell table:style-name="ce567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570" office:value-type="string" calcext:value-type="string">
            <text:p>VLK_59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 table:style-name="ce588"/>
          <table:table-cell table:style-name="ce598" table:number-columns-repeated="2"/>
          <table:table-cell table:style-name="ce607"/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1_Buddler </text:span><text:span text:style-name="T102">[+]</text:span></text:p>
          </table:table-cell>
          <table:table-cell office:value-type="string" calcext:value-type="string">
            <text:p>VLK_5001_Buddler</text:p>
          </table:table-cell>
          <table:table-cell table:style-name="ce608" office:value-type="string" calcext:value-type="string">
            <text:p>VLK_5001_Buddler</text:p>
          </table:table-cell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"/>
          <table:table-cell table:style-name="ce543"/>
          <table:table-cell/>
          <table:table-cell office:value-type="string" calcext:value-type="string">
            <text:p><text:span text:style-name="T101">VLK_5002_Buddler </text:span><text:span text:style-name="T102">[+]</text:span></text:p>
          </table:table-cell>
          <table:table-cell office:value-type="string" calcext:value-type="string">
            <text:p>VLK_5002_Buddler</text:p>
          </table:table-cell>
          <table:table-cell table:style-name="ce608" office:value-type="string" calcext:value-type="string">
            <text:p>VLK_500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3_Buddler </text:span><text:span text:style-name="T102">[+]</text:span></text:p>
          </table:table-cell>
          <table:table-cell office:value-type="string" calcext:value-type="string">
            <text:p>VLK_5003_Buddler</text:p>
          </table:table-cell>
          <table:table-cell table:style-name="ce608" office:value-type="string" calcext:value-type="string">
            <text:p>VLK_500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4_Buddler </text:span><text:span text:style-name="T102">[+]</text:span></text:p>
          </table:table-cell>
          <table:table-cell office:value-type="string" calcext:value-type="string">
            <text:p>VLK_5004_Buddler</text:p>
          </table:table-cell>
          <table:table-cell table:style-name="ce608" office:value-type="string" calcext:value-type="string">
            <text:p>VLK_500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5_Buddler </text:span><text:span text:style-name="T102">[+]</text:span></text:p>
          </table:table-cell>
          <table:table-cell office:value-type="string" calcext:value-type="string">
            <text:p>VLK_5005_Buddler</text:p>
          </table:table-cell>
          <table:table-cell table:style-name="ce608" office:value-type="string" calcext:value-type="string">
            <text:p>VLK_500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6_Buddler </text:span><text:span text:style-name="T102">[+]</text:span></text:p>
          </table:table-cell>
          <table:table-cell office:value-type="string" calcext:value-type="string">
            <text:p>VLK_5006_Buddler</text:p>
          </table:table-cell>
          <table:table-cell table:style-name="ce608" office:value-type="string" calcext:value-type="string">
            <text:p>VLK_500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7_Buddler </text:span><text:span text:style-name="T102">[+]</text:span></text:p>
          </table:table-cell>
          <table:table-cell office:value-type="string" calcext:value-type="string">
            <text:p>VLK_5007_Buddler</text:p>
          </table:table-cell>
          <table:table-cell table:style-name="ce608" office:value-type="string" calcext:value-type="string">
            <text:p>VLK_500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8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0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09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0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0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0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1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1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2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3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3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4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4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5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5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6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6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7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8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office:value-type="string" calcext:value-type="string">
            <text:p><text:span text:style-name="T101">VLK_5019_Buddler </text:span><text:span text:style-name="T102">[+]</text:span></text:p>
          </table:table-cell>
          <table:table-cell office:value-type="string" calcext:value-type="string">
            <text:p>[-]</text:p>
          </table:table-cell>
          <table:table-cell table:style-name="ce608" office:value-type="string" calcext:value-type="string">
            <text:p>VLK_501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543"/>
          <table:table-cell/>
          <table:table-cell table:style-name="ce574" office:value-type="string" calcext:value-type="string">
            <text:p><text:span text:style-name="T101">VLK_5020_Buddler </text:span><text:span text:style-name="T102">[+]</text:span></text:p>
          </table:table-cell>
          <table:table-cell table:style-name="ce574" office:value-type="string" calcext:value-type="string">
            <text:p>[-]</text:p>
          </table:table-cell>
          <table:table-cell table:style-name="ce609" office:value-type="string" calcext:value-type="string">
            <text:p>VLK_5020_Buddler [+]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525" table:number-columns-repeated="8"/>
          <table:table-cell table:number-columns-repeated="17"/>
        </table:table-row>
        <table:table-row table:style-name="ro1">
          <table:table-cell/>
          <table:table-cell table:style-name="ce544"/>
          <table:table-cell table:style-name="ce528" table:number-columns-repeated="7"/>
          <table:table-cell table:number-columns-repeated="17"/>
        </table:table-row>
        <table:table-row table:style-name="ro1">
          <table:table-cell/>
          <table:table-cell table:style-name="ce524" table:number-columns-repeated="8"/>
          <table:table-cell table:number-columns-repeated="17"/>
        </table:table-row>
        <table:table-row table:style-name="ro1">
          <table:table-cell table:style-name="ce526"/>
          <table:table-cell table:style-name="ce545" table:number-columns-repeated="3"/>
          <table:table-cell/>
          <table:table-cell table:style-name="ce545" table:number-columns-repeated="4"/>
          <table:table-cell table:style-name="ce526" table:number-columns-repeated="17"/>
        </table:table-row>
        <table:table-row table:style-name="ro1" table:number-rows-repeated="68">
          <table:table-cell table:style-name="ce526"/>
          <table:table-cell table:style-name="ce546"/>
          <table:table-cell table:style-name="ce550" table:number-columns-repeated="2"/>
          <table:table-cell table:number-columns-repeated="2"/>
          <table:table-cell table:style-name="ce599" table:number-columns-repeated="2"/>
          <table:table-cell/>
          <table:table-cell table:style-name="ce526" table:number-columns-repeated="17"/>
        </table:table-row>
        <table:table-row table:style-name="ro1">
          <table:table-cell table:style-name="ce526"/>
          <table:table-cell table:style-name="ce546"/>
          <table:table-cell table:style-name="ce550" table:number-columns-repeated="2"/>
          <table:table-cell table:number-columns-repeated="2"/>
          <table:table-cell table:style-name="ce599" table:number-columns-repeated="2"/>
          <table:table-cell/>
          <table:table-cell table:style-name="ce526" table:number-columns-repeated="17"/>
        </table:table-row>
      </table:table>
      <table:table table:name="STT" table:style-name="ta2">
        <table:table-column table:style-name="co1" table:default-cell-style-name="ce526"/>
        <table:table-column table:style-name="co9" table:default-cell-style-name="ce546"/>
        <table:table-column table:style-name="co10" table:default-cell-style-name="ce550"/>
        <table:table-column table:style-name="co11" table:default-cell-style-name="ce550"/>
        <table:table-column table:style-name="co12" table:default-cell-style-name="ce545"/>
        <table:table-column table:style-name="co13" table:default-cell-style-name="ce550"/>
        <table:table-column table:style-name="co14" table:default-cell-style-name="ce599"/>
        <table:table-column table:style-name="co15" table:default-cell-style-name="ce599"/>
        <table:table-column table:style-name="co16" table:default-cell-style-name="ce599"/>
        <table:table-column table:style-name="co1" table:number-columns-repeated="17" table:default-cell-style-name="ce526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524"/>
          <table:table-cell table:style-name="ce524" table:number-columns-repeated="2"/>
          <table:table-cell table:style-name="ce525"/>
          <table:table-cell table:style-name="Default" table:number-columns-repeated="15"/>
        </table:table-row>
        <table:table-row table:style-name="ro1" table:number-rows-repeated="3">
          <table:table-cell table:style-name="ce524" table:number-columns-repeated="10"/>
          <table:table-cell table:style-name="ce525"/>
          <table:table-cell table:style-name="Default" table:number-columns-repeated="15"/>
        </table:table-row>
        <table:table-row table:style-name="ro1">
          <table:table-cell table:style-name="ce524"/>
          <table:table-cell table:style-name="ce610" office:value-type="string" calcext:value-type="string">
            <text:p>STT IDs</text:p>
          </table:table-cell>
          <table:table-cell table:style-name="ce524"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2"/>
          <table:table-cell table:style-name="ce525"/>
          <table:table-cell table:style-name="Default" table:number-columns-repeated="15"/>
        </table:table-row>
        <table:table-row table:style-name="ro1">
          <table:table-cell table:style-name="ce524"/>
          <table:table-cell table:style-name="ce528" table:number-columns-repeated="3"/>
          <table:table-cell table:style-name="ce557" office:value-type="string" calcext:value-type="string">
            <text:p><text:span text:style-name="T1">Last Change:</text:span>   26.06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2"/>
          <table:table-cell table:style-name="ce525"/>
          <table:table-cell table:style-name="Default" table:number-columns-repeated="15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2"/>
          <table:table-cell table:style-name="ce525"/>
          <table:table-cell table:style-name="Default" table:number-columns-repeated="15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5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1"/>
          <table:table-cell table:style-name="ce528" table:number-columns-repeated="7"/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24" table:number-columns-repeated="9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0.64b</text:p>
          </table:table-cell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3" office:value-type="string" calcext:value-type="string">
            <text:p>Darkman </text:p>
          </table:table-cell>
          <table:table-cell table:style-name="ce547"/>
          <table:table-cell table:style-name="ce558" office:value-type="string" calcext:value-type="string">
            <text:p>STT_300_Raven</text:p>
          </table:table-cell>
          <table:table-cell table:number-columns-repeated="4" table:style-name="ce624" office:value-type="string" calcext:value-type="string">
            <text:p>STT_300_Alberto</text:p>
          </table:table-cell>
          <table:table-cell table:style-name="ce631" office:value-type="string" calcext:value-type="string">
            <text:p><text:span text:style-name="T112">STT_300_Shad </text:span><text:span text:style-name="T113">[</text:span><text:span text:style-name="T114">∆</text:span><text:span text:style-name="T115">]</text:span>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50"/>
          <table:table-cell/>
          <table:table-cell table:style-name="ce567" office:value-type="string" calcext:value-type="string">
            <text:p>STT_301_Fingers</text:p>
          </table:table-cell>
          <table:table-cell table:number-columns-repeated="4" table:style-name="ce625" office:value-type="string" calcext:value-type="string">
            <text:p>STT_301_Ian</text:p>
          </table:table-cell>
          <table:table-cell table:style-name="ce632" office:value-type="string" calcext:value-type="string">
            <text:p><text:span text:style-name="T116">STT_301_Phantom </text:span><text:span text:style-name="T117">[</text:span><text:span text:style-name="T118">∆</text:span><text:span text:style-name="T119">]</text:span>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Screenshots</text:p>
          </table:table-cell>
          <table:table-cell table:style-name="ce622"/>
          <table:table-cell table:style-name="ce574" office:value-type="string" calcext:value-type="string">
            <text:p>STT_302_Lefty</text:p>
          </table:table-cell>
          <table:table-cell table:number-columns-repeated="5" table:style-name="ce625" office:value-type="string" calcext:value-type="string">
            <text:p>STT_302_Viper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4" office:value-type="string" calcext:value-type="string">
            <text:p>Phantom</text:p>
          </table:table-cell>
          <table:table-cell table:number-columns-repeated="2"/>
          <table:table-cell table:number-columns-repeated="4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03_Schatten [+]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28"/>
          <table:table-cell table:style-name="ce622"/>
          <table:table-cell/>
          <table:table-cell table:number-columns-repeated="5" table:style-name="ce626" office:value-type="string" calcext:value-type="string">
            <text:p>STT_304_Schatten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Design Docs</text:p>
          </table:table-cell>
          <table:table-cell table:number-columns-repeated="2"/>
          <table:table-cell table:number-columns-repeated="2" table:style-name="ce626" office:value-type="string" calcext:value-type="string">
            <text:p>STT_305_Schatten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05_Schatten [+]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5" office:value-type="string" calcext:value-type="string">
            <text:p>Raoul</text:p>
          </table:table-cell>
          <table:table-cell table:number-columns-repeated="2"/>
          <table:table-cell table:number-columns-repeated="5" table:style-name="ce626" office:value-type="string" calcext:value-type="string">
            <text:p>STT_306_Schatten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6" office:value-type="string" calcext:value-type="string">
            <text:p>Shadow</text:p>
          </table:table-cell>
          <table:table-cell table:number-columns-repeated="2"/>
          <table:table-cell table:number-columns-repeated="2" table:style-name="ce626" office:value-type="string" calcext:value-type="string">
            <text:p>STT_307_Schatten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07_Schatten [+]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7" office:value-type="string" calcext:value-type="string">
            <text:p>Grag</text:p>
          </table:table-cell>
          <table:table-cell table:number-columns-repeated="2"/>
          <table:table-cell table:number-columns-repeated="2" table:style-name="ce626" office:value-type="string" calcext:value-type="string">
            <text:p>STT_308_Schatten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08_Schatten [+]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7" office:value-type="string" calcext:value-type="string">
            <text:p>Reese</text:p>
          </table:table-cell>
          <table:table-cell table:number-columns-repeated="2"/>
          <table:table-cell table:number-columns-repeated="5" table:style-name="ce625" office:value-type="string" calcext:value-type="string">
            <text:p>STT_309_Whistler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618" office:value-type="string" calcext:value-type="string">
            <text:p>Snogu</text:p>
          </table:table-cell>
          <table:table-cell table:style-name="ce528" table:number-columns-repeated="2"/>
          <table:table-cell table:number-columns-repeated="5" table:style-name="ce626" office:value-type="string" calcext:value-type="string">
            <text:p>STT_310_Schatten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43"/>
          <table:table-cell table:style-name="ce528" table:number-columns-repeated="2"/>
          <table:table-cell table:number-columns-repeated="5" table:style-name="ce625" office:value-type="string" calcext:value-type="string">
            <text:p>STT_311_Fisk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43"/>
          <table:table-cell table:style-name="ce528" table:number-columns-repeated="2"/>
          <table:table-cell table:number-columns-repeated="2" table:style-name="ce626" office:value-type="string" calcext:value-type="string">
            <text:p>STT_312_Schatten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12_Schatten [+]</text:p>
          </table:table-cell>
          <table:table-cell table:style-name="ce524"/>
          <table:table-cell table:style-name="ce525"/>
          <table:table-cell table:style-name="Default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Alex’ Story</text:p>
          </table:table-cell>
          <table:table-cell table:style-name="ce528" table:number-columns-repeated="2"/>
          <table:table-cell table:number-columns-repeated="5" table:style-name="ce626" office:value-type="string" calcext:value-type="string">
            <text:p>STT_313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619" office:value-type="string" calcext:value-type="string">
            <text:p>Any names?</text:p>
          </table:table-cell>
          <table:table-cell table:style-name="ce528" table:number-columns-repeated="2"/>
          <table:table-cell table:number-columns-repeated="5" table:style-name="ce626" office:value-type="string" calcext:value-type="string">
            <text:p>STT_314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620"/>
          <table:table-cell table:style-name="ce543" table:number-columns-repeated="2"/>
          <table:table-cell table:number-columns-repeated="5" table:style-name="ce625" office:value-type="string" calcext:value-type="string">
            <text:p>STT_315_Sly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528"/>
          <table:table-cell table:style-name="ce543" table:number-columns-repeated="2"/>
          <table:table-cell table:number-columns-repeated="5" table:style-name="ce626" office:value-type="string" calcext:value-type="string">
            <text:p>STT_316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528"/>
          <table:table-cell table:style-name="ce543" table:number-columns-repeated="2"/>
          <table:table-cell table:number-columns-repeated="2" table:style-name="ce626" office:value-type="string" calcext:value-type="string">
            <text:p>STT_317_Schatten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17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621" office:value-type="string" calcext:value-type="string">
            <text:p>More in docs?</text:p>
          </table:table-cell>
          <table:table-cell table:style-name="ce623"/>
          <table:table-cell table:style-name="ce543"/>
          <table:table-cell table:number-columns-repeated="5" table:style-name="ce626" office:value-type="string" calcext:value-type="string">
            <text:p>STT_318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STT_319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28"/>
          <table:table-cell table:style-name="ce543" table:number-columns-repeated="2"/>
          <table:table-cell table:number-columns-repeated="2" table:style-name="ce626" office:value-type="string" calcext:value-type="string">
            <text:p>STT_320_Schatten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33" office:value-type="string" calcext:value-type="string">
            <text:p>STT_320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2" table:style-name="ce626" office:value-type="string" calcext:value-type="string">
            <text:p>STT_321_Schatten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33" office:value-type="string" calcext:value-type="string">
            <text:p>STT_321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28"/>
          <table:table-cell table:style-name="ce543" table:number-columns-repeated="2"/>
          <table:table-cell table:number-columns-repeated="5" table:style-name="ce573" office:value-type="string" calcext:value-type="string">
            <text:p>STT_322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50"/>
          <table:table-cell table:style-name="ce543" table:number-columns-repeated="2"/>
          <table:table-cell table:number-columns-repeated="2" table:style-name="ce626" office:value-type="string" calcext:value-type="string">
            <text:p>[-]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33" office:value-type="string" calcext:value-type="string">
            <text:p>STT_323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50"/>
          <table:table-cell table:style-name="ce543" table:number-columns-repeated="2"/>
          <table:table-cell table:number-columns-repeated="5" table:style-name="ce625" office:value-type="string" calcext:value-type="string">
            <text:p>STT_324_Balam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5" table:style-name="ce625" office:value-type="string" calcext:value-type="string">
            <text:p>STT_325_Omid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50"/>
          <table:table-cell table:style-name="ce543" table:number-columns-repeated="2"/>
          <table:table-cell table:number-columns-repeated="2" table:style-name="ce625" office:value-type="string" calcext:value-type="string">
            <text:p>STT_326_Joker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27" office:value-type="string" calcext:value-type="string">
            <text:p>STT_326_Joker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50"/>
          <table:table-cell table:style-name="ce543" table:number-columns-repeated="2"/>
          <table:table-cell table:number-columns-repeated="2" table:style-name="ce573" office:value-type="string" calcext:value-type="string">
            <text:p>STT_327_Schatten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27" office:value-type="string" calcext:value-type="string">
            <text:p><text:span text:style-name="T120">STT_327_Servant [+</text:span><text:span text:style-name="T121">∆</text:span>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5" table:style-name="ce573" office:value-type="string" calcext:value-type="string">
            <text:p>STT_328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5" table:style-name="ce625" office:value-type="string" calcext:value-type="string">
            <text:p>STT_329_Dexter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5" table:style-name="ce573" office:value-type="string" calcext:value-type="string">
            <text:p>STT_330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5" table:style-name="ce625" office:value-type="string" calcext:value-type="string">
            <text:p>STT_331_Fingers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4" table:style-name="ce573" office:value-type="string" calcext:value-type="string">
            <text:p>[-]</text:p>
          </table:table-cell>
          <table:table-cell table:style-name="ce633" office:value-type="string" calcext:value-type="string">
            <text:p>STT_332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2" table:style-name="ce626" office:value-type="string" calcext:value-type="string">
            <text:p>STT_333_Schatten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33" office:value-type="string" calcext:value-type="string">
            <text:p>STT_333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number-columns-repeated="2" table:style-name="ce627" office:value-type="string" calcext:value-type="string">
            <text:p>STT_334_Ian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27" office:value-type="string" calcext:value-type="string">
            <text:p><text:span text:style-name="T116">STT_334_Alberto </text:span><text:span text:style-name="T122">[+</text:span><text:span text:style-name="T123">∆</text:span><text:span text:style-name="T124">]</text:span>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3"/>
          <table:table-cell table:style-name="ce628" office:value-type="string" calcext:value-type="string">
            <text:p>STT_335_Santino</text:p>
          </table:table-cell>
          <table:table-cell table:number-columns-repeated="4" table:style-name="ce625" office:value-type="string" calcext:value-type="string">
            <text:p>STT_335_Santino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4"/>
          <table:table-cell table:style-name="ce625" office:value-type="string" calcext:value-type="string">
            <text:p>STT_336_Cavalorn</text:p>
          </table:table-cell>
          <table:table-cell table:style-name="ce625" office:value-type="string" calcext:value-type="string" table:number-columns-spanned="2" table:number-rows-spanned="1">
            <text:p><text:span text:style-name="T111">STT_336_Schatten </text:span>STT_336_Cavalorn</text:p>
          </table:table-cell>
          <table:covered-table-cell table:style-name="ce625" office:value-type="string" calcext:value-type="string">
            <text:p>STT_336_Cavalorn</text:p>
          </table:covered-table-cell>
          <table:table-cell table:style-name="ce625" office:value-type="string" calcext:value-type="string">
            <text:p>STT_336_Cavalor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4"/>
          <table:table-cell table:style-name="ce546"/>
          <table:table-cell table:number-columns-repeated="3" table:style-name="ce573" office:value-type="string" calcext:value-type="string">
            <text:p>STT_337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4"/>
          <table:table-cell table:style-name="ce629"/>
          <table:table-cell table:number-columns-repeated="3" table:style-name="ce573" office:value-type="string" calcext:value-type="string">
            <text:p>STT_338_Schatten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4"/>
          <table:table-cell table:style-name="ce546"/>
          <table:table-cell table:style-name="ce573" office:value-type="string" calcext:value-type="string">
            <text:p>STT_339_Schatten</text:p>
          </table:table-cell>
          <table:table-cell table:style-name="ce573" office:value-type="string" calcext:value-type="string">
            <text:p>[-]</text:p>
          </table:table-cell>
          <table:table-cell table:style-name="ce634" office:value-type="string" calcext:value-type="string">
            <text:p>STT_339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>
          <table:table-cell table:style-name="ce525"/>
          <table:table-cell table:style-name="ce543" table:number-columns-repeated="4"/>
          <table:table-cell table:style-name="ce546"/>
          <table:table-cell table:style-name="ce630" office:value-type="string" calcext:value-type="string">
            <text:p>STT_340_Schatten</text:p>
          </table:table-cell>
          <table:table-cell table:style-name="ce630" office:value-type="string" calcext:value-type="string">
            <text:p>[-]</text:p>
          </table:table-cell>
          <table:table-cell table:style-name="ce635" office:value-type="string" calcext:value-type="string">
            <text:p>STT_340_Schatten [+]</text:p>
          </table:table-cell>
          <table:table-cell table:style-name="ce525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525"/>
          <table:table-cell table:style-name="ce543" table:number-columns-repeated="4"/>
          <table:table-cell table:style-name="ce546" table:number-columns-repeated="4"/>
          <table:table-cell table:style-name="ce525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525"/>
          <table:table-cell table:style-name="ce543" table:number-columns-repeated="4"/>
          <table:table-cell table:style-name="ce528"/>
          <table:table-cell table:style-name="ce546" table:number-columns-repeated="2"/>
          <table:table-cell table:style-name="ce636"/>
          <table:table-cell table:style-name="ce525" table:number-columns-repeated="2"/>
          <table:table-cell table:style-name="Default" table:number-columns-repeated="15"/>
        </table:table-row>
        <table:table-row table:style-name="ro1" table:number-rows-repeated="13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D" table:style-name="ta3">
        <table:table-column table:style-name="co1" table:default-cell-style-name="ce525"/>
        <table:table-column table:style-name="co17" table:default-cell-style-name="ce546"/>
        <table:table-column table:style-name="co18" table:default-cell-style-name="ce543"/>
        <table:table-column table:style-name="co6" table:default-cell-style-name="ce543"/>
        <table:table-column table:style-name="co19" table:default-cell-style-name="ce545"/>
        <table:table-column table:style-name="co5" table:default-cell-style-name="ce550"/>
        <table:table-column table:style-name="co20" table:default-cell-style-name="ce599"/>
        <table:table-column table:style-name="co5" table:default-cell-style-name="ce599"/>
        <table:table-column table:style-name="co8" table:default-cell-style-name="ce599"/>
        <table:table-column table:style-name="co1" table:number-columns-repeated="17" table:default-cell-style-name="ce525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524"/>
          <table:table-cell table:style-name="ce524" table:number-columns-repeated="2"/>
          <table:table-cell table:number-columns-repeated="16"/>
        </table:table-row>
        <table:table-row table:style-name="ro1" table:number-rows-repeated="3">
          <table:table-cell table:style-name="ce524" table:number-columns-repeated="10"/>
          <table:table-cell table:number-columns-repeated="16"/>
        </table:table-row>
        <table:table-row table:style-name="ro1">
          <table:table-cell table:style-name="ce524"/>
          <table:table-cell table:style-name="ce610" office:value-type="string" calcext:value-type="string">
            <text:p>GRD IDs</text:p>
          </table:table-cell>
          <table:table-cell table:style-name="ce524"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2"/>
          <table:table-cell table:number-columns-repeated="16"/>
        </table:table-row>
        <table:table-row table:style-name="ro1">
          <table:table-cell table:style-name="ce524"/>
          <table:table-cell table:style-name="ce528" table:number-columns-repeated="3"/>
          <table:table-cell table:style-name="ce557" office:value-type="string" calcext:value-type="string">
            <text:p><text:span text:style-name="T1">Last Change:</text:span>   13.07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2"/>
          <table:table-cell table:number-columns-repeated="16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2"/>
          <table:table-cell table:number-columns-repeated="16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5"/>
          <table:table-cell table:number-columns-repeated="16"/>
        </table:table-row>
        <table:table-row table:style-name="ro1">
          <table:table-cell/>
          <table:table-cell table:style-name="ce611"/>
          <table:table-cell table:style-name="ce528" table:number-columns-repeated="7"/>
          <table:table-cell table:style-name="ce524"/>
          <table:table-cell table:number-columns-repeated="16"/>
        </table:table-row>
        <table:table-row table:style-name="ro1">
          <table:table-cell/>
          <table:table-cell table:style-name="ce524" table:number-columns-repeated="9"/>
          <table:table-cell table:number-columns-repeated="16"/>
        </table:table-row>
        <table:table-row table:style-name="ro1"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0.64b</text:p>
          </table:table-cell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7" office:value-type="string" calcext:value-type="string">
            <text:p>Hawkeye (WCH) </text:p>
          </table:table-cell>
          <table:table-cell table:style-name="ce547"/>
          <table:table-cell table:style-name="ce646" office:value-type="string" calcext:value-type="string">
            <text:p>SLD_200_Borik </text:p>
          </table:table-cell>
          <table:table-cell table:number-columns-repeated="5" table:style-name="ce624" office:value-type="string" calcext:value-type="string">
            <text:p>Grd_200_Thorus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7" office:value-type="string" calcext:value-type="string">
            <text:p>Mastermind (WCH) </text:p>
          </table:table-cell>
          <table:table-cell table:style-name="ce547"/>
          <table:table-cell table:style-name="ce646" office:value-type="string" calcext:value-type="string">
            <text:p>SLD_201_Bloodwyn </text:p>
          </table:table-cell>
          <table:table-cell table:number-columns-repeated="5" table:style-name="ce625" office:value-type="string" calcext:value-type="string">
            <text:p>Grd_201_Jackal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7" office:value-type="string" calcext:value-type="string">
            <text:p>Sharpblade </text:p>
          </table:table-cell>
          <table:table-cell table:style-name="ce548"/>
          <table:table-cell table:style-name="ce646" office:value-type="string" calcext:value-type="string">
            <text:p>SLD_202_Angar </text:p>
          </table:table-cell>
          <table:table-cell table:style-name="ce572" office:value-type="string" calcext:value-type="string">
            <text:p>Grd_202_Stono</text:p>
          </table:table-cell>
          <table:table-cell table:number-columns-repeated="3" table:style-name="ce573" office:value-type="string" calcext:value-type="string">
            <text:p>[-]</text:p>
          </table:table-cell>
          <table:table-cell table:style-name="ce653" office:value-type="string" calcext:value-type="string">
            <text:p>Grd_202_Garak [+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7" office:value-type="string" calcext:value-type="string">
            <text:p>Grimface</text:p>
          </table:table-cell>
          <table:table-cell table:style-name="ce547"/>
          <table:table-cell table:style-name="ce646" office:value-type="string" calcext:value-type="string">
            <text:p>SLD_203_Drago </text:p>
          </table:table-cell>
          <table:table-cell table:number-columns-repeated="5" table:style-name="ce625" office:value-type="string" calcext:value-type="string">
            <text:p>Grd_203_Bullit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7" office:value-type="string" calcext:value-type="string">
            <text:p>Grunt</text:p>
          </table:table-cell>
          <table:table-cell table:style-name="ce548"/>
          <table:table-cell table:style-name="ce646" office:value-type="string" calcext:value-type="string">
            <text:p>SLD_204_Frightening </text:p>
          </table:table-cell>
          <table:table-cell table:number-columns-repeated="4" table:style-name="ce573" office:value-type="string" calcext:value-type="string">
            <text:p>Grd_204_Gardist</text:p>
          </table:table-cell>
          <table:table-cell table:style-name="ce654" office:value-type="string" calcext:value-type="string">
            <text:p>Grd_204_Fright [<text:span text:style-name="T135">∆</text:span>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7" office:value-type="string" calcext:value-type="string">
            <text:p>Mack &amp; Tack</text:p>
          </table:table-cell>
          <table:table-cell table:style-name="ce547"/>
          <table:table-cell table:style-name="ce646" office:value-type="string" calcext:value-type="string">
            <text:p>SLD_205_Talon </text:p>
          </table:table-cell>
          <table:table-cell table:number-columns-repeated="5" table:style-name="ce625" office:value-type="string" calcext:value-type="string">
            <text:p>Grd_205_Scorpio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8" office:value-type="string" calcext:value-type="string">
            <text:p>Greg &amp; Jack</text:p>
          </table:table-cell>
          <table:table-cell table:style-name="ce549"/>
          <table:table-cell table:style-name="ce646" office:value-type="string" calcext:value-type="string">
            <text:p>SLD_206_Fletcher </text:p>
          </table:table-cell>
          <table:table-cell table:number-columns-repeated="4" table:style-name="ce573" office:value-type="string" calcext:value-type="string">
            <text:p>Grd_206_Gardist</text:p>
          </table:table-cell>
          <table:table-cell table:style-name="ce655" office:value-type="string" calcext:value-type="string">
            <text:p>Grd_206_Sharp [<text:span text:style-name="T135">∆</text:span>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528"/>
          <table:table-cell table:style-name="ce549"/>
          <table:table-cell table:style-name="ce646" office:value-type="string" calcext:value-type="string">
            <text:p>SLD_207_Snake</text:p>
          </table:table-cell>
          <table:table-cell table:number-columns-repeated="3" table:style-name="ce625" office:value-type="string" calcext:value-type="string">
            <text:p>Grd_207_Hunter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Grd_207_Hunter [+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532" office:value-type="string" calcext:value-type="string">
            <text:p>Trailer 2000</text:p>
          </table:table-cell>
          <table:table-cell table:style-name="ce550" table:number-columns-repeated="2"/>
          <table:table-cell table:number-columns-repeated="5" table:style-name="ce625" office:value-type="string" calcext:value-type="string">
            <text:p>Grd_208_Cutter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39" office:value-type="string" calcext:value-type="string">
            <text:p>Dust &amp; Spot</text:p>
          </table:table-cell>
          <table:table-cell table:style-name="ce550" table:number-columns-repeated="2"/>
          <table:table-cell table:number-columns-repeated="4" table:style-name="ce573" office:value-type="string" calcext:value-type="string">
            <text:p>Grd_209_Gardist</text:p>
          </table:table-cell>
          <table:table-cell table:style-name="ce654" office:value-type="string" calcext:value-type="string">
            <text:p>Grd_209_Talon [<text:span text:style-name="T135">∆</text:span>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40" office:value-type="string" calcext:value-type="string">
            <text:p>Ian</text:p>
          </table:table-cell>
          <table:table-cell table:style-name="ce528" table:number-columns-repeated="2"/>
          <table:table-cell table:number-columns-repeated="5" table:style-name="ce625" office:value-type="string" calcext:value-type="string">
            <text:p>Grd_210_Scatty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641" office:value-type="string" calcext:value-type="string">
            <text:p>Belvo</text:p>
          </table:table-cell>
          <table:table-cell table:style-name="ce528" table:number-columns-repeated="2"/>
          <table:table-cell table:number-columns-repeated="5" table:style-name="ce625" office:value-type="string" calcext:value-type="string">
            <text:p>Grd_211_Skip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550"/>
          <table:table-cell table:style-name="ce528" table:number-columns-repeated="2"/>
          <table:table-cell table:number-columns-repeated="4" table:style-name="ce647" office:value-type="string" calcext:value-type="string">
            <text:p>Grd_212_Torwache</text:p>
          </table:table-cell>
          <table:table-cell table:style-name="ce647" office:value-type="string" calcext:value-type="string">
            <text:p>Grd_212_Torwache [OCC]</text:p>
          </table:table-cell>
          <table:table-cell table:style-name="ce524"/>
          <table:table-cell table:number-columns-repeated="16"/>
        </table:table-row>
        <table:table-row table:style-name="ro1">
          <table:table-cell/>
          <table:table-cell table:style-name="ce532" office:value-type="string" calcext:value-type="string">
            <text:p>Comic(s)</text:p>
          </table:table-cell>
          <table:table-cell table:style-name="ce528" table:number-columns-repeated="2"/>
          <table:table-cell table:number-columns-repeated="4" table:style-name="ce647" office:value-type="string" calcext:value-type="string">
            <text:p>Grd_213_Torwache</text:p>
          </table:table-cell>
          <table:table-cell table:style-name="ce647" office:value-type="string" calcext:value-type="string">
            <text:p>Grd_213_Torwache [OCC]</text:p>
          </table:table-cell>
          <table:table-cell table:number-columns-repeated="17"/>
        </table:table-row>
        <table:table-row table:style-name="ro1">
          <table:table-cell/>
          <table:table-cell table:style-name="ce642" office:value-type="string" calcext:value-type="string">
            <text:p>Garak</text:p>
          </table:table-cell>
          <table:table-cell table:style-name="ce528" table:number-columns-repeated="2"/>
          <table:table-cell table:number-columns-repeated="4" table:style-name="ce647" office:value-type="string" calcext:value-type="string">
            <text:p>Grd_214_Torwache</text:p>
          </table:table-cell>
          <table:table-cell table:style-name="ce656" office:value-type="string" calcext:value-type="string">
            <text:p><text:span text:style-name="T136">Grd_214_Dust [</text:span><text:span text:style-name="T137">∆</text:span><text:span text:style-name="T136">] </text:span>[N/N]</text:p>
          </table:table-cell>
          <table:table-cell table:number-columns-repeated="17"/>
        </table:table-row>
        <table:table-row table:style-name="ro1">
          <table:table-cell/>
          <table:table-cell table:style-name="ce643" office:value-type="string" calcext:value-type="string">
            <text:p>Benwick</text:p>
          </table:table-cell>
          <table:table-cell table:number-columns-repeated="2"/>
          <table:table-cell table:number-columns-repeated="4" table:style-name="ce647" office:value-type="string" calcext:value-type="string">
            <text:p>Grd_215_Torwache</text:p>
          </table:table-cell>
          <table:table-cell table:style-name="ce656" office:value-type="string" calcext:value-type="string">
            <text:p><text:span text:style-name="T136">Grd_215_Spot [</text:span><text:span text:style-name="T137">∆</text:span><text:span text:style-name="T136">] [</text:span>N/N]</text:p>
          </table:table-cell>
          <table:table-cell table:number-columns-repeated="17"/>
        </table:table-row>
        <table:table-row table:style-name="ro1">
          <table:table-cell table:style-name="ce526"/>
          <table:table-cell table:style-name="ce550"/>
          <table:table-cell table:number-columns-repeated="2"/>
          <table:table-cell table:number-columns-repeated="4" table:style-name="ce647" office:value-type="string" calcext:value-type="string">
            <text:p>Grd_216_Torwache</text:p>
          </table:table-cell>
          <table:table-cell table:style-name="ce657" office:value-type="string" calcext:value-type="string">
            <text:p><text:span text:style-name="T138">Grd_216_Tack [</text:span><text:span text:style-name="T139">∆</text:span><text:span text:style-name="T138">] </text:span>[S/N]</text:p>
          </table:table-cell>
          <table:table-cell table:number-columns-repeated="17"/>
        </table:table-row>
        <table:table-row table:style-name="ro1">
          <table:table-cell table:style-name="ce526"/>
          <table:table-cell table:style-name="ce532" office:value-type="string" calcext:value-type="string">
            <text:p>Design Docs</text:p>
          </table:table-cell>
          <table:table-cell table:number-columns-repeated="2"/>
          <table:table-cell table:number-columns-repeated="4" table:style-name="ce647" office:value-type="string" calcext:value-type="string">
            <text:p>Grd_217_Torwache</text:p>
          </table:table-cell>
          <table:table-cell table:style-name="ce657" office:value-type="string" calcext:value-type="string">
            <text:p><text:span text:style-name="T138">Grd_217_Mack [</text:span><text:span text:style-name="T139">∆</text:span><text:span text:style-name="T138">] [</text:span>S/N]</text:p>
          </table:table-cell>
          <table:table-cell table:number-columns-repeated="17"/>
        </table:table-row>
        <table:table-row table:style-name="ro1">
          <table:table-cell table:style-name="ce526"/>
          <table:table-cell table:style-name="ce642" office:value-type="string" calcext:value-type="string">
            <text:p>Snore</text:p>
          </table:table-cell>
          <table:table-cell table:number-columns-repeated="2"/>
          <table:table-cell table:number-columns-repeated="4" table:style-name="ce573" office:value-type="string" calcext:value-type="string">
            <text:p>Grd_218_Gardist</text:p>
          </table:table-cell>
          <table:table-cell table:style-name="ce654" office:value-type="string" calcext:value-type="string">
            <text:p>Grd_218_Snake [<text:span text:style-name="T135">∆</text:span>]</text:p>
          </table:table-cell>
          <table:table-cell table:number-columns-repeated="17"/>
        </table:table-row>
        <table:table-row table:style-name="ro1">
          <table:table-cell/>
          <table:table-cell table:style-name="ce616" office:value-type="string" calcext:value-type="string">
            <text:p>Skunk</text:p>
          </table:table-cell>
          <table:table-cell table:number-columns-repeated="2"/>
          <table:table-cell table:number-columns-repeated="5" table:style-name="ce625" office:value-type="string" calcext:value-type="string">
            <text:p>Grd_219_Stone</text:p>
          </table:table-cell>
          <table:table-cell table:number-columns-repeated="17"/>
        </table:table-row>
        <table:table-row table:style-name="ro1">
          <table:table-cell/>
          <table:table-cell table:style-name="ce644" office:value-type="string" calcext:value-type="string">
            <text:p>Smörk</text:p>
          </table:table-cell>
          <table:table-cell table:number-columns-repeated="2"/>
          <table:table-cell table:number-columns-repeated="5" table:style-name="ce573" office:value-type="string" calcext:value-type="string">
            <text:p>Grd_220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21_Gardist</text:p>
          </table:table-cell>
          <table:table-cell table:number-columns-repeated="17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number-columns-repeated="2"/>
          <table:table-cell table:number-columns-repeated="5" table:style-name="ce573" office:value-type="string" calcext:value-type="string">
            <text:p>Grd_222_Gardist</text:p>
          </table:table-cell>
          <table:table-cell table:number-columns-repeated="17"/>
        </table:table-row>
        <table:table-row table:style-name="ro1">
          <table:table-cell/>
          <table:table-cell table:style-name="ce642" office:value-type="string" calcext:value-type="string">
            <text:p>’Narbengesicht’</text:p>
          </table:table-cell>
          <table:table-cell table:number-columns-repeated="2"/>
          <table:table-cell table:number-columns-repeated="5" table:style-name="ce573" office:value-type="string" calcext:value-type="string">
            <text:p>Grd_223_Gardist</text:p>
          </table:table-cell>
          <table:table-cell table:number-columns-repeated="17"/>
        </table:table-row>
        <table:table-row table:style-name="ro1">
          <table:table-cell/>
          <table:table-cell table:style-name="ce645" office:value-type="string" calcext:value-type="string">
            <text:p>’Glatzkopf’</text:p>
          </table:table-cell>
          <table:table-cell table:number-columns-repeated="2"/>
          <table:table-cell table:style-name="ce648" office:value-type="string" calcext:value-type="string">
            <text:p>Grd_224_Gardist</text:p>
          </table:table-cell>
          <table:table-cell table:style-name="ce625" office:value-type="string" calcext:value-type="string">
            <text:p><text:span text:style-name="T116">Grd_224_Pacho </text:span><text:span text:style-name="T125">[</text:span><text:span text:style-name="T126">∆</text:span><text:span text:style-name="T125">]</text:span>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Grd_224_Pacho [+]</text:p>
          </table:table-cell>
          <table:table-cell table:style-name="ce625" office:value-type="string" calcext:value-type="string">
            <text:p>Grd_224_Pacho</text:p>
          </table:table-cell>
          <table:table-cell table:number-columns-repeated="17"/>
        </table:table-row>
        <table:table-row table:style-name="ro1">
          <table:table-cell/>
          <table:table-cell table:style-name="ce645" office:value-type="string" calcext:value-type="string">
            <text:p>'Lispler’</text:p>
          </table:table-cell>
          <table:table-cell table:number-columns-repeated="2"/>
          <table:table-cell table:number-columns-repeated="5" table:style-name="ce573" office:value-type="string" calcext:value-type="string">
            <text:p>Grd_225_Gardist</text:p>
          </table:table-cell>
          <table:table-cell table:number-columns-repeated="17"/>
        </table:table-row>
        <table:table-row table:style-name="ro1">
          <table:table-cell/>
          <table:table-cell table:style-name="ce645" office:value-type="string" calcext:value-type="string">
            <text:p>Parik</text:p>
          </table:table-cell>
          <table:table-cell table:number-columns-repeated="2"/>
          <table:table-cell table:number-columns-repeated="5" table:style-name="ce573" office:value-type="string" calcext:value-type="string">
            <text:p>Grd_226_Gardist</text:p>
          </table:table-cell>
          <table:table-cell table:number-columns-repeated="17"/>
        </table:table-row>
        <table:table-row table:style-name="ro1">
          <table:table-cell/>
          <table:table-cell table:style-name="ce645" office:value-type="string" calcext:value-type="string">
            <text:p>Huegoth (Stamm)</text:p>
          </table:table-cell>
          <table:table-cell table:number-columns-repeated="2"/>
          <table:table-cell table:number-columns-repeated="4" table:style-name="ce573" office:value-type="string" calcext:value-type="string">
            <text:p>Grd_227_Gardist</text:p>
          </table:table-cell>
          <table:table-cell table:style-name="ce658" office:value-type="string" calcext:value-type="string">
            <text:p>Grd_227_Gardist <text:s text:c="2"/>[SW/N]</text:p>
          </table:table-cell>
          <table:table-cell table:number-columns-repeated="17"/>
        </table:table-row>
        <table:table-row table:style-name="ro1">
          <table:table-cell/>
          <table:table-cell table:style-name="ce645" office:value-type="string" calcext:value-type="string">
            <text:p>Nurrba (Stamm)</text:p>
          </table:table-cell>
          <table:table-cell table:number-columns-repeated="2"/>
          <table:table-cell table:number-columns-repeated="4" table:style-name="ce573" office:value-type="string" calcext:value-type="string">
            <text:p>Grd_228_Gardist</text:p>
          </table:table-cell>
          <table:table-cell table:style-name="ce659" office:value-type="string" calcext:value-type="string">
            <text:p><text:span text:style-name="T136">Grd_228_Belvo [</text:span><text:span text:style-name="T140">∆</text:span><text:span text:style-name="T136">] [</text:span><text:span text:style-name="T141">SW/D]</text:span></text:p>
          </table:table-cell>
          <table:table-cell table:number-columns-repeated="17"/>
        </table:table-row>
        <table:table-row table:style-name="ro1">
          <table:table-cell/>
          <table:table-cell table:style-name="ce645" office:value-type="string" calcext:value-type="string">
            <text:p>Rigosch Zweimesser</text:p>
          </table:table-cell>
          <table:table-cell table:number-columns-repeated="2"/>
          <table:table-cell table:number-columns-repeated="4" table:style-name="ce573" office:value-type="string" calcext:value-type="string">
            <text:p>Grd_229_Gardist</text:p>
          </table:table-cell>
          <table:table-cell table:style-name="ce658" office:value-type="string" calcext:value-type="string">
            <text:p>Grd_229_Gardist <text:s text:c="2"/>[NW/D]</text:p>
          </table:table-cell>
          <table:table-cell table:number-columns-repeated="17"/>
        </table:table-row>
        <table:table-row table:style-name="ro1">
          <table:table-cell/>
          <table:table-cell table:style-name="ce643" office:value-type="string" calcext:value-type="string">
            <text:p>Kindtöter</text:p>
          </table:table-cell>
          <table:table-cell table:number-columns-repeated="2"/>
          <table:table-cell table:number-columns-repeated="4" table:style-name="ce573" office:value-type="string" calcext:value-type="string">
            <text:p>Grd_230_Gardist</text:p>
          </table:table-cell>
          <table:table-cell table:style-name="ce660" office:value-type="string" calcext:value-type="string">
            <text:p><text:span text:style-name="T136">Grd_230_Snore [</text:span><text:span text:style-name="T140">∆</text:span><text:span text:style-name="T136">] [</text:span>NW/N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31_Gardist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31_Gardist [+]</text:p>
          </table:table-cell>
          <table:table-cell table:style-name="ce661" office:value-type="string" calcext:value-type="string">
            <text:p><text:span text:style-name="T120">Grd_231_Skunk </text:span><text:span text:style-name="T142">[</text:span><text:span text:style-name="T143">∆</text:span><text:span text:style-name="T142">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Grd_232_Gardist</text:p>
          </table:table-cell>
          <table:table-cell table:style-name="ce661" office:value-type="string" calcext:value-type="string">
            <text:p><text:span text:style-name="T120">Grd_232_Smörk </text:span><text:span text:style-name="T142">[</text:span><text:span text:style-name="T143">∆</text:span><text:span text:style-name="T142">]</text:span></text:p>
          </table:table-cell>
          <table:table-cell table:number-columns-repeated="17"/>
        </table:table-row>
        <table:table-row table:style-name="ro1">
          <table:table-cell/>
          <table:table-cell table:style-name="ce621" office:value-type="string" calcext:value-type="string">
            <text:p>More Doc names?</text:p>
          </table:table-cell>
          <table:table-cell table:number-columns-repeated="2"/>
          <table:table-cell table:number-columns-repeated="5" table:style-name="ce625" office:value-type="string" calcext:value-type="string">
            <text:p>Grd_233_Bloodwyn</text:p>
          </table:table-cell>
          <table:table-cell table:number-columns-repeated="17"/>
        </table:table-row>
        <table:table-row table:style-name="ro1">
          <table:table-cell/>
          <table:table-cell table:style-name="ce621" office:value-type="string" calcext:value-type="string">
            <text:p>Or in Alex Story?</text:p>
          </table:table-cell>
          <table:table-cell table:number-columns-repeated="2"/>
          <table:table-cell table:number-columns-repeated="4" table:style-name="ce573" office:value-type="string" calcext:value-type="string">
            <text:p>Grd_234_Gardist</text:p>
          </table:table-cell>
          <table:table-cell table:style-name="ce661" office:value-type="string" calcext:value-type="string">
            <text:p><text:span text:style-name="T116">Grd_250_Rigosch </text:span><text:span text:style-name="T125">[</text:span><text:span text:style-name="T144">∆</text:span><text:span text:style-name="T125">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35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36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37_Gardist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37_Gardist [+]</text:p>
          </table:table-cell>
          <table:table-cell table:style-name="ce573" office:value-type="string" calcext:value-type="string">
            <text:p>Grd_237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38_Gardist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38_Gardist [+]</text:p>
          </table:table-cell>
          <table:table-cell table:style-name="ce573" office:value-type="string" calcext:value-type="string">
            <text:p>Grd_238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3" table:style-name="ce649" office:value-type="string" calcext:value-type="string">
            <text:p>Grd_239_Mort</text:p>
          </table:table-cell>
          <table:table-cell table:style-name="ce573" office:value-type="string" calcext:value-type="string">
            <text:p><text:span text:style-name="T130">Grd_239_Gardist </text:span><text:span text:style-name="T131">[</text:span><text:span text:style-name="T132">∆</text:span><text:span text:style-name="T133">]</text:span></text:p>
          </table:table-cell>
          <table:table-cell table:style-name="ce662" office:value-type="string" calcext:value-type="string">
            <text:p>Grd_239_Mort [<text:span text:style-name="T145">∆</text:span>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40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41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42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43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44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45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1" office:value-type="string" calcext:value-type="string">
            <text:p>Grd_246_ConvoiWache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46_Gardist [+]</text:p>
          </table:table-cell>
          <table:table-cell table:style-name="ce663" office:value-type="string" calcext:value-type="string">
            <text:p><text:span text:style-name="T146">Grd_246_Parik [+</text:span><text:span text:style-name="T147">∆</text:span><text:span text:style-name="T148">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71" office:value-type="string" calcext:value-type="string">
            <text:p>Grd_247_ConvoiWache</text:p>
          </table:table-cell>
          <table:table-cell table:style-name="ce572" office:value-type="string" calcext:value-type="string">
            <text:p><text:span text:style-name="T127">Grd_247_Ulgar </text:span><text:span text:style-name="T128">[</text:span><text:span text:style-name="T129">∆</text:span><text:span text:style-name="T128">]</text:span>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64" office:value-type="string" calcext:value-type="string">
            <text:p>Grd_247_Ulgar <text:s text:c="6"/>[+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1" office:value-type="string" calcext:value-type="string">
            <text:p>Grd_248_ConvoiWache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65" office:value-type="string" calcext:value-type="string">
            <text:p>Grd_248_ConvoiWache [+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2" office:value-type="string" calcext:value-type="string">
            <text:p>Grd_249_Shabak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66" office:value-type="string" calcext:value-type="string">
            <text:p>Grd_249_Shabak <text:s text:c="5"/>[+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50_Gardist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50_Gardist [+]</text:p>
          </table:table-cell>
          <table:table-cell table:style-name="ce573" office:value-type="string" calcext:value-type="string">
            <text:p>Grd_250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51_Kirgo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Grd_252_Gardist</text:p>
          </table:table-cell>
          <table:table-cell table:style-name="ce654" office:value-type="string" calcext:value-type="string">
            <text:p>Grd_252_Benwick [<text:span text:style-name="T135">∆</text:span>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Grd_253_Gardist</text:p>
          </table:table-cell>
          <table:table-cell table:style-name="ce655" office:value-type="string" calcext:value-type="string">
            <text:p>Grd_253_Hawk [<text:span text:style-name="T135">∆</text:span>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54_Orry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55_Fletcher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[-]</text:p>
          </table:table-cell>
          <table:table-cell table:style-name="ce667" office:value-type="string" calcext:value-type="string">
            <text:p><text:span text:style-name="T149">Grd_256_Jack [</text:span><text:span text:style-name="T150">∆</text:span><text:span text:style-name="T149">] [</text:span><text:span text:style-name="T151">S/D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[-]</text:p>
          </table:table-cell>
          <table:table-cell table:style-name="ce668" office:value-type="string" calcext:value-type="string">
            <text:p><text:span text:style-name="T149">Grd_257_Greg [+] [</text:span><text:span text:style-name="T151">S/D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[-]</text:p>
          </table:table-cell>
          <table:table-cell table:style-name="ce669" office:value-type="string" calcext:value-type="string">
            <text:p><text:span text:style-name="T149">Grd_258_Borik [+]</text:span><text:span text:style-name="T151"> </text:span><text:span text:style-name="T152">[N</text:span><text:span text:style-name="T151">/D]</text:span><text:span text:style-name="T153"> 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[-]</text:p>
          </table:table-cell>
          <table:table-cell table:style-name="ce670" office:value-type="string" calcext:value-type="string">
            <text:p><text:span text:style-name="T154">Grd_259_Gardist [+] </text:span><text:span text:style-name="T155">[N</text:span><text:span text:style-name="T156">/D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60_Drake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61_Brandick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62_Aaron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25" office:value-type="string" calcext:value-type="string">
            <text:p>Grd_263_Asghan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4" table:style-name="ce573" office:value-type="string" calcext:value-type="string">
            <text:p>Grd_264_Gardist</text:p>
          </table:table-cell>
          <table:table-cell table:style-name="ce654" office:value-type="string" calcext:value-type="string">
            <text:p>Grd_264_Ian <text:span text:style-name="T59">[</text:span><text:span text:style-name="T157">∆</text:span><text:span text:style-name="T59">]</text:span>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65_Gardist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65_Gardist [+]</text:p>
          </table:table-cell>
          <table:table-cell table:style-name="ce573" office:value-type="string" calcext:value-type="string">
            <text:p>Grd_265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66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67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68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69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70_Gardist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71" office:value-type="string" calcext:value-type="string">
            <text:p>Grd_270_Gardist [+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626" office:value-type="string" calcext:value-type="string">
            <text:p>Grd_271_Gardist</text:p>
          </table:table-cell>
          <table:table-cell table:style-name="ce625" office:value-type="string" calcext:value-type="string">
            <text:p><text:span text:style-name="T130">Grd_271_Ulbert </text:span><text:span text:style-name="T131">[</text:span><text:span text:style-name="T132">∆</text:span><text:span text:style-name="T133">]</text:span></text:p>
          </table:table-cell>
          <table:table-cell table:number-columns-repeated="2" table:style-name="ce625" office:value-type="string" calcext:value-type="string">
            <text:p>Grd_271_Ulber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72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573" office:value-type="string" calcext:value-type="string">
            <text:p>Grd_273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2" table:style-name="ce573" office:value-type="string" calcext:value-type="string">
            <text:p>Grd_274_Gardist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672" office:value-type="string" calcext:value-type="string">
            <text:p>Grd_274_Gardist [+]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number-columns-repeated="5" table:style-name="ce647" office:value-type="string" calcext:value-type="string">
            <text:p>Grd_275_Brueckenwache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650" office:value-type="string" calcext:value-type="string">
            <text:p>Grd_276_Brueckenwache</text:p>
          </table:table-cell>
          <table:table-cell table:number-columns-repeated="4" table:style-name="ce647" office:value-type="string" calcext:value-type="string">
            <text:p>Grd_276_Brueckenwache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number-columns-repeated="4" table:style-name="ce573" office:value-type="string" calcext:value-type="string">
            <text:p>Grd_277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number-columns-repeated="4" table:style-name="ce573" office:value-type="string" calcext:value-type="string">
            <text:p>Grd_278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style-name="ce573" office:value-type="string" calcext:value-type="string">
            <text:p>Grd_279_Gardist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Grd_279_Gardist [+]</text:p>
          </table:table-cell>
          <table:table-cell table:style-name="ce573" office:value-type="string" calcext:value-type="string">
            <text:p>Grd_279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number-columns-repeated="4" table:style-name="ce573" office:value-type="string" calcext:value-type="string">
            <text:p>Grd_280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number-columns-repeated="4" table:style-name="ce573" office:value-type="string" calcext:value-type="string">
            <text:p>Grd_281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style-name="ce628" office:value-type="string" calcext:value-type="string">
            <text:p>Grd_282_Nek</text:p>
          </table:table-cell>
          <table:table-cell table:style-name="ce652" office:value-type="string" calcext:value-type="string">
            <text:p><text:span text:style-name="T134">Grd_282_Gardist</text:span> Grd_282_Nek</text:p>
          </table:table-cell>
          <table:table-cell table:number-columns-repeated="2" table:style-name="ce625" office:value-type="string" calcext:value-type="string">
            <text:p>Grd_282_Nek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3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4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5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6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7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8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89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0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1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2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3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 table:style-name="ce651"/>
          <table:table-cell table:number-columns-repeated="3" table:style-name="ce573" office:value-type="string" calcext:value-type="string">
            <text:p>Grd_294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5_Gardist</text:p>
          </table:table-cell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6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7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573" office:value-type="string" calcext:value-type="string">
            <text:p>Grd_298_Gardist</text:p>
          </table:table-cell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2"/>
          <table:table-cell table:style-name="ce543"/>
          <table:table-cell/>
          <table:table-cell table:number-columns-repeated="3" table:style-name="ce630" office:value-type="string" calcext:value-type="string">
            <text:p>Grd_299_Gardist</text:p>
          </table:table-cell>
          <table:table-cell table:number-columns-repeated="17"/>
        </table:table-row>
        <table:table-row table:style-name="ro1" table:number-rows-repeated="9">
          <table:table-cell/>
          <table:table-cell table:style-name="ce543"/>
          <table:table-cell table:number-columns-repeated="2"/>
          <table:table-cell table:style-name="ce543"/>
          <table:table-cell/>
          <table:table-cell table:style-name="ce550" table:number-columns-repeated="2"/>
          <table:table-cell table:style-name="ce528"/>
          <table:table-cell table:number-columns-repeated="17"/>
        </table:table-row>
        <table:table-row table:style-name="ro1">
          <table:table-cell table:style-name="ce526"/>
          <table:table-cell/>
          <table:table-cell table:style-name="ce550" table:number-columns-repeated="2"/>
          <table:table-cell table:number-columns-repeated="5"/>
          <table:table-cell table:style-name="ce526" table:number-columns-repeated="7"/>
          <table:table-cell/>
          <table:table-cell table:style-name="ce526" table:number-columns-repeated="2"/>
          <table:table-cell/>
          <table:table-cell table:style-name="ce526" table:number-columns-repeated="6"/>
        </table:table-row>
        <table:table-row table:style-name="ro1" table:number-rows-repeated="78">
          <table:table-cell table:style-name="ce526"/>
          <table:table-cell/>
          <table:table-cell table:style-name="ce550" table:number-columns-repeated="2"/>
          <table:table-cell table:number-columns-repeated="5"/>
          <table:table-cell table:style-name="ce526" table:number-columns-repeated="17"/>
        </table:table-row>
        <table:table-row table:style-name="ro1">
          <table:table-cell table:style-name="ce526"/>
          <table:table-cell/>
          <table:table-cell table:style-name="ce550" table:number-columns-repeated="2"/>
          <table:table-cell table:number-columns-repeated="5"/>
          <table:table-cell table:style-name="ce526" table:number-columns-repeated="17"/>
        </table:table-row>
      </table:table>
      <table:table table:name="EBR" table:style-name="ta4">
        <table:table-column table:style-name="co1" table:default-cell-style-name="ce525"/>
        <table:table-column table:style-name="co6" table:default-cell-style-name="ce550"/>
        <table:table-column table:style-name="co21" table:default-cell-style-name="ce543"/>
        <table:table-column table:style-name="co22" table:default-cell-style-name="ce543"/>
        <table:table-column table:style-name="co2" table:default-cell-style-name="ce543"/>
        <table:table-column table:style-name="co5" table:default-cell-style-name="ce546"/>
        <table:table-column table:style-name="co12" table:default-cell-style-name="ce546"/>
        <table:table-column table:style-name="co6" table:default-cell-style-name="ce546"/>
        <table:table-column table:style-name="co23" table:default-cell-style-name="ce546"/>
        <table:table-column table:style-name="co12" table:default-cell-style-name="ce525"/>
        <table:table-column table:style-name="co17" table:default-cell-style-name="ce525"/>
        <table:table-column table:style-name="co23" table:default-cell-style-name="ce525"/>
        <table:table-column table:style-name="co1" table:number-columns-repeated="14" table:default-cell-style-name="ce525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524"/>
          <table:table-cell table:style-name="ce524" table:number-columns-repeated="2"/>
          <table:table-cell table:number-columns-repeated="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 table:number-rows-repeated="3">
          <table:table-cell table:style-name="ce524" table:number-columns-repeated="10"/>
          <table:table-cell table:number-columns-repeated="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 table:style-name="ce524"/>
          <table:table-cell table:style-name="ce610" office:value-type="string" calcext:value-type="string">
            <text:p>EBR IDs</text:p>
          </table:table-cell>
          <table:table-cell table:style-name="ce524"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2"/>
          <table:table-cell table:number-columns-repeated="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 table:style-name="ce524"/>
          <table:table-cell table:style-name="ce528" table:number-columns-repeated="3"/>
          <table:table-cell table:style-name="ce557" office:value-type="string" calcext:value-type="string">
            <text:p><text:span text:style-name="T1">Last Change:</text:span>   12.07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2"/>
          <table:table-cell table:number-columns-repeated="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2"/>
          <table:table-cell table:number-columns-repeated="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5"/>
          <table:table-cell table:number-columns-repeated="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611"/>
          <table:table-cell table:style-name="ce528" table:number-columns-repeated="7"/>
          <table:table-cell table:style-name="ce524" table:number-columns-repeated="4"/>
          <table:table-cell table:style-name="ce526"/>
          <table:table-cell table:style-name="ce524" table:number-columns-repeated="3"/>
          <table:table-cell table:style-name="ce526"/>
          <table:table-cell table:style-name="ce524" table:number-columns-repeated="7"/>
          <table:table-cell table:style-name="ce526"/>
        </table:table-row>
        <table:table-row table:style-name="ro1">
          <table:table-cell table:number-columns-repeated="2"/>
          <table:table-cell table:style-name="ce524" table:number-columns-repeated="11"/>
          <table:table-cell table:style-name="ce526"/>
          <table:table-cell table:style-name="ce524" table:number-columns-repeated="3"/>
          <table:table-cell table:style-name="ce526"/>
          <table:table-cell table:style-name="ce524" table:number-columns-repeated="7"/>
          <table:table-cell table:style-name="ce526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56c</text:p>
          </table:table-cell>
          <table:table-cell table:style-name="ce532" office:value-type="string" calcext:value-type="string">
            <text:p>0.94k-1.08k</text:p>
          </table:table-cell>
          <table:table-cell table:style-name="ce532" office:value-type="string" calcext:value-type="string">
            <text:p>ORPHEUS</text:p>
          </table:table-cell>
          <table:table-cell table:style-name="ce612" office:value-type="string" calcext:value-type="string">
            <text:p>Chosen Role</text:p>
          </table:table-cell>
          <table:table-cell table:style-name="ce524"/>
          <table:table-cell table:style-name="ce528" table:number-columns-repeated="2"/>
          <table:table-cell table:style-name="ce524"/>
          <table:table-cell table:style-name="ce526"/>
          <table:table-cell table:style-name="ce528" table:number-columns-repeated="2"/>
          <table:table-cell table:style-name="ce524"/>
          <table:table-cell table:style-name="ce526"/>
          <table:table-cell table:style-name="ce528" table:number-columns-repeated="6"/>
          <table:table-cell table:style-name="ce524"/>
          <table:table-cell table:style-name="ce526"/>
        </table:table-row>
        <table:table-row table:style-name="ro1">
          <table:table-cell/>
          <table:table-cell table:style-name="ce673" office:value-type="string" calcext:value-type="string">
            <text:p>[Alfredo Garcia]</text:p>
          </table:table-cell>
          <table:table-cell table:style-name="ce547"/>
          <table:table-cell table:style-name="ce677" office:value-type="string" calcext:value-type="string">
            <text:p>The Big Boss</text:p>
          </table:table-cell>
          <table:table-cell table:style-name="ce682"/>
          <table:table-cell table:style-name="ce558" office:value-type="string" calcext:value-type="string">
            <text:p>EBR_100_BigBoss</text:p>
          </table:table-cell>
          <table:table-cell table:number-columns-repeated="2" table:style-name="ce624" office:value-type="string" calcext:value-type="string">
            <text:p>EBR_100_Gomez</text:p>
          </table:table-cell>
          <table:table-cell table:style-name="ce684" office:value-type="string" calcext:value-type="string">
            <text:p>Big Boss</text:p>
          </table:table-cell>
          <table:table-cell table:style-name="ce524"/>
          <table:table-cell table:style-name="ce546"/>
          <table:table-cell table:style-name="ce528"/>
          <table:table-cell table:style-name="ce524"/>
          <table:table-cell table:style-name="ce526"/>
          <table:table-cell table:style-name="ce546"/>
          <table:table-cell table:style-name="ce528"/>
          <table:table-cell table:style-name="ce524"/>
          <table:table-cell table:style-name="ce526"/>
          <table:table-cell table:style-name="ce546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/>
          <table:table-cell table:style-name="ce543"/>
          <table:table-cell table:style-name="ce550"/>
          <table:table-cell table:style-name="ce678" office:value-type="string" calcext:value-type="string">
            <text:p>Schatzmeister</text:p>
          </table:table-cell>
          <table:table-cell table:style-name="ce528"/>
          <table:table-cell table:style-name="ce567" office:value-type="string" calcext:value-type="string">
            <text:p>EBR_101_RechteHand</text:p>
          </table:table-cell>
          <table:table-cell table:number-columns-repeated="2" table:style-name="ce625" office:value-type="string" calcext:value-type="string">
            <text:p>EBR_101_Scar</text:p>
          </table:table-cell>
          <table:table-cell table:style-name="ce685" office:value-type="string" calcext:value-type="string">
            <text:p>Rechte Hand + Söldnerbaron</text:p>
          </table:table-cell>
          <table:table-cell table:style-name="ce524"/>
          <table:table-cell table:style-name="ce546"/>
          <table:table-cell table:style-name="ce528"/>
          <table:table-cell table:style-name="ce524"/>
          <table:table-cell table:style-name="ce526"/>
          <table:table-cell table:style-name="ce546"/>
          <table:table-cell table:style-name="ce528"/>
          <table:table-cell table:style-name="ce524"/>
          <table:table-cell table:style-name="ce526"/>
          <table:table-cell table:style-name="ce546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/>
          <table:table-cell table:style-name="ce543"/>
          <table:table-cell table:style-name="ce622"/>
          <table:table-cell table:style-name="ce678" office:value-type="string" calcext:value-type="string">
            <text:p>The Teacher</text:p>
          </table:table-cell>
          <table:table-cell table:style-name="ce528"/>
          <table:table-cell table:style-name="ce567" office:value-type="string" calcext:value-type="string">
            <text:p>EBR_102_LinkeHand</text:p>
          </table:table-cell>
          <table:table-cell table:number-columns-repeated="2" table:style-name="ce625" office:value-type="string" calcext:value-type="string">
            <text:p>EBR_102_Arto</text:p>
          </table:table-cell>
          <table:table-cell table:style-name="ce685" office:value-type="string" calcext:value-type="string">
            <text:p>Linke Hand</text:p>
          </table:table-cell>
          <table:table-cell table:style-name="ce524"/>
          <table:table-cell table:style-name="ce546"/>
          <table:table-cell table:style-name="ce528"/>
          <table:table-cell table:style-name="ce524"/>
          <table:table-cell table:style-name="ce526"/>
          <table:table-cell table:style-name="ce546"/>
          <table:table-cell table:style-name="ce528"/>
          <table:table-cell table:style-name="ce524"/>
          <table:table-cell table:style-name="ce526"/>
          <table:table-cell table:style-name="ce546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50"/>
          <table:table-cell table:style-name="ce678" office:value-type="string" calcext:value-type="string">
            <text:p>Söldnerbaron</text:p>
          </table:table-cell>
          <table:table-cell table:style-name="ce528"/>
          <table:table-cell table:style-name="ce567" office:value-type="string" calcext:value-type="string">
            <text:p>EBR_103_GrauerBaron</text:p>
          </table:table-cell>
          <table:table-cell table:style-name="ce626" office:value-type="string" calcext:value-type="string">
            <text:p>[-]</text:p>
          </table:table-cell>
          <table:table-cell table:style-name="ce633" office:value-type="string" calcext:value-type="string">
            <text:p><text:span text:style-name="T112">EBR_103_Sangwah </text:span><text:span text:style-name="T113">[+</text:span><text:span text:style-name="T114">∆</text:span><text:span text:style-name="T115">]</text:span></text:p>
          </table:table-cell>
          <table:table-cell table:style-name="ce685" office:value-type="string" calcext:value-type="string">
            <text:p>Grauer Baron + Teacher</text:p>
          </table:table-cell>
          <table:table-cell table:style-name="ce524" office:value-type="string" calcext:value-type="string">
            <text:p>// Sangwah Vasquez?</text:p>
          </table:table-cell>
          <table:table-cell table:style-name="ce546"/>
          <table:table-cell table:style-name="ce528"/>
          <table:table-cell table:style-name="ce524"/>
          <table:table-cell table:style-name="ce526"/>
          <table:table-cell table:style-name="ce546"/>
          <table:table-cell table:style-name="ce528"/>
          <table:table-cell table:style-name="ce524"/>
          <table:table-cell table:style-name="ce526"/>
          <table:table-cell table:style-name="ce546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/>
          <table:table-cell table:style-name="ce674" office:value-type="string" calcext:value-type="string">
            <text:p>Sangwah</text:p>
          </table:table-cell>
          <table:table-cell table:style-name="ce622"/>
          <table:table-cell table:style-name="ce678" office:value-type="string" calcext:value-type="string">
            <text:p>Außenminister</text:p>
          </table:table-cell>
          <table:table-cell table:style-name="ce528"/>
          <table:table-cell table:style-name="ce574" office:value-type="string" calcext:value-type="string">
            <text:p>EBR_104_Außenminister</text:p>
          </table:table-cell>
          <table:table-cell table:style-name="ce626" office:value-type="string" calcext:value-type="string">
            <text:p>[-]</text:p>
          </table:table-cell>
          <table:table-cell table:style-name="ce616" office:value-type="string" calcext:value-type="string">
            <text:p><text:span text:style-name="T116">EBR_104_Garcia </text:span><text:span text:style-name="T117">[+</text:span><text:span text:style-name="T118">∆</text:span><text:span text:style-name="T119">]</text:span></text:p>
          </table:table-cell>
          <table:table-cell table:style-name="ce685" office:value-type="string" calcext:value-type="string">
            <text:p>Jungbaron + Karawanenführer</text:p>
          </table:table-cell>
          <table:table-cell table:style-name="ce524" office:value-type="string" calcext:value-type="string">
            <text:p>// Santino Garcia?</text:p>
          </table:table-cell>
          <table:table-cell table:style-name="ce687"/>
          <table:table-cell table:style-name="ce528"/>
          <table:table-cell table:style-name="ce524"/>
          <table:table-cell table:style-name="ce526"/>
          <table:table-cell table:style-name="ce687"/>
          <table:table-cell table:style-name="ce528"/>
          <table:table-cell table:style-name="ce524"/>
          <table:table-cell table:style-name="ce526"/>
          <table:table-cell table:style-name="ce687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/>
          <table:table-cell table:style-name="ce620" office:value-type="string" calcext:value-type="string">
            <text:p>Kriegshund</text:p>
          </table:table-cell>
          <table:table-cell table:style-name="ce550"/>
          <table:table-cell table:style-name="ce678" office:value-type="string" calcext:value-type="string">
            <text:p>Jungbaron</text:p>
          </table:table-cell>
          <table:table-cell table:style-name="ce528"/>
          <table:table-cell table:style-name="ce550"/>
          <table:table-cell table:number-columns-repeated="2" table:style-name="ce625" office:value-type="string" calcext:value-type="string">
            <text:p>EBR_105_Raven</text:p>
          </table:table-cell>
          <table:table-cell table:style-name="ce685" office:value-type="string" calcext:value-type="string">
            <text:p>Schattenbaron</text:p>
          </table:table-cell>
          <table:table-cell table:style-name="ce524"/>
          <table:table-cell table:style-name="ce546"/>
          <table:table-cell table:style-name="ce528"/>
          <table:table-cell table:style-name="ce524"/>
          <table:table-cell table:style-name="ce526"/>
          <table:table-cell table:style-name="ce546"/>
          <table:table-cell table:style-name="ce528"/>
          <table:table-cell table:style-name="ce524"/>
          <table:table-cell table:style-name="ce526"/>
          <table:table-cell table:style-name="ce546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 table:number-columns-repeated="2"/>
          <table:table-cell table:style-name="ce550"/>
          <table:table-cell table:style-name="ce678" office:value-type="string" calcext:value-type="string">
            <text:p>Schattenbaron</text:p>
          </table:table-cell>
          <table:table-cell table:style-name="ce528"/>
          <table:table-cell table:style-name="ce532" office:value-type="string" calcext:value-type="string">
            <text:p>0.64b</text:p>
          </table:table-cell>
          <table:table-cell table:number-columns-repeated="2" table:style-name="ce625" office:value-type="string" calcext:value-type="string">
            <text:p>EBR_106_Bartholo</text:p>
          </table:table-cell>
          <table:table-cell table:style-name="ce686" office:value-type="string" calcext:value-type="string">
            <text:p>Schatzmeister + Außenminister</text:p>
          </table:table-cell>
          <table:table-cell table:style-name="ce524"/>
          <table:table-cell table:style-name="ce546"/>
          <table:table-cell table:style-name="ce528"/>
          <table:table-cell table:style-name="ce524"/>
          <table:table-cell table:style-name="ce526"/>
          <table:table-cell table:style-name="ce546"/>
          <table:table-cell table:style-name="ce528"/>
          <table:table-cell table:style-name="ce524"/>
          <table:table-cell table:style-name="ce526"/>
          <table:table-cell table:style-name="ce546" table:number-columns-repeated="5"/>
          <table:table-cell table:style-name="ce528"/>
          <table:table-cell table:style-name="ce524"/>
          <table:table-cell table:style-name="ce526"/>
        </table:table-row>
        <table:table-row table:style-name="ro1">
          <table:table-cell/>
          <table:table-cell table:style-name="ce532" office:value-type="string" calcext:value-type="string">
            <text:p>Mentions</text:p>
          </table:table-cell>
          <table:table-cell table:style-name="ce550"/>
          <table:table-cell table:style-name="ce678" office:value-type="string" calcext:value-type="string">
            <text:p>Karawanenführer</text:p>
          </table:table-cell>
          <table:table-cell table:style-name="ce528"/>
          <table:table-cell table:style-name="ce683" office:value-type="string" calcext:value-type="string">
            <text:p>Elvira</text:p>
          </table:table-cell>
          <table:table-cell table:style-name="ce626" office:value-type="string" calcext:value-type="string">
            <text:p>[-]</text:p>
          </table:table-cell>
          <table:table-cell table:style-name="ce534" office:value-type="string" calcext:value-type="string">
            <text:p><text:span text:style-name="T116">EBR_107_Elvira </text:span><text:span text:style-name="T117">[+</text:span><text:span text:style-name="T118">∆</text:span><text:span text:style-name="T119">]</text:span></text:p>
          </table:table-cell>
          <table:table-cell table:style-name="ce524" table:number-columns-repeated="2"/>
          <table:table-cell table:style-name="ce687"/>
          <table:table-cell table:style-name="ce524" table:number-columns-repeated="2"/>
          <table:table-cell table:style-name="ce526"/>
          <table:table-cell table:style-name="ce687"/>
          <table:table-cell table:style-name="ce524" table:number-columns-repeated="2"/>
          <table:table-cell table:style-name="ce526"/>
          <table:table-cell table:style-name="ce687" table:number-columns-repeated="5"/>
          <table:table-cell table:style-name="ce524" table:number-columns-repeated="2"/>
          <table:table-cell table:style-name="ce526"/>
        </table:table-row>
        <table:table-row table:style-name="ro1">
          <table:table-cell/>
          <table:table-cell table:style-name="ce675" office:value-type="string" calcext:value-type="string">
            <text:p>Vasquez (1.00 Rtn)</text:p>
          </table:table-cell>
          <table:table-cell table:style-name="ce550"/>
          <table:table-cell table:style-name="ce678" office:value-type="string" calcext:value-type="string">
            <text:p>Die Linke Hand</text:p>
          </table:table-cell>
          <table:table-cell table:style-name="ce528"/>
          <table:table-cell table:style-name="ce550"/>
          <table:table-cell table:number-columns-repeated="2" table:style-name="ce625" office:value-type="string" calcext:value-type="string">
            <text:p>EBR_108_Velaya</text:p>
          </table:table-cell>
          <table:table-cell table:style-name="ce524" table:number-columns-repeated="2"/>
          <table:table-cell table:style-name="ce546"/>
          <table:table-cell table:style-name="ce524" table:number-columns-repeated="2"/>
          <table:table-cell table:style-name="ce526"/>
          <table:table-cell table:style-name="ce546"/>
          <table:table-cell table:style-name="ce524" table:number-columns-repeated="2"/>
          <table:table-cell table:style-name="ce526"/>
          <table:table-cell table:style-name="ce546" table:number-columns-repeated="5"/>
          <table:table-cell table:style-name="ce524" table:number-columns-repeated="2"/>
          <table:table-cell table:style-name="ce526"/>
        </table:table-row>
        <table:table-row table:style-name="ro1">
          <table:table-cell/>
          <table:table-cell table:style-name="ce675" office:value-type="string" calcext:value-type="string">
            <text:p>Santino (1.00 Rtn)</text:p>
          </table:table-cell>
          <table:table-cell table:style-name="ce550"/>
          <table:table-cell table:style-name="ce679" office:value-type="string" calcext:value-type="string">
            <text:p>Die Rechte Hand</text:p>
          </table:table-cell>
          <table:table-cell table:style-name="ce528"/>
          <table:table-cell table:style-name="ce550"/>
          <table:table-cell table:number-columns-repeated="2" table:style-name="ce625" office:value-type="string" calcext:value-type="string">
            <text:p>EBR_109_Syra</text:p>
          </table:table-cell>
          <table:table-cell table:style-name="ce524" table:number-columns-repeated="2"/>
          <table:table-cell table:style-name="ce546"/>
          <table:table-cell table:style-name="ce524" table:number-columns-repeated="2"/>
          <table:table-cell table:style-name="ce526"/>
          <table:table-cell table:style-name="ce546"/>
          <table:table-cell table:style-name="ce524" table:number-columns-repeated="2"/>
          <table:table-cell table:style-name="ce526"/>
          <table:table-cell table:style-name="ce546" table:number-columns-repeated="5"/>
          <table:table-cell table:style-name="ce524" table:number-columns-repeated="2"/>
          <table:table-cell table:style-name="ce526"/>
        </table:table-row>
        <table:table-row table:style-name="ro1">
          <table:table-cell table:number-columns-repeated="2"/>
          <table:table-cell table:style-name="ce528" table:number-columns-repeated="4"/>
          <table:table-cell table:number-columns-repeated="2" table:style-name="ce628" office:value-type="string" calcext:value-type="string">
            <text:p>EBR_110_Seraphia</text:p>
          </table:table-cell>
          <table:table-cell table:style-name="ce524" table:number-columns-repeated="2"/>
          <table:table-cell table:style-name="ce546"/>
          <table:table-cell table:style-name="ce524" table:number-columns-repeated="2"/>
          <table:table-cell table:style-name="ce526"/>
          <table:table-cell table:style-name="ce546"/>
          <table:table-cell table:style-name="ce524" table:number-columns-repeated="2"/>
          <table:table-cell table:style-name="ce526"/>
          <table:table-cell table:style-name="ce546" table:number-columns-repeated="5"/>
          <table:table-cell table:style-name="ce524" table:number-columns-repeated="2"/>
          <table:table-cell table:style-name="ce526"/>
        </table:table-row>
        <table:table-row table:style-name="ro1">
          <table:table-cell/>
          <table:table-cell table:style-name="ce528" table:number-columns-repeated="4"/>
          <table:table-cell table:number-columns-repeated="2"/>
          <table:table-cell table:style-name="ce524" table:number-columns-repeated="6"/>
          <table:table-cell table:style-name="ce526"/>
          <table:table-cell table:style-name="ce524" table:number-columns-repeated="3"/>
          <table:table-cell table:style-name="ce526"/>
          <table:table-cell table:style-name="ce524" table:number-columns-repeated="7"/>
          <table:table-cell table:style-name="ce526"/>
        </table:table-row>
        <table:table-row table:style-name="ro1">
          <table:table-cell table:number-columns-repeated="2"/>
          <table:table-cell table:style-name="ce528" table:number-columns-repeated="4"/>
          <table:table-cell/>
          <table:table-cell table:style-name="ce524" table:number-columns-repeated="6"/>
          <table:table-cell table:style-name="ce526"/>
          <table:table-cell table:style-name="ce524" table:number-columns-repeated="3"/>
          <table:table-cell table:style-name="ce526"/>
          <table:table-cell table:style-name="ce524" table:number-columns-repeated="7"/>
          <table:table-cell table:style-name="ce526"/>
        </table:table-row>
        <table:table-row table:style-name="ro1">
          <table:table-cell table:number-columns-repeated="2"/>
          <table:table-cell table:style-name="ce528"/>
          <table:table-cell/>
          <table:table-cell table:style-name="ce528" table:number-columns-repeated="2"/>
          <table:table-cell/>
          <table:table-cell table:style-name="ce524" table:number-columns-repeated="6"/>
          <table:table-cell table:style-name="ce526"/>
          <table:table-cell table:style-name="ce524" table:number-columns-repeated="3"/>
          <table:table-cell table:style-name="ce526"/>
          <table:table-cell table:style-name="ce524" table:number-columns-repeated="7"/>
          <table:table-cell table:style-name="ce526"/>
        </table:table-row>
        <table:table-row table:style-name="ro1">
          <table:table-cell/>
          <table:table-cell table:style-name="ce676" office:value-type="string" calcext:value-type="string">
            <text:p>Martina?</text:p>
          </table:table-cell>
          <table:table-cell table:style-name="ce528"/>
          <table:table-cell table:style-name="ce680" office:value-type="string" calcext:value-type="string">
            <text:p>Wiergan? (Arbax)</text:p>
          </table:table-cell>
          <table:table-cell table:style-name="ce528"/>
          <table:table-cell table:number-columns-repeated="2"/>
          <table:table-cell table:style-name="ce524" table:number-columns-repeated="6"/>
          <table:table-cell table:style-name="ce526"/>
          <table:table-cell table:style-name="ce524" table:number-columns-repeated="3"/>
          <table:table-cell table:style-name="ce526"/>
          <table:table-cell table:style-name="ce524" table:number-columns-repeated="7"/>
          <table:table-cell table:style-name="ce526"/>
        </table:table-row>
        <table:table-row table:style-name="ro1">
          <table:table-cell/>
          <table:table-cell table:style-name="ce621" office:value-type="string" calcext:value-type="string">
            <text:p>Estrella?</text:p>
          </table:table-cell>
          <table:table-cell/>
          <table:table-cell table:style-name="ce681" office:value-type="string" calcext:value-type="string">
            <text:p>The other names?</text:p>
          </table:table-cell>
          <table:table-cell table:number-columns-repeated="9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676" office:value-type="string" calcext:value-type="string">
            <text:p>TheKeeper?</text:p>
          </table:table-cell>
          <table:table-cell table:style-name="ce528"/>
          <table:table-cell/>
          <table:table-cell table:style-name="ce528"/>
          <table:table-cell table:number-columns-repeated="8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 table:number-columns-repeated="13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 table:style-name="ce526"/>
          <table:table-cell table:number-columns-repeated="12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675" office:value-type="string" calcext:value-type="string">
            <text:p>[Name] = Placeholder</text:p>
          </table:table-cell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 table:number-rows-repeated="2">
          <table:table-cell/>
          <table:table-cell table:style-name="ce543"/>
          <table:table-cell table:number-columns-repeated="11"/>
          <table:table-cell table:style-name="ce526"/>
          <table:table-cell table:number-columns-repeated="3"/>
          <table:table-cell table:style-name="ce526"/>
          <table:table-cell table:number-columns-repeated="7"/>
          <table:table-cell table:style-name="ce5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43"/>
          <table:table-cell table:number-columns-repeated="24"/>
        </table:table-row>
      </table:table>
      <table:table table:name="KDF" table:style-name="ta5">
        <table:table-column table:style-name="co1" table:number-columns-repeated="2" table:default-cell-style-name="ce525"/>
        <table:table-column table:style-name="co21" table:default-cell-style-name="ce543"/>
        <table:table-column table:style-name="co7" table:default-cell-style-name="ce543"/>
        <table:table-column table:style-name="co24" table:default-cell-style-name="ce543"/>
        <table:table-column table:style-name="co25" table:default-cell-style-name="ce546"/>
        <table:table-column table:style-name="co26" table:default-cell-style-name="ce546"/>
        <table:table-column table:style-name="co5" table:default-cell-style-name="ce546"/>
        <table:table-column table:style-name="co7" table:default-cell-style-name="ce525"/>
        <table:table-column table:style-name="co27" table:default-cell-style-name="ce525"/>
        <table:table-column table:style-name="co17" table:number-columns-repeated="2" table:default-cell-style-name="ce525"/>
        <table:table-column table:style-name="co27" table:default-cell-style-name="ce525"/>
        <table:table-column table:style-name="co1" table:number-columns-repeated="13" table:default-cell-style-name="ce525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524"/>
          <table:table-cell table:style-name="ce524"/>
          <table:table-cell table:number-columns-repeated="16"/>
        </table:table-row>
        <table:table-row table:style-name="ro1" table:number-rows-repeated="3">
          <table:table-cell table:style-name="ce524" table:number-columns-repeated="10"/>
          <table:table-cell table:number-columns-repeated="16"/>
        </table:table-row>
        <table:table-row table:style-name="ro1">
          <table:table-cell table:style-name="ce524"/>
          <table:table-cell table:style-name="ce610" office:value-type="string" calcext:value-type="string">
            <text:p>KDF IDs</text:p>
          </table:table-cell>
          <table:table-cell table:style-name="ce524" table:number-columns-repeated="2"/>
          <table:table-cell table:style-name="ce689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2"/>
          <table:table-cell table:number-columns-repeated="15"/>
        </table:table-row>
        <table:table-row table:style-name="ro1">
          <table:table-cell table:style-name="ce524"/>
          <table:table-cell table:style-name="ce528" table:number-columns-repeated="4"/>
          <table:table-cell table:style-name="ce557" office:value-type="string" calcext:value-type="string">
            <text:p><text:span text:style-name="T1">Last Change:</text:span>   30.06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2"/>
          <table:table-cell table:number-columns-repeated="15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3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2"/>
          <table:table-cell table:number-columns-repeated="15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5"/>
          <table:table-cell table:number-columns-repeated="16"/>
        </table:table-row>
        <table:table-row table:style-name="ro1">
          <table:table-cell/>
          <table:table-cell table:style-name="ce611"/>
          <table:table-cell table:style-name="ce528" table:number-columns-repeated="6"/>
          <table:table-cell/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50"/>
          <table:table-cell table:style-name="ce524" table:number-columns-repeated="6"/>
          <table:table-cell/>
          <table:table-cell table:style-name="ce524" table:number-columns-repeated="2"/>
          <table:table-cell table:style-name="ce694" table:number-columns-repeated="15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56c</text:p>
          </table:table-cell>
          <table:table-cell table:style-name="ce532" office:value-type="string" calcext:value-type="string">
            <text:p>0.64b</text:p>
          </table:table-cell>
          <table:table-cell table:style-name="ce532" office:value-type="string" calcext:value-type="string">
            <text:p>0.94k-1.06l</text:p>
          </table:table-cell>
          <table:table-cell table:style-name="ce532" office:value-type="string" calcext:value-type="string">
            <text:p>ORPHEUS</text:p>
          </table:table-cell>
          <table:table-cell table:style-name="ce612" office:value-type="string" calcext:value-type="string">
            <text:p>Chosen Role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673" office:value-type="string" calcext:value-type="string">
            <text:p>Kiró</text:p>
          </table:table-cell>
          <table:table-cell table:style-name="ce547"/>
          <table:table-cell table:style-name="ce677" office:value-type="string" calcext:value-type="string">
            <text:p>Meister des Feuers</text:p>
          </table:table-cell>
          <table:table-cell table:style-name="ce682"/>
          <table:table-cell table:style-name="ce690" office:value-type="string" calcext:value-type="string">
            <text:p>Kdf_Hellfire</text:p>
          </table:table-cell>
          <table:table-cell table:style-name="ce692" office:value-type="string" calcext:value-type="string">
            <text:p>KDF_400_Earon</text:p>
          </table:table-cell>
          <table:table-cell table:style-name="ce624" office:value-type="string" calcext:value-type="string">
            <text:p><text:span text:style-name="T130">KDF_400_Rodriguez [</text:span><text:span text:style-name="T158">∆</text:span>]</text:p>
          </table:table-cell>
          <table:table-cell table:style-name="ce624" office:value-type="string" calcext:value-type="string">
            <text:p>KDF_400_Rodriguez</text:p>
          </table:table-cell>
          <table:table-cell table:style-name="ce685" office:value-type="string" calcext:value-type="string">
            <text:p><text:span text:style-name="T110">'</text:span><text:span text:style-name="T160">Behüter des Kreises’</text:span>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43"/>
          <table:table-cell table:style-name="ce550"/>
          <table:table-cell table:style-name="ce678" office:value-type="string" calcext:value-type="string">
            <text:p>Behüter des Kreises</text:p>
          </table:table-cell>
          <table:table-cell table:style-name="ce528"/>
          <table:table-cell table:style-name="ce691" office:value-type="string" calcext:value-type="string">
            <text:p>Kdf_Apprentice/Looser</text:p>
          </table:table-cell>
          <table:table-cell table:style-name="ce693" office:value-type="string" calcext:value-type="string">
            <text:p>[-]</text:p>
          </table:table-cell>
          <table:table-cell table:style-name="ce625" office:value-type="string" calcext:value-type="string">
            <text:p>KDF_401_Damarok [+]</text:p>
          </table:table-cell>
          <table:table-cell table:style-name="ce625" office:value-type="string" calcext:value-type="string">
            <text:p>KDF_401_Damarok</text:p>
          </table:table-cell>
          <table:table-cell table:style-name="ce697" office:value-type="string" calcext:value-type="string">
            <text:p><text:span text:style-name="T110">['Der Alchemist’</text:span><text:span text:style-name="T160">]</text:span>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622"/>
          <table:table-cell table:style-name="ce678" office:value-type="string" calcext:value-type="string">
            <text:p>Der Erzbeschaffer</text:p>
          </table:table-cell>
          <table:table-cell table:style-name="ce528"/>
          <table:table-cell table:style-name="ce550"/>
          <table:table-cell table:style-name="ce528"/>
          <table:table-cell table:number-columns-repeated="2" table:style-name="ce625" office:value-type="string" calcext:value-type="string">
            <text:p>KDF_402_Corristo</text:p>
          </table:table-cell>
          <table:table-cell table:style-name="ce685" office:value-type="string" calcext:value-type="string">
            <text:p><text:span text:style-name="T161">'</text:span><text:span text:style-name="T162">Meister des Feuers’</text:span></text:p>
          </table:table-cell>
          <table:table-cell table:style-name="ce524"/>
          <table:table-cell table:style-name="ce699" table:number-columns-repeated="15"/>
        </table:table-row>
        <table:table-row table:style-name="ro1">
          <table:table-cell/>
          <table:table-cell table:style-name="ce688" office:value-type="string" calcext:value-type="string">
            <text:p>Lotho</text:p>
          </table:table-cell>
          <table:table-cell table:style-name="ce550"/>
          <table:table-cell table:style-name="ce678" office:value-type="string" calcext:value-type="string">
            <text:p>Der Lehrling</text:p>
          </table:table-cell>
          <table:table-cell table:style-name="ce528"/>
          <table:table-cell table:style-name="ce550"/>
          <table:table-cell table:style-name="ce528"/>
          <table:table-cell table:number-columns-repeated="2" table:style-name="ce625" office:value-type="string" calcext:value-type="string">
            <text:p>KDF_403_Drago</text:p>
          </table:table-cell>
          <table:table-cell table:style-name="ce685" office:value-type="string" calcext:value-type="string">
            <text:p>'Der Wanderer’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50"/>
          <table:table-cell table:style-name="ce622"/>
          <table:table-cell table:style-name="ce678" office:value-type="string" calcext:value-type="string">
            <text:p>Der Geselle</text:p>
          </table:table-cell>
          <table:table-cell table:style-name="ce528"/>
          <table:table-cell table:style-name="ce550"/>
          <table:table-cell table:style-name="ce528"/>
          <table:table-cell table:number-columns-repeated="2" table:style-name="ce625" office:value-type="string" calcext:value-type="string">
            <text:p>KDF_404_Xardas</text:p>
          </table:table-cell>
          <table:table-cell table:style-name="ce685" office:value-type="string" calcext:value-type="string">
            <text:p>'Der Dämonenbeschwörer’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32" office:value-type="string" calcext:value-type="string">
            <text:p>Trailer</text:p>
          </table:table-cell>
          <table:table-cell table:style-name="ce550"/>
          <table:table-cell table:style-name="ce679" office:value-type="string" calcext:value-type="string">
            <text:p>Der Wanderer</text:p>
          </table:table-cell>
          <table:table-cell table:style-name="ce528"/>
          <table:table-cell table:style-name="ce550"/>
          <table:table-cell table:style-name="ce528"/>
          <table:table-cell table:number-columns-repeated="2" table:style-name="ce625" office:value-type="string" calcext:value-type="string">
            <text:p>KDF_405_Torrez</text:p>
          </table:table-cell>
          <table:table-cell table:style-name="ce685" office:value-type="string" calcext:value-type="string">
            <text:p>'Der Erzbeschaffer’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673" office:value-type="string" calcext:value-type="string">
            <text:p>Carasco</text:p>
          </table:table-cell>
          <table:table-cell table:style-name="ce550" table:number-columns-repeated="2"/>
          <table:table-cell table:style-name="ce528" table:number-columns-repeated="3"/>
          <table:table-cell table:style-name="ce628" office:value-type="string" calcext:value-type="string">
            <text:p>PC_Mage (Milten)</text:p>
          </table:table-cell>
          <table:table-cell table:style-name="ce625" office:value-type="string" calcext:value-type="string">
            <text:p>PC_Mage (Milten)</text:p>
          </table:table-cell>
          <table:table-cell table:style-name="ce685" office:value-type="string" calcext:value-type="string">
            <text:p>'Der Lehrling’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 table:style-name="ce528"/>
          <table:table-cell table:style-name="ce550"/>
          <table:table-cell table:style-name="ce528" table:number-columns-repeated="2"/>
          <table:table-cell table:style-name="ce534" office:value-type="string" calcext:value-type="string">
            <text:p><text:span text:style-name="T112">KDF_406_Lusa (</text:span><text:span text:style-name="T159">†)</text:span></text:p>
          </table:table-cell>
          <table:table-cell table:style-name="ce685"/>
          <table:table-cell table:style-name="ce524"/>
          <table:table-cell table:number-columns-repeated="15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 table:style-name="ce528"/>
          <table:table-cell table:style-name="ce550"/>
          <table:table-cell table:style-name="ce528" table:number-columns-repeated="2"/>
          <table:table-cell table:style-name="ce695" office:value-type="string" calcext:value-type="string">
            <text:p>KDF_407_Carasco [+]</text:p>
          </table:table-cell>
          <table:table-cell table:style-name="ce698" office:value-type="string" calcext:value-type="string">
            <text:p><text:span text:style-name="T110">'</text:span><text:span text:style-name="T160">Der Geselle’ include?</text:span>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50" table:number-columns-repeated="3"/>
          <table:table-cell table:style-name="ce528"/>
          <table:table-cell table:style-name="ce550"/>
          <table:table-cell table:style-name="ce528" table:number-columns-repeated="2"/>
          <table:table-cell table:style-name="ce625" office:value-type="string" calcext:value-type="string">
            <text:p>KDF_408_Earon [+]</text:p>
          </table:table-cell>
          <table:table-cell table:style-name="ce685"/>
          <table:table-cell table:style-name="ce524"/>
          <table:table-cell table:number-columns-repeated="15"/>
        </table:table-row>
        <table:table-row table:style-name="ro1">
          <table:table-cell/>
          <table:table-cell table:style-name="ce550"/>
          <table:table-cell table:style-name="ce528" table:number-columns-repeated="6"/>
          <table:table-cell table:style-name="ce628" office:value-type="string" calcext:value-type="string">
            <text:p>KDF_409_Lotho [+]</text:p>
          </table:table-cell>
          <table:table-cell table:style-name="ce686"/>
          <table:table-cell table:style-name="ce524"/>
          <table:table-cell table:number-columns-repeated="15"/>
        </table:table-row>
        <table:table-row table:style-name="ro1">
          <table:table-cell/>
          <table:table-cell table:style-name="ce528" table:number-columns-repeated="4"/>
          <table:table-cell table:number-columns-repeated="2"/>
          <table:table-cell table:style-name="ce694"/>
          <table:table-cell/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50"/>
          <table:table-cell table:style-name="ce528" table:number-columns-repeated="4"/>
          <table:table-cell table:number-columns-repeated="3"/>
          <table:table-cell table:style-name="ce696" office:value-type="string" calcext:value-type="string">
            <text:p>Kiró Rodriguez?</text:p>
          </table:table-cell>
          <table:table-cell table:style-name="ce524"/>
          <table:table-cell table:number-columns-repeated="15"/>
        </table:table-row>
        <table:table-row table:style-name="ro1">
          <table:table-cell/>
          <table:table-cell table:style-name="ce550"/>
          <table:table-cell table:style-name="ce528" table:number-columns-repeated="4"/>
          <table:table-cell/>
          <table:table-cell table:style-name="ce694"/>
          <table:table-cell/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28" table:number-columns-repeated="4"/>
          <table:table-cell table:number-columns-repeated="3"/>
          <table:table-cell table:style-name="ce696" office:value-type="string" calcext:value-type="string">
            <text:p>Carasco rather Org</text:p>
          </table:table-cell>
          <table:table-cell table:number-columns-repeated="17"/>
        </table:table-row>
        <table:table-row table:style-name="ro1">
          <table:table-cell/>
          <table:table-cell table:style-name="ce550"/>
          <table:table-cell table:number-columns-repeated="6"/>
          <table:table-cell table:style-name="ce696" office:value-type="string" calcext:value-type="string">
            <text:p>make funny Corristo </text:p>
          </table:table-cell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number-columns-repeated="3"/>
          <table:table-cell table:style-name="ce696" office:value-type="string" calcext:value-type="string">
            <text:p>reference instead.</text:p>
          </table:table-cell>
          <table:table-cell table:number-columns-repeated="17"/>
        </table:table-row>
        <table:table-row table:style-name="ro1">
          <table:table-cell/>
          <table:table-cell table:style-name="ce550"/>
          <table:table-cell table:number-columns-repeated="24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 table:number-rows-repeated="2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2">
          <table:table-cell table:style-name="ce526"/>
          <table:table-cell table:style-name="ce550"/>
          <table:table-cell table:number-columns-repeated="24"/>
        </table:table-row>
        <table:table-row table:style-name="ro1">
          <table:table-cell/>
          <table:table-cell table:style-name="ce546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6"/>
          <table:table-cell table:style-name="ce546"/>
          <table:table-cell table:number-columns-repeated="17"/>
        </table:table-row>
        <table:table-row table:style-name="ro1">
          <table:table-cell/>
          <table:table-cell table:style-name="ce543"/>
          <table:table-cell table:number-columns-repeated="6"/>
          <table:table-cell table:style-name="ce54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525" table:number-columns-repeated="6"/>
          <table:table-cell table:number-columns-repeated="18"/>
        </table:table-row>
        <table:table-row table:style-name="ro1">
          <table:table-cell table:number-columns-repeated="2"/>
          <table:table-cell table:style-name="ce525" table:number-columns-repeated="6"/>
          <table:table-cell table:number-columns-repeated="18"/>
        </table:table-row>
      </table:table>
      <table:table table:name="KDW" table:style-name="ta6">
        <table:table-column table:style-name="co1" table:default-cell-style-name="ce525"/>
        <table:table-column table:style-name="co1" table:default-cell-style-name="ce528"/>
        <table:table-column table:style-name="co28" table:default-cell-style-name="ce525"/>
        <table:table-column table:style-name="co27" table:default-cell-style-name="ce528"/>
        <table:table-column table:style-name="co28" table:default-cell-style-name="ce528"/>
        <table:table-column table:style-name="co29" table:default-cell-style-name="ce546"/>
        <table:table-column table:style-name="co30" table:default-cell-style-name="ce546"/>
        <table:table-column table:style-name="co3" table:default-cell-style-name="ce546"/>
        <table:table-column table:style-name="co17" table:default-cell-style-name="ce546"/>
        <table:table-column table:style-name="co27" table:default-cell-style-name="ce524"/>
        <table:table-column table:style-name="co3" table:default-cell-style-name="ce525"/>
        <table:table-column table:style-name="co7" table:default-cell-style-name="ce525"/>
        <table:table-column table:style-name="co27" table:default-cell-style-name="ce524"/>
        <table:table-column table:style-name="co1" table:number-columns-repeated="2" table:default-cell-style-name="ce524"/>
        <table:table-column table:style-name="co1" table:default-cell-style-name="ce525"/>
        <table:table-column table:style-name="co1" table:number-columns-repeated="3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number-columns-repeated="4" table:default-cell-style-name="ce524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524"/>
          <table:table-cell table:number-columns-repeated="3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3">
          <table:table-cell table:style-name="ce524" table:number-columns-repeated="9"/>
          <table:table-cell table:number-columns-repeated="3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style-name="ce524"/>
          <table:table-cell table:style-name="ce610" office:value-type="string" calcext:value-type="string">
            <text:p>KDW IDs</text:p>
          </table:table-cell>
          <table:table-cell table:style-name="ce524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 table:number-columns-repeated="3"/>
          <table:table-cell table:style-name="ce600" office:value-type="string" calcext:value-type="string">
            <text:p>[-] = removed</text:p>
          </table:table-cell>
          <table:table-cell/>
          <table:table-cell table:style-name="ce524"/>
          <table:table-cell table:number-columns-repeated="3"/>
          <table:table-cell table:style-name="ce525"/>
          <table:table-cell table:number-columns-repeated="3"/>
          <table:table-cell table:style-name="ce525"/>
          <table:table-cell table:number-columns-repeated="5"/>
          <table:table-cell table:style-name="ce525" table:number-columns-repeated="2"/>
        </table:table-row>
        <table:table-row table:style-name="ro1">
          <table:table-cell table:style-name="ce524"/>
          <table:table-cell/>
          <table:table-cell table:style-name="ce528"/>
          <table:table-cell table:style-name="ce557" office:value-type="string" calcext:value-type="string">
            <text:p><text:span text:style-name="T1">Last Change:</text:span>   30.06.22</text:p>
          </table:table-cell>
          <table:table-cell table:style-name="ce586"/>
          <table:table-cell table:style-name="ce528" table:number-columns-repeated="3"/>
          <table:table-cell table:style-name="ce601" office:value-type="string" calcext:value-type="string">
            <text:p>[+] = added</text:p>
          </table:table-cell>
          <table:table-cell/>
          <table:table-cell table:style-name="ce524"/>
          <table:table-cell table:number-columns-repeated="3"/>
          <table:table-cell table:style-name="ce525"/>
          <table:table-cell table:number-columns-repeated="3"/>
          <table:table-cell table:style-name="ce525"/>
          <table:table-cell table:number-columns-repeated="5"/>
          <table:table-cell table:style-name="ce525" table:number-columns-repeated="2"/>
        </table:table-row>
        <table:table-row table:style-name="ro1">
          <table:table-cell table:style-name="ce524"/>
          <table:table-cell/>
          <table:table-cell table:style-name="ce524" table:number-columns-repeated="2"/>
          <table:table-cell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/>
          <table:table-cell table:style-name="ce524"/>
          <table:table-cell table:number-columns-repeated="3"/>
          <table:table-cell table:style-name="ce525"/>
          <table:table-cell table:number-columns-repeated="3"/>
          <table:table-cell table:style-name="ce525"/>
          <table:table-cell table:number-columns-repeated="5"/>
          <table:table-cell table:style-name="ce525" table:number-columns-repeated="2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4"/>
          <table:table-cell table:number-columns-repeated="5"/>
          <table:table-cell table:style-name="ce525"/>
          <table:table-cell table:number-columns-repeated="3"/>
          <table:table-cell table:style-name="ce525"/>
          <table:table-cell table:number-columns-repeated="5"/>
          <table:table-cell table:style-name="ce525" table:number-columns-repeated="2"/>
        </table:table-row>
        <table:table-row table:style-name="ro1">
          <table:table-cell/>
          <table:table-cell table:style-name="ce611"/>
          <table:table-cell table:style-name="ce528"/>
          <table:table-cell table:number-columns-repeated="2"/>
          <table:table-cell table:style-name="ce528" table:number-columns-repeated="4"/>
          <table:table-cell table:number-columns-repeated="5"/>
          <table:table-cell table:style-name="ce525"/>
          <table:table-cell table:number-columns-repeated="3"/>
          <table:table-cell table:style-name="ce525"/>
          <table:table-cell table:number-columns-repeated="5"/>
          <table:table-cell table:style-name="ce525" table:number-columns-repeated="2"/>
        </table:table-row>
        <table:table-row table:style-name="ro1">
          <table:table-cell/>
          <table:table-cell table:style-name="ce550"/>
          <table:table-cell table:style-name="ce524" table:number-columns-repeated="7"/>
          <table:table-cell table:number-columns-repeated="5"/>
          <table:table-cell table:style-name="ce694"/>
          <table:table-cell table:number-columns-repeated="3"/>
          <table:table-cell table:style-name="ce694"/>
          <table:table-cell table:number-columns-repeated="5"/>
          <table:table-cell table:style-name="ce694"/>
          <table:table-cell table:style-name="ce525"/>
        </table:table-row>
        <table:table-row table:style-name="ro1">
          <table:table-cell/>
          <table:table-cell table:style-name="ce532" office:value-type="string" calcext:value-type="string">
            <text:p>Story 3.3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612" office:value-type="string" calcext:value-type="string">
            <text:p>0.94k-1.06l</text:p>
          </table:table-cell>
          <table:table-cell table:style-name="ce612" office:value-type="string" calcext:value-type="string">
            <text:p>ORPHEUS</text:p>
          </table:table-cell>
          <table:table-cell table:style-name="ce612" office:value-type="string" calcext:value-type="string">
            <text:p>Chosen Role</text:p>
          </table:table-cell>
          <table:table-cell table:style-name="ce528" table:number-columns-repeated="2"/>
          <table:table-cell table:number-columns-repeated="2"/>
          <table:table-cell table:style-name="ce525"/>
          <table:table-cell table:style-name="ce528"/>
          <table:table-cell table:number-columns-repeated="2"/>
          <table:table-cell table:style-name="ce525"/>
          <table:table-cell table:style-name="ce528"/>
          <table:table-cell/>
          <table:table-cell table:style-name="ce528"/>
          <table:table-cell table:number-columns-repeated="2"/>
          <table:table-cell table:style-name="ce525" table:number-columns-repeated="2"/>
        </table:table-row>
        <table:table-row table:style-name="ro1">
          <table:table-cell/>
          <table:table-cell table:style-name="ce615" office:value-type="string" calcext:value-type="string">
            <text:p>Torin</text:p>
          </table:table-cell>
          <table:table-cell table:style-name="ce547"/>
          <table:table-cell table:style-name="ce677" office:value-type="string" calcext:value-type="string">
            <text:p>Meister des Wassers</text:p>
          </table:table-cell>
          <table:table-cell table:style-name="ce682"/>
          <table:table-cell table:style-name="ce704" office:value-type="string" calcext:value-type="string">
            <text:p>-</text:p>
          </table:table-cell>
          <table:table-cell table:style-name="ce706"/>
          <table:table-cell table:number-columns-repeated="2" table:style-name="ce707" office:value-type="string" calcext:value-type="string">
            <text:p>KDW_600_Saturas</text:p>
          </table:table-cell>
          <table:table-cell table:style-name="ce677" office:value-type="string" calcext:value-type="string">
            <text:p>'Meister des Wassers’</text:p>
          </table:table-cell>
          <table:table-cell table:style-name="ce546" table:number-columns-repeated="2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616" office:value-type="string" calcext:value-type="string">
            <text:p>[Vince]</text:p>
          </table:table-cell>
          <table:table-cell table:style-name="ce550"/>
          <table:table-cell table:style-name="ce678" office:value-type="string" calcext:value-type="string">
            <text:p>Der Geneser</text:p>
          </table:table-cell>
          <table:table-cell/>
          <table:table-cell table:style-name="ce550"/>
          <table:table-cell table:style-name="ce528"/>
          <table:table-cell table:number-columns-repeated="2" table:style-name="ce572" office:value-type="string" calcext:value-type="string">
            <text:p>KDW_601_Myxir</text:p>
          </table:table-cell>
          <table:table-cell table:style-name="ce678" office:value-type="string" calcext:value-type="string">
            <text:p>'Der Geneser’</text:p>
          </table:table-cell>
          <table:table-cell table:style-name="ce546" table:number-columns-repeated="2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616" office:value-type="string" calcext:value-type="string">
            <text:p>Myxir</text:p>
          </table:table-cell>
          <table:table-cell table:style-name="ce622"/>
          <table:table-cell table:style-name="ce678" office:value-type="string" calcext:value-type="string">
            <text:p>Der Heiler</text:p>
          </table:table-cell>
          <table:table-cell/>
          <table:table-cell table:style-name="ce532" office:value-type="string" calcext:value-type="string">
            <text:p>0.64b</text:p>
          </table:table-cell>
          <table:table-cell table:style-name="ce528"/>
          <table:table-cell table:number-columns-repeated="2" table:style-name="ce572" office:value-type="string" calcext:value-type="string">
            <text:p>KDW_602_Merdarion</text:p>
          </table:table-cell>
          <table:table-cell table:style-name="ce678" office:value-type="string" calcext:value-type="string">
            <text:p>'Der Heiler’</text:p>
          </table:table-cell>
          <table:table-cell table:style-name="ce546" table:number-columns-repeated="2"/>
          <table:table-cell table:style-name="ce528"/>
          <table:table-cell/>
          <table:table-cell table:style-name="ce714"/>
          <table:table-cell table:style-name="ce546"/>
          <table:table-cell table:style-name="ce528"/>
          <table:table-cell/>
          <table:table-cell table:style-name="ce714"/>
          <table:table-cell table:style-name="ce546"/>
          <table:table-cell table:style-name="ce528"/>
          <table:table-cell table:style-name="ce546"/>
          <table:table-cell table:style-name="ce528"/>
          <table:table-cell/>
          <table:table-cell table:style-name="ce714"/>
          <table:table-cell/>
        </table:table-row>
        <table:table-row table:style-name="ro1">
          <table:table-cell/>
          <table:table-cell table:style-name="ce616" office:value-type="string" calcext:value-type="string">
            <text:p>Marten</text:p>
          </table:table-cell>
          <table:table-cell table:style-name="ce550"/>
          <table:table-cell table:style-name="ce678" office:value-type="string" calcext:value-type="string">
            <text:p>Der Wunddoktor</text:p>
          </table:table-cell>
          <table:table-cell/>
          <table:table-cell table:style-name="ce705" office:value-type="string" calcext:value-type="string">
            <text:p>-</text:p>
          </table:table-cell>
          <table:table-cell table:style-name="ce528"/>
          <table:table-cell table:number-columns-repeated="2" table:style-name="ce572" office:value-type="string" calcext:value-type="string">
            <text:p>KDW_603_Nefarius</text:p>
          </table:table-cell>
          <table:table-cell table:style-name="ce678" office:value-type="string" calcext:value-type="string">
            <text:p>'Der Wunddoktor’</text:p>
          </table:table-cell>
          <table:table-cell table:style-name="ce546" table:number-columns-repeated="2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700" office:value-type="string" calcext:value-type="string">
            <text:p>Abraxus</text:p>
          </table:table-cell>
          <table:table-cell table:style-name="ce622"/>
          <table:table-cell table:style-name="ce678" office:value-type="string" calcext:value-type="string">
            <text:p>Geselle</text:p>
          </table:table-cell>
          <table:table-cell/>
          <table:table-cell table:style-name="ce550"/>
          <table:table-cell table:style-name="ce528"/>
          <table:table-cell table:number-columns-repeated="2" table:style-name="ce572" office:value-type="string" calcext:value-type="string">
            <text:p>KDW_604_Cronos</text:p>
          </table:table-cell>
          <table:table-cell table:style-name="ce697" office:value-type="string" calcext:value-type="string">
            <text:p>['Der Hüter des Erzes‘]</text:p>
          </table:table-cell>
          <table:table-cell table:style-name="ce546" table:number-columns-repeated="2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543"/>
          <table:table-cell table:style-name="ce550"/>
          <table:table-cell table:style-name="ce679" office:value-type="string" calcext:value-type="string">
            <text:p>Lehrling</text:p>
          </table:table-cell>
          <table:table-cell/>
          <table:table-cell table:style-name="ce550"/>
          <table:table-cell table:style-name="ce528"/>
          <table:table-cell table:style-name="ce708" office:value-type="string" calcext:value-type="string">
            <text:p>KDW_605_Riordian</text:p>
          </table:table-cell>
          <table:table-cell table:style-name="ce572" office:value-type="string" calcext:value-type="string">
            <text:p>KDW_605_Riordian</text:p>
          </table:table-cell>
          <table:table-cell table:style-name="ce697" office:value-type="string" calcext:value-type="string">
            <text:p>['Der Alchemist’]</text:p>
          </table:table-cell>
          <table:table-cell table:style-name="ce546" office:value-type="string" calcext:value-type="string">
            <text:p>// Kaskoh?</text:p>
          </table:table-cell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50" table:number-columns-repeated="2"/>
          <table:table-cell/>
          <table:table-cell table:style-name="ce528" table:number-columns-repeated="3"/>
          <table:table-cell table:style-name="ce710" office:value-type="string" calcext:value-type="string">
            <text:p>KDW_606_X [+]</text:p>
          </table:table-cell>
          <table:table-cell table:style-name="ce712" office:value-type="string" calcext:value-type="string">
            <text:p>'Der Lehrling’</text:p>
          </table:table-cell>
          <table:table-cell table:style-name="ce546" office:value-type="string" calcext:value-type="string">
            <text:p>// Marten?</text:p>
          </table:table-cell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688" office:value-type="string" calcext:value-type="string">
            <text:p>Kaskoh</text:p>
          </table:table-cell>
          <table:table-cell table:style-name="ce550" table:number-columns-repeated="2"/>
          <table:table-cell/>
          <table:table-cell table:style-name="ce550"/>
          <table:table-cell table:style-name="ce528" table:number-columns-repeated="2"/>
          <table:table-cell table:style-name="ce711" office:value-type="string" calcext:value-type="string">
            <text:p>KDW_607_Y [+]</text:p>
          </table:table-cell>
          <table:table-cell table:style-name="ce713" office:value-type="string" calcext:value-type="string">
            <text:p>'Der Geselle’</text:p>
          </table:table-cell>
          <table:table-cell table:style-name="ce546" office:value-type="string" calcext:value-type="string">
            <text:p>// Abraxus?</text:p>
          </table:table-cell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50" table:number-columns-repeated="2"/>
          <table:table-cell/>
          <table:table-cell table:style-name="ce550"/>
          <table:table-cell table:style-name="ce528" table:number-columns-repeated="2"/>
          <table:table-cell/>
          <table:table-cell table:style-name="ce546" table:number-columns-repeated="3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/>
          <table:table-cell table:style-name="ce550"/>
          <table:table-cell table:style-name="ce528"/>
          <table:table-cell table:number-columns-repeated="2"/>
          <table:table-cell table:style-name="ce528" table:number-columns-repeated="3"/>
          <table:table-cell/>
          <table:table-cell table:style-name="ce546"/>
          <table:table-cell table:style-name="ce546" office:value-type="string" calcext:value-type="string">
            <text:p>// Torin?</text:p>
          </table:table-cell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number-columns-repeated="2"/>
          <table:table-cell table:style-name="ce546"/>
          <table:table-cell table:style-name="ce528"/>
          <table:table-cell table:style-name="ce546"/>
          <table:table-cell table:style-name="ce528"/>
          <table:table-cell table:number-columns-repeated="3"/>
        </table:table-row>
        <table:table-row table:style-name="ro1">
          <table:table-cell table:number-columns-repeated="2"/>
          <table:table-cell table:style-name="ce528"/>
          <table:table-cell table:number-columns-repeated="4"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4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 table:number-rows-repeated="2">
          <table:table-cell table:number-columns-repeated="2"/>
          <table:table-cell table:style-name="ce528"/>
          <table:table-cell table:number-columns-repeated="2"/>
          <table:table-cell table:style-name="ce528"/>
          <table:table-cell/>
          <table:table-cell table:style-name="ce709"/>
          <table:table-cell table:number-columns-repeated="2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5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7"/>
          <table:table-cell table:style-name="ce524" table:number-columns-repeated="2"/>
          <table:table-cell table:number-columns-repeated="3"/>
          <table:table-cell table:style-name="ce524"/>
          <table:table-cell table:number-columns-repeated="3"/>
          <table:table-cell table:style-name="ce524"/>
          <table:table-cell/>
          <table:table-cell table:style-name="ce524"/>
          <table:table-cell table:number-columns-repeated="4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4"/>
          <table:table-cell table:style-name="ce525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 table:number-columns-repeated="3"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  <table:table-row table:style-name="ro1">
          <table:table-cell/>
          <table:table-cell table:style-name="ce525"/>
          <table:table-cell/>
          <table:table-cell table:style-name="ce525" table:number-columns-repeated="7"/>
          <table:table-cell table:number-columns-repeated="2"/>
          <table:table-cell table:style-name="ce525" table:number-columns-repeated="3"/>
          <table:table-cell/>
          <table:table-cell table:style-name="ce525" table:number-columns-repeated="3"/>
          <table:table-cell/>
          <table:table-cell table:style-name="ce525"/>
          <table:table-cell/>
          <table:table-cell table:style-name="ce525" table:number-columns-repeated="4"/>
        </table:table-row>
      </table:table>
      <table:table table:name="BAU" table:style-name="ta1">
        <table:table-column table:style-name="co1" table:default-cell-style-name="ce525"/>
        <table:table-column table:style-name="co1" table:default-cell-style-name="ce724"/>
        <table:table-column table:style-name="co31" table:default-cell-style-name="ce525"/>
        <table:table-column table:style-name="co32" table:default-cell-style-name="ce528"/>
        <table:table-column table:style-name="co33" table:default-cell-style-name="ce528"/>
        <table:table-column table:style-name="co34" table:number-columns-repeated="2" table:default-cell-style-name="ce546"/>
        <table:table-column table:style-name="co5" table:default-cell-style-name="ce546"/>
        <table:table-column table:style-name="co8" table:default-cell-style-name="ce546"/>
        <table:table-column table:style-name="co1" table:number-columns-repeated="17" table:default-cell-style-name="ce525"/>
        <table:table-row table:style-name="ro1">
          <table:table-cell table:style-name="ce524" table:number-columns-repeated="4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524"/>
          <table:table-cell table:style-name="ce524" table:number-columns-repeated="19"/>
        </table:table-row>
        <table:table-row table:style-name="ro1" table:number-rows-repeated="3">
          <table:table-cell table:style-name="ce524" table:number-columns-repeated="26"/>
        </table:table-row>
        <table:table-row table:style-name="ro1">
          <table:table-cell table:style-name="ce524"/>
          <table:table-cell table:style-name="ce527" office:value-type="string" calcext:value-type="string">
            <text:p>BAU IDs</text:p>
          </table:table-cell>
          <table:table-cell table:style-name="ce524"/>
          <table:table-cell table:style-name="ce689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528" table:number-columns-repeated="2"/>
          <table:table-cell/>
          <table:table-cell table:style-name="ce557" office:value-type="string" calcext:value-type="string">
            <text:p><text:span text:style-name="T1">Last Change:</text:span>   26.06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528"/>
          <table:table-cell table:style-name="ce524"/>
          <table:table-cell table:number-columns-repeated="2"/>
          <table:table-cell table:style-name="ce528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529"/>
          <table:table-cell table:style-name="ce524"/>
          <table:table-cell table:style-name="ce544" table:number-columns-repeated="2"/>
          <table:table-cell table:style-name="ce524" table:number-columns-repeated="21"/>
        </table:table-row>
        <table:table-row table:style-name="ro1">
          <table:table-cell table:style-name="ce524"/>
          <table:table-cell table:style-name="ce530"/>
          <table:table-cell table:style-name="ce528"/>
          <table:table-cell table:number-columns-repeated="2"/>
          <table:table-cell table:style-name="ce528" table:number-columns-repeated="3"/>
          <table:table-cell table:style-name="ce524" table:number-columns-repeated="18"/>
        </table:table-row>
        <table:table-row table:style-name="ro1">
          <table:table-cell table:style-name="ce524" table:number-columns-repeated="26"/>
        </table:table-row>
        <table:table-row table:style-name="ro1">
          <table:table-cell table:style-name="ce524"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16" office:value-type="string" calcext:value-type="string">
            <text:p>-</text:p>
          </table:table-cell>
          <table:table-cell table:style-name="ce547"/>
          <table:table-cell table:number-columns-repeated="5" table:style-name="ce624" office:value-type="string" calcext:value-type="string">
            <text:p>BAU_900_Ricelord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546"/>
          <table:table-cell table:style-name="ce550"/>
          <table:table-cell table:number-columns-repeated="5" table:style-name="ce625" office:value-type="string" calcext:value-type="string">
            <text:p>BAU_901_Horatio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532" office:value-type="string" calcext:value-type="string">
            <text:p>0.64b</text:p>
          </table:table-cell>
          <table:table-cell table:style-name="ce622"/>
          <table:table-cell table:number-columns-repeated="5" table:style-name="ce625" office:value-type="string" calcext:value-type="string">
            <text:p>BAU_902_Pock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673" office:value-type="string" calcext:value-type="string">
            <text:p>-</text:p>
          </table:table-cell>
          <table:table-cell table:style-name="ce550"/>
          <table:table-cell table:number-columns-repeated="5" table:style-name="ce625" office:value-type="string" calcext:value-type="string">
            <text:p>BAU_903_Rufus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546"/>
          <table:table-cell table:style-name="ce622"/>
          <table:table-cell table:number-columns-repeated="4" table:style-name="ce573" office:value-type="string" calcext:value-type="string">
            <text:p>BAU_904_Bauer</text:p>
          </table:table-cell>
          <table:table-cell table:style-name="ce632" office:value-type="string" calcext:value-type="string">
            <text:p><text:span text:style-name="T116">BAU_904_Phil </text:span><text:span text:style-name="T117">[</text:span><text:span text:style-name="T118">∆</text:span><text:span text:style-name="T119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17" office:value-type="string" calcext:value-type="string">
            <text:p>Design Docs</text:p>
          </table:table-cell>
          <table:table-cell table:style-name="ce550"/>
          <table:table-cell table:number-columns-repeated="4" table:style-name="ce573" office:value-type="string" calcext:value-type="string">
            <text:p>BAU_905_Bauer</text:p>
          </table:table-cell>
          <table:table-cell table:style-name="ce632" office:value-type="string" calcext:value-type="string">
            <text:p><text:span text:style-name="T116">BAU_905_Sam </text:span><text:span text:style-name="T117">[</text:span><text:span text:style-name="T118">∆</text:span><text:span text:style-name="T119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18" office:value-type="string" calcext:value-type="string">
            <text:p>Melvin</text:p>
          </table:table-cell>
          <table:table-cell table:style-name="ce550"/>
          <table:table-cell table:number-columns-repeated="3" table:style-name="ce573" office:value-type="string" calcext:value-type="string">
            <text:p>BAU_906_Bauer</text:p>
          </table:table-cell>
          <table:table-cell table:style-name="ce573" office:value-type="string" calcext:value-type="string">
            <text:p>[-]</text:p>
          </table:table-cell>
          <table:table-cell table:style-name="ce632" office:value-type="string" calcext:value-type="string">
            <text:p><text:span text:style-name="T120">BAU_906_Lukas [+</text:span><text:span text:style-name="T121">∆</text:span>]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19" office:value-type="string" calcext:value-type="string">
            <text:p>Horace</text:p>
          </table:table-cell>
          <table:table-cell table:style-name="ce550"/>
          <table:table-cell table:number-columns-repeated="4" table:style-name="ce573" office:value-type="string" calcext:value-type="string">
            <text:p>BAU_907_Bauer</text:p>
          </table:table-cell>
          <table:table-cell table:style-name="ce632" office:value-type="string" calcext:value-type="string">
            <text:p><text:span text:style-name="T163">BAU_907_Tom </text:span><text:span text:style-name="T164">[</text:span><text:span text:style-name="T165">∆</text:span><text:span text:style-name="T166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20" office:value-type="string" calcext:value-type="string">
            <text:p>Jeremiah</text:p>
          </table:table-cell>
          <table:table-cell table:style-name="ce549"/>
          <table:table-cell table:number-columns-repeated="4" table:style-name="ce573" office:value-type="string" calcext:value-type="string">
            <text:p>BAU_908_Bauer</text:p>
          </table:table-cell>
          <table:table-cell table:style-name="ce632" office:value-type="string" calcext:value-type="string">
            <text:p><text:span text:style-name="T116">BAU_908_Larp </text:span><text:span text:style-name="T117">[</text:span><text:span text:style-name="T118">∆</text:span><text:span text:style-name="T119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21" office:value-type="string" calcext:value-type="string">
            <text:p>Lefty</text:p>
          </table:table-cell>
          <table:table-cell table:style-name="ce549"/>
          <table:table-cell table:style-name="ce625" office:value-type="string" calcext:value-type="string">
            <text:p>BAU_909_Nobrain</text:p>
          </table:table-cell>
          <table:table-cell table:number-columns-repeated="3" table:style-name="ce573" office:value-type="string" calcext:value-type="string">
            <text:p>[-]</text:p>
          </table:table-cell>
          <table:table-cell table:style-name="ce735" office:value-type="string" calcext:value-type="string">
            <text:p><text:span text:style-name="T167">BAU_909_Halloran </text:span><text:span text:style-name="T168">[+</text:span><text:span text:style-name="T169">∆</text:span><text:span text:style-name="T170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21" office:value-type="string" calcext:value-type="string">
            <text:p>Poke</text:p>
          </table:table-cell>
          <table:table-cell table:style-name="ce726"/>
          <table:table-cell table:number-columns-repeated="2" table:style-name="ce729" office:value-type="string" calcext:value-type="string">
            <text:p>BAU_910_Bauer</text:p>
          </table:table-cell>
          <table:table-cell table:number-columns-repeated="2" table:style-name="ce573" office:value-type="string" calcext:value-type="string">
            <text:p>[-]</text:p>
          </table:table-cell>
          <table:table-cell table:style-name="ce736" office:value-type="string" calcext:value-type="string">
            <text:p><text:span text:style-name="T167">BAU_910_Judas </text:span><text:span text:style-name="T168">[+</text:span><text:span text:style-name="T169">∆</text:span><text:span text:style-name="T170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21" office:value-type="string" calcext:value-type="string">
            <text:p>Rufus</text:p>
          </table:table-cell>
          <table:table-cell table:style-name="ce726"/>
          <table:table-cell table:number-columns-repeated="3" table:style-name="ce729" office:value-type="string" calcext:value-type="string">
            <text:p>BAU_911_Bauer</text:p>
          </table:table-cell>
          <table:table-cell table:style-name="ce573" office:value-type="string" calcext:value-type="string">
            <text:p>[-]</text:p>
          </table:table-cell>
          <table:table-cell table:style-name="ce736" office:value-type="string" calcext:value-type="string">
            <text:p><text:span text:style-name="T167">BAU_911_Miles </text:span><text:span text:style-name="T168">[+</text:span><text:span text:style-name="T169">∆</text:span><text:span text:style-name="T170">]</text:span></text:p>
          </table:table-cell>
          <table:table-cell table:style-name="ce524" table:number-columns-repeated="18"/>
        </table:table-row>
        <table:table-row table:style-name="ro1">
          <table:table-cell table:style-name="ce524"/>
          <table:table-cell table:style-name="ce721" office:value-type="string" calcext:value-type="string">
            <text:p>Phil</text:p>
          </table:table-cell>
          <table:table-cell table:style-name="ce726"/>
          <table:table-cell table:number-columns-repeated="5" table:style-name="ce625" office:value-type="string" calcext:value-type="string">
            <text:p>BAU_912_Jeremiah</text:p>
          </table:table-cell>
          <table:table-cell table:style-name="ce524" table:number-columns-repeated="18"/>
        </table:table-row>
        <table:table-row table:style-name="ro1">
          <table:table-cell/>
          <table:table-cell table:style-name="ce721" office:value-type="string" calcext:value-type="string">
            <text:p>Sam</text:p>
          </table:table-cell>
          <table:table-cell table:style-name="ce726"/>
          <table:table-cell table:number-columns-repeated="3" table:style-name="ce730" office:value-type="string" calcext:value-type="string">
            <text:p>BAU_913_Bauer</text:p>
          </table:table-cell>
          <table:table-cell table:style-name="ce573" office:value-type="string" calcext:value-type="string">
            <text:p>[-]</text:p>
          </table:table-cell>
          <table:table-cell table:style-name="ce737" office:value-type="string" calcext:value-type="string">
            <text:p><text:span text:style-name="T171">BAU_913_Bauer </text:span><text:span text:style-name="T172">[+]</text:span>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2" office:value-type="string" calcext:value-type="string">
            <text:p>Lukas</text:p>
          </table:table-cell>
          <table:table-cell table:style-name="ce726"/>
          <table:table-cell table:number-columns-repeated="5" table:style-name="ce573" office:value-type="string" calcext:value-type="string">
            <text:p>BAU_914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1" office:value-type="string" calcext:value-type="string">
            <text:p>Russel</text:p>
          </table:table-cell>
          <table:table-cell table:style-name="ce727"/>
          <table:table-cell table:number-columns-repeated="5" table:style-name="ce573" office:value-type="string" calcext:value-type="string">
            <text:p>BAU_915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2" office:value-type="string" calcext:value-type="string">
            <text:p>Grimes</text:p>
          </table:table-cell>
          <table:table-cell table:style-name="ce727"/>
          <table:table-cell table:number-columns-repeated="5" table:style-name="ce573" office:value-type="string" calcext:value-type="string">
            <text:p>BAU_916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1" office:value-type="string" calcext:value-type="string">
            <text:p>Silas</text:p>
          </table:table-cell>
          <table:table-cell table:style-name="ce727"/>
          <table:table-cell table:number-columns-repeated="5" table:style-name="ce573" office:value-type="string" calcext:value-type="string">
            <text:p>BAU_917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1" office:value-type="string" calcext:value-type="string">
            <text:p>Tom</text:p>
          </table:table-cell>
          <table:table-cell table:style-name="ce727"/>
          <table:table-cell table:number-columns-repeated="3" table:style-name="ce730" office:value-type="string" calcext:value-type="string">
            <text:p>BAU_918_Bauer</text:p>
          </table:table-cell>
          <table:table-cell table:style-name="ce573" office:value-type="string" calcext:value-type="string">
            <text:p>[-]</text:p>
          </table:table-cell>
          <table:table-cell table:style-name="ce737" office:value-type="string" calcext:value-type="string">
            <text:p>BAU_918_Bauer [+]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2" office:value-type="string" calcext:value-type="string">
            <text:p>Larp</text:p>
          </table:table-cell>
          <table:table-cell table:style-name="ce727"/>
          <table:table-cell table:number-columns-repeated="5" table:style-name="ce573" office:value-type="string" calcext:value-type="string">
            <text:p>BAU_919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1" office:value-type="string" calcext:value-type="string">
            <text:p>Halloran</text:p>
          </table:table-cell>
          <table:table-cell table:style-name="ce727"/>
          <table:table-cell table:number-columns-repeated="5" table:style-name="ce573" office:value-type="string" calcext:value-type="string">
            <text:p>BAU_920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1" office:value-type="string" calcext:value-type="string">
            <text:p>Judas</text:p>
          </table:table-cell>
          <table:table-cell table:style-name="ce727"/>
          <table:table-cell table:number-columns-repeated="5" table:style-name="ce573" office:value-type="string" calcext:value-type="string">
            <text:p>BAU_921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723" office:value-type="string" calcext:value-type="string">
            <text:p>Miles</text:p>
          </table:table-cell>
          <table:table-cell table:style-name="ce727"/>
          <table:table-cell table:number-columns-repeated="5" table:style-name="ce573" office:value-type="string" calcext:value-type="string">
            <text:p>BAU_922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23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8"/>
          <table:table-cell table:number-columns-repeated="5" table:style-name="ce573" office:value-type="string" calcext:value-type="string">
            <text:p>BAU_924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25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26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27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28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29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5" table:style-name="ce573" office:value-type="string" calcext:value-type="string">
            <text:p>BAU_930_Bau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3" table:style-name="ce730" office:value-type="string" calcext:value-type="string">
            <text:p>BAU_931_Bauer</text:p>
          </table:table-cell>
          <table:table-cell table:style-name="ce573" office:value-type="string" calcext:value-type="string">
            <text:p>[-]</text:p>
          </table:table-cell>
          <table:table-cell table:style-name="ce737" office:value-type="string" calcext:value-type="string">
            <text:p>BAU_931_Bauer <text:span text:style-name="T173">[+]</text:span>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3" table:style-name="ce730" office:value-type="string" calcext:value-type="string">
            <text:p>BAU_932_Bauer</text:p>
          </table:table-cell>
          <table:table-cell table:style-name="ce573" office:value-type="string" calcext:value-type="string">
            <text:p>[-]</text:p>
          </table:table-cell>
          <table:table-cell table:style-name="ce737" office:value-type="string" calcext:value-type="string">
            <text:p>BAU_932_Bauer <text:span text:style-name="T173">[+]</text:span>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3" table:style-name="ce730" office:value-type="string" calcext:value-type="string">
            <text:p>BAU_933_Bauer</text:p>
          </table:table-cell>
          <table:table-cell table:style-name="ce573" office:value-type="string" calcext:value-type="string">
            <text:p>[-]</text:p>
          </table:table-cell>
          <table:table-cell table:style-name="ce737" office:value-type="string" calcext:value-type="string">
            <text:p>BAU_933_Bauer <text:span text:style-name="T173">[+]</text:span>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3" table:style-name="ce730" office:value-type="string" calcext:value-type="string">
            <text:p>BAU_934_Bauer</text:p>
          </table:table-cell>
          <table:table-cell table:style-name="ce573" office:value-type="string" calcext:value-type="string">
            <text:p>[-]</text:p>
          </table:table-cell>
          <table:table-cell table:style-name="ce737" office:value-type="string" calcext:value-type="string">
            <text:p>BAU_934_Bauer <text:span text:style-name="T173">[+]</text:span>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/>
          <table:table-cell table:style-name="ce727"/>
          <table:table-cell table:number-columns-repeated="3" table:style-name="ce628" office:value-type="string" calcext:value-type="string">
            <text:p>BAU_935_Homer</text:p>
          </table:table-cell>
          <table:table-cell table:number-columns-repeated="2" table:style-name="ce625" office:value-type="string" calcext:value-type="string">
            <text:p>BAU_935_Homer</text:p>
          </table:table-cell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 table:number-columns-repeated="3"/>
          <table:table-cell table:style-name="ce550"/>
          <table:table-cell/>
          <table:table-cell table:style-name="ce573" office:value-type="string" calcext:value-type="string">
            <text:p>[-]</text:p>
          </table:table-cell>
          <table:table-cell table:style-name="ce738"/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 table:number-columns-repeated="3"/>
          <table:table-cell table:style-name="ce731"/>
          <table:table-cell/>
          <table:table-cell table:style-name="ce573" office:value-type="string" calcext:value-type="string">
            <text:p>[-]</text:p>
          </table:table-cell>
          <table:table-cell table:style-name="ce608"/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 table:number-columns-repeated="3"/>
          <table:table-cell table:style-name="ce550"/>
          <table:table-cell/>
          <table:table-cell table:style-name="ce573" office:value-type="string" calcext:value-type="string">
            <text:p>[-]</text:p>
          </table:table-cell>
          <table:table-cell table:style-name="ce738"/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 table:number-columns-repeated="3"/>
          <table:table-cell table:number-columns-repeated="2"/>
          <table:table-cell table:style-name="ce573" office:value-type="string" calcext:value-type="string">
            <text:p>[-]</text:p>
          </table:table-cell>
          <table:table-cell table:style-name="ce608"/>
          <table:table-cell table:style-name="ce525"/>
          <table:table-cell table:number-columns-repeated="17"/>
        </table:table-row>
        <table:table-row table:style-name="ro1">
          <table:table-cell/>
          <table:table-cell table:style-name="ce543" table:number-columns-repeated="3"/>
          <table:table-cell table:number-columns-repeated="2"/>
          <table:table-cell table:style-name="ce628" office:value-type="string" calcext:value-type="string">
            <text:p>BAU_940_Riddler</text:p>
          </table:table-cell>
          <table:table-cell table:style-name="ce609"/>
          <table:table-cell table:style-name="ce525"/>
          <table:table-cell table:number-columns-repeated="17"/>
        </table:table-row>
        <table:table-row table:style-name="ro1" table:number-rows-repeated="3">
          <table:table-cell/>
          <table:table-cell table:style-name="ce543" table:number-columns-repeated="3"/>
          <table:table-cell/>
          <table:table-cell table:style-name="ce550" table:number-columns-repeated="2"/>
          <table:table-cell table:style-name="ce528"/>
          <table:table-cell table:style-name="ce525"/>
          <table:table-cell table:number-columns-repeated="17"/>
        </table:table-row>
        <table:table-row table:style-name="ro1" table:number-rows-repeated="6">
          <table:table-cell/>
          <table:table-cell table:style-name="ce543" table:number-columns-repeated="4"/>
          <table:table-cell table:style-name="ce528"/>
          <table:table-cell table:style-name="ce550" table:number-columns-repeated="2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4"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6"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21"/>
        </table:table-row>
        <table:table-row table:style-name="ro1">
          <table:table-cell/>
          <table:table-cell table:style-name="ce528"/>
          <table:table-cell/>
          <table:table-cell table:style-name="ce525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525"/>
          <table:table-cell/>
          <table:table-cell table:style-name="ce525" table:number-columns-repeated="6"/>
          <table:table-cell table:number-columns-repeated="17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25"/>
          <table:table-cell table:style-name="ce733" table:number-columns-repeated="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25"/>
          <table:table-cell table:style-name="ce733" table:number-columns-repeated="2"/>
          <table:table-cell table:style-name="ce739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3">
          <table:table-cell table:style-name="ce715"/>
          <table:table-cell/>
          <table:table-cell table:style-name="ce724" table:number-columns-repeated="3"/>
          <table:table-cell table:style-name="ce725"/>
          <table:table-cell table:style-name="ce733" table:number-columns-repeated="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25"/>
          <table:table-cell table:style-name="ce733" table:number-columns-repeated="2"/>
          <table:table-cell table:style-name="ce739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4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 table:number-columns-repeated="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/>
          <table:table-cell table:style-name="ce739"/>
          <table:table-cell table:style-name="ce733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 table:number-columns-repeated="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4"/>
          <table:table-cell table:style-name="ce733" table:number-columns-repeated="2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10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 table:number-columns-repeated="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/>
          <table:table-cell table:style-name="ce740"/>
          <table:table-cell table:style-name="ce73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4"/>
          <table:table-cell table:style-name="ce733"/>
          <table:table-cell table:style-name="ce740"/>
          <table:table-cell table:style-name="ce73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/>
          <table:table-cell table:style-name="ce740"/>
          <table:table-cell table:style-name="ce73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 table:style-name="ce725"/>
          <table:table-cell table:style-name="ce724" table:number-columns-repeated="3"/>
          <table:table-cell table:style-name="ce732"/>
          <table:table-cell table:style-name="ce733"/>
          <table:table-cell table:style-name="ce740"/>
          <table:table-cell table:style-name="ce733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 table:number-columns-repeated="3"/>
          <table:table-cell table:style-name="ce715" table:number-columns-repeated="3"/>
          <table:table-cell table:style-name="Default" table:number-columns-repeated="14"/>
        </table:table-row>
        <table:table-row table:style-name="ro1">
          <table:table-cell table:style-name="ce715"/>
          <table:table-cell/>
          <table:table-cell table:style-name="ce724" table:number-columns-repeated="3"/>
          <table:table-cell table:style-name="ce732"/>
          <table:table-cell table:style-name="ce733"/>
          <table:table-cell table:style-name="ce740"/>
          <table:table-cell table:style-name="ce733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15">
          <table:table-cell table:style-name="ce715"/>
          <table:table-cell/>
          <table:table-cell table:style-name="ce724" table:number-columns-repeated="3"/>
          <table:table-cell table:style-name="ce732" table:number-columns-repeated="3"/>
          <table:table-cell table:style-name="ce725"/>
          <table:table-cell table:style-name="ce715" table:number-columns-repeated="3"/>
          <table:table-cell table:style-name="Default" table:number-columns-repeated="14"/>
        </table:table-row>
        <table:table-row table:style-name="ro1" table:number-rows-repeated="6">
          <table:table-cell table:style-name="ce715" table:number-columns-repeated="12"/>
          <table:table-cell table:style-name="Default" table:number-columns-repeated="14"/>
        </table:table-row>
        <table:table-row table:style-name="ro1">
          <table:table-cell table:style-name="ce715" table:number-columns-repeated="12"/>
          <table:table-cell table:style-name="Default" table:number-columns-repeated="14"/>
        </table:table-row>
      </table:table>
      <table:table table:name="SFB" table:style-name="ta7">
        <table:table-column table:style-name="co1" table:default-cell-style-name="ce524"/>
        <table:table-column table:style-name="co35" table:default-cell-style-name="ce524"/>
        <table:table-column table:style-name="co2" table:default-cell-style-name="ce524"/>
        <table:table-column table:style-name="co6" table:default-cell-style-name="ce524"/>
        <table:table-column table:style-name="co21" table:default-cell-style-name="ce524"/>
        <table:table-column table:style-name="co36" table:number-columns-repeated="2" table:default-cell-style-name="ce524"/>
        <table:table-column table:style-name="co5" table:default-cell-style-name="ce524"/>
        <table:table-column table:style-name="co7" table:default-cell-style-name="ce524"/>
        <table:table-column table:style-name="co36" table:default-cell-style-name="ce524"/>
        <table:table-column table:style-name="co27" table:default-cell-style-name="ce524"/>
        <table:table-column table:style-name="co1" table:number-columns-repeated="15" table:default-cell-style-name="ce524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527" office:value-type="string" calcext:value-type="string">
            <text:p>SFB IDs</text:p>
          </table:table-cell>
          <table:table-cell/>
          <table:table-cell table:style-name="ce689"/>
          <table:table-cell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754" office:value-type="string" calcext:value-type="string">
            <text:p>[-] = removed</text:p>
          </table:table-cell>
          <table:table-cell table:style-name="ce758"/>
          <table:table-cell table:number-columns-repeated="18"/>
        </table:table-row>
        <table:table-row table:style-name="ro1">
          <table:table-cell/>
          <table:table-cell table:style-name="ce528" table:number-columns-repeated="4"/>
          <table:table-cell table:style-name="ce557" office:value-type="string" calcext:value-type="string">
            <text:p><text:span text:style-name="T1">Last Change:</text:span>   13.07.22</text:p>
          </table:table-cell>
          <table:table-cell table:style-name="ce586"/>
          <table:table-cell table:style-name="ce528"/>
          <table:table-cell table:style-name="ce755" office:value-type="string" calcext:value-type="string">
            <text:p>[+] = added</text:p>
          </table:table-cell>
          <table:table-cell table:style-name="ce758"/>
          <table:table-cell table:number-columns-repeated="18"/>
        </table:table-row>
        <table:table-row table:style-name="ro1">
          <table:table-cell/>
          <table:table-cell table:style-name="ce528"/>
          <table:table-cell/>
          <table:table-cell table:style-name="ce528"/>
          <table:table-cell/>
          <table:table-cell table:style-name="ce528" table:number-columns-repeated="3"/>
          <table:table-cell table:style-name="ce756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759"/>
          <table:table-cell table:number-columns-repeated="18"/>
        </table:table-row>
        <table:table-row table:style-name="ro1">
          <table:table-cell/>
          <table:table-cell table:style-name="ce529"/>
          <table:table-cell/>
          <table:table-cell table:style-name="ce544"/>
          <table:table-cell/>
          <table:table-cell table:style-name="ce544" table:number-columns-repeated="2"/>
          <table:table-cell table:number-columns-repeated="21"/>
        </table:table-row>
        <table:table-row table:style-name="ro1">
          <table:table-cell/>
          <table:table-cell table:style-name="ce530"/>
          <table:table-cell table:style-name="ce528" table:number-columns-repeated="8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style-name="ce612" office:value-type="string" calcext:value-type="string">
            <text:p>Chosen Role</text:p>
          </table:table-cell>
          <table:table-cell table:number-columns-repeated="17"/>
        </table:table-row>
        <table:table-row table:style-name="ro1">
          <table:table-cell/>
          <table:table-cell table:style-name="ce716" office:value-type="string" calcext:value-type="string">
            <text:p>-</text:p>
          </table:table-cell>
          <table:table-cell table:style-name="ce744"/>
          <table:table-cell table:style-name="ce677" office:value-type="string" calcext:value-type="string">
            <text:p>'Der Mineninspektor’</text:p>
          </table:table-cell>
          <table:table-cell table:style-name="ce744"/>
          <table:table-cell table:style-name="ce624" office:value-type="string" calcext:value-type="string">
            <text:p>SFB_1000_Aiko</text:p>
          </table:table-cell>
          <table:table-cell table:style-name="ce753" office:value-type="string" calcext:value-type="string">
            <text:p><text:span text:style-name="T130">SFB_1000_Schuerfer </text:span><text:span text:style-name="T174">[</text:span><text:span text:style-name="T175">∆</text:span><text:span text:style-name="T174">]</text:span></text:p>
          </table:table-cell>
          <table:table-cell table:style-name="ce753" office:value-type="string" calcext:value-type="string">
            <text:p><text:span text:style-name="T130">SFB_1000_Schuerfer </text:span><text:span text:style-name="T174">[</text:span><text:span text:style-name="T175">∆</text:span><text:span text:style-name="T174">]</text:span></text:p>
          </table:table-cell>
          <table:table-cell table:style-name="ce753" office:value-type="string" calcext:value-type="string">
            <text:p><text:span text:style-name="T178">SFB_1000_Senyan </text:span><text:span text:style-name="T179">[</text:span><text:span text:style-name="T180">∆</text:span><text:span text:style-name="T179">]</text:span></text:p>
          </table:table-cell>
          <table:table-cell table:style-name="ce624" office:value-type="string" calcext:value-type="string">
            <text:p><text:span text:style-name="T130">SFB_1000_Aiko </text:span><text:span text:style-name="T174">[</text:span><text:span text:style-name="T175">∆</text:span><text:span text:style-name="T174">]</text:span></text:p>
          </table:table-cell>
          <table:table-cell table:style-name="ce677" office:value-type="string" calcext:value-type="string">
            <text:p>'Der Mineninspektor’</text:p>
          </table:table-cell>
          <table:table-cell table:number-columns-repeated="17"/>
        </table:table-row>
        <table:table-row table:style-name="ro1">
          <table:table-cell/>
          <table:table-cell table:style-name="ce546" table:number-columns-repeated="2"/>
          <table:table-cell table:style-name="ce678" office:value-type="string" calcext:value-type="string">
            <text:p>'Die Spürnase’</text:p>
          </table:table-cell>
          <table:table-cell table:style-name="ce546"/>
          <table:table-cell table:style-name="ce625" office:value-type="string" calcext:value-type="string">
            <text:p>SFB_1001_Gjan</text:p>
          </table:table-cell>
          <table:table-cell table:style-name="ce626" office:value-type="string" calcext:value-type="string">
            <text:p><text:span text:style-name="T163">SFB_1001_Schuerfer </text:span><text:span text:style-name="T176">[</text:span><text:span text:style-name="T177">∆</text:span><text:span text:style-name="T176">]</text:span></text:p>
          </table:table-cell>
          <table:table-cell table:style-name="ce626" office:value-type="string" calcext:value-type="string">
            <text:p><text:span text:style-name="T163">SFB_1001_Schuerfer </text:span><text:span text:style-name="T176">[</text:span><text:span text:style-name="T177">∆</text:span><text:span text:style-name="T176">]</text:span></text:p>
          </table:table-cell>
          <table:table-cell table:style-name="ce626" office:value-type="string" calcext:value-type="string">
            <text:p>SFB_1001_Schuerfer</text:p>
          </table:table-cell>
          <table:table-cell table:style-name="ce625" office:value-type="string" calcext:value-type="string">
            <text:p><text:span text:style-name="T130">SFB_1001_Gjan </text:span><text:span text:style-name="T174">[</text:span><text:span text:style-name="T175">∆</text:span><text:span text:style-name="T174">]</text:span></text:p>
          </table:table-cell>
          <table:table-cell table:style-name="ce678" office:value-type="string" calcext:value-type="string">
            <text:p>'Die Spürnase’</text:p>
          </table:table-cell>
          <table:table-cell table:number-columns-repeated="17"/>
        </table:table-row>
        <table:table-row table:style-name="ro1">
          <table:table-cell/>
          <table:table-cell table:style-name="ce532" office:value-type="string" calcext:value-type="string">
            <text:p>0.64b</text:p>
          </table:table-cell>
          <table:table-cell table:style-name="ce745"/>
          <table:table-cell table:style-name="ce678" office:value-type="string" calcext:value-type="string">
            <text:p>'Der Baumeister’</text:p>
          </table:table-cell>
          <table:table-cell table:style-name="ce745"/>
          <table:table-cell table:style-name="ce625" office:value-type="string" calcext:value-type="string">
            <text:p>SFB_1002_Lej</text:p>
          </table:table-cell>
          <table:table-cell table:style-name="ce625" office:value-type="string" calcext:value-type="string">
            <text:p><text:span text:style-name="T130">SFB_1002_Aiko </text:span><text:span text:style-name="T174">[</text:span><text:span text:style-name="T175">∆</text:span><text:span text:style-name="T174">]</text:span></text:p>
          </table:table-cell>
          <table:table-cell table:style-name="ce625" office:value-type="string" calcext:value-type="string">
            <text:p><text:span text:style-name="T130">SFB_1002_Aiko </text:span><text:span text:style-name="T174">[</text:span><text:span text:style-name="T175">∆</text:span><text:span text:style-name="T174">]</text:span>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2_Lej </text:span><text:span text:style-name="T181">[+]</text:span></text:p>
          </table:table-cell>
          <table:table-cell table:style-name="ce679" office:value-type="string" calcext:value-type="string">
            <text:p>'Der Baumeister’</text:p>
          </table:table-cell>
          <table:table-cell table:number-columns-repeated="17"/>
        </table:table-row>
        <table:table-row table:style-name="ro1">
          <table:table-cell/>
          <table:table-cell table:style-name="ce673" office:value-type="string" calcext:value-type="string">
            <text:p>-</text:p>
          </table:table-cell>
          <table:table-cell table:style-name="ce546"/>
          <table:table-cell table:style-name="ce678" office:value-type="string" calcext:value-type="string">
            <text:p>2x Sortierer</text:p>
          </table:table-cell>
          <table:table-cell table:style-name="ce546"/>
          <table:table-cell table:number-columns-repeated="3" table:style-name="ce625" office:value-type="string" calcext:value-type="string">
            <text:p>SFB_1003_Senyan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3_Senyan </text:span><text:span text:style-name="T181">[+]</text:span></text:p>
          </table:table-cell>
          <table:table-cell table:style-name="ce550"/>
          <table:table-cell table:number-columns-repeated="17"/>
        </table:table-row>
        <table:table-row table:style-name="ro1">
          <table:table-cell/>
          <table:table-cell table:style-name="ce546"/>
          <table:table-cell table:style-name="ce745"/>
          <table:table-cell table:style-name="ce678" office:value-type="string" calcext:value-type="string">
            <text:p>10x Schürfer</text:p>
          </table:table-cell>
          <table:table-cell table:style-name="ce745"/>
          <table:table-cell table:number-columns-repeated="3" table:style-name="ce625" office:value-type="string" calcext:value-type="string">
            <text:p>SFB_1004_Garbar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4_Garbar </text:span><text:span text:style-name="T181">[+]</text:span></text:p>
          </table:table-cell>
          <table:table-cell table:style-name="ce528"/>
          <table:table-cell table:number-columns-repeated="17"/>
        </table:table-row>
        <table:table-row table:style-name="ro1">
          <table:table-cell/>
          <table:table-cell table:style-name="ce717" office:value-type="string" calcext:value-type="string">
            <text:p>Alex Story</text:p>
          </table:table-cell>
          <table:table-cell table:style-name="ce546"/>
          <table:table-cell table:style-name="ce679" office:value-type="string" calcext:value-type="string">
            <text:p>5x Träger</text:p>
          </table:table-cell>
          <table:table-cell table:style-name="ce546"/>
          <table:table-cell table:number-columns-repeated="3" table:style-name="ce625" office:value-type="string" calcext:value-type="string">
            <text:p>SFB_1005_Mihai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5_Mihai </text:span><text:span text:style-name="T181">[+]</text:span></text:p>
          </table:table-cell>
          <table:table-cell table:style-name="ce528"/>
          <table:table-cell table:number-columns-repeated="17"/>
        </table:table-row>
        <table:table-row table:style-name="ro1">
          <table:table-cell/>
          <table:table-cell table:style-name="ce718" office:value-type="string" calcext:value-type="string">
            <text:p>Pieto ‚Erzfinder‘</text:p>
          </table:table-cell>
          <table:table-cell table:style-name="ce546" table:number-columns-repeated="3"/>
          <table:table-cell table:number-columns-repeated="3" table:style-name="ce625" office:value-type="string" calcext:value-type="string">
            <text:p>SFB_1006_Gornios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6_Gornios </text:span><text:span text:style-name="T181">[+]</text:span></text:p>
          </table:table-cell>
          <table:table-cell table:style-name="ce546"/>
          <table:table-cell table:number-columns-repeated="17"/>
        </table:table-row>
        <table:table-row table:style-name="ro1">
          <table:table-cell/>
          <table:table-cell table:style-name="ce719" office:value-type="string" calcext:value-type="string">
            <text:p>Laars</text:p>
          </table:table-cell>
          <table:table-cell table:style-name="ce546" table:number-columns-repeated="3"/>
          <table:table-cell table:number-columns-repeated="3" table:style-name="ce625" office:value-type="string" calcext:value-type="string">
            <text:p>SFB_1007_Arto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7_Arto </text:span><text:span text:style-name="T181">[+]</text:span></text:p>
          </table:table-cell>
          <table:table-cell table:style-name="ce546"/>
          <table:table-cell table:number-columns-repeated="17"/>
        </table:table-row>
        <table:table-row table:style-name="ro1">
          <table:table-cell/>
          <table:table-cell table:style-name="ce720" office:value-type="string" calcext:value-type="string">
            <text:p>Lurik (FLL?)</text:p>
          </table:table-cell>
          <table:table-cell table:style-name="ce546" table:number-columns-repeated="2"/>
          <table:table-cell table:style-name="ce750"/>
          <table:table-cell table:number-columns-repeated="3" table:style-name="ce625" office:value-type="string" calcext:value-type="string">
            <text:p>SFB_1008_Threp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8_Threp </text:span><text:span text:style-name="T181">[+]</text:span></text:p>
          </table:table-cell>
          <table:table-cell table:number-columns-repeated="18"/>
        </table:table-row>
        <table:table-row table:style-name="ro1">
          <table:table-cell/>
          <table:table-cell table:style-name="ce721" office:value-type="string" calcext:value-type="string">
            <text:p>Schondar</text:p>
          </table:table-cell>
          <table:table-cell table:style-name="ce546" table:number-columns-repeated="2"/>
          <table:table-cell table:style-name="ce750"/>
          <table:table-cell table:number-columns-repeated="3" table:style-name="ce625" office:value-type="string" calcext:value-type="string">
            <text:p>SFB_1009_Caer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09_Caer </text:span><text:span text:style-name="T181">[+]</text:span></text:p>
          </table:table-cell>
          <table:table-cell table:number-columns-repeated="18"/>
        </table:table-row>
        <table:table-row table:style-name="ro1">
          <table:table-cell/>
          <table:table-cell table:style-name="ce721" office:value-type="string" calcext:value-type="string">
            <text:p>Zuhl</text:p>
          </table:table-cell>
          <table:table-cell table:style-name="ce528"/>
          <table:table-cell table:style-name="ce747"/>
          <table:table-cell table:style-name="ce726"/>
          <table:table-cell table:number-columns-repeated="3" table:style-name="ce751" office:value-type="string" calcext:value-type="string">
            <text:p>SFB_1010_Kilan</text:p>
          </table:table-cell>
          <table:table-cell table:style-name="ce573" office:value-type="string" calcext:value-type="string">
            <text:p>[-]</text:p>
          </table:table-cell>
          <table:table-cell table:style-name="ce751" office:value-type="string" calcext:value-type="string">
            <text:p><text:span text:style-name="T182">SFB_1010_Kilan </text:span><text:span text:style-name="T183">[+]</text:span></text:p>
          </table:table-cell>
          <table:table-cell table:number-columns-repeated="18"/>
        </table:table-row>
        <table:table-row table:style-name="ro1">
          <table:table-cell/>
          <table:table-cell table:style-name="ce721" office:value-type="string" calcext:value-type="string">
            <text:p>Tito ‚Tunnelspührer’</text:p>
          </table:table-cell>
          <table:table-cell table:style-name="ce528"/>
          <table:table-cell table:style-name="ce747" office:value-type="string" calcext:value-type="string">
            <text:p>Tito Theosorus Elain</text:p>
          </table:table-cell>
          <table:table-cell table:style-name="ce726"/>
          <table:table-cell table:number-columns-repeated="3" table:style-name="ce751" office:value-type="string" calcext:value-type="string">
            <text:p>SFB_1011_Herek</text:p>
          </table:table-cell>
          <table:table-cell table:style-name="ce573" office:value-type="string" calcext:value-type="string">
            <text:p>[-]</text:p>
          </table:table-cell>
          <table:table-cell table:style-name="ce751" office:value-type="string" calcext:value-type="string">
            <text:p><text:span text:style-name="T182">SFB_1011_Herek </text:span><text:span text:style-name="T183">[+]</text:span></text:p>
          </table:table-cell>
          <table:table-cell table:number-columns-repeated="18"/>
        </table:table-row>
        <table:table-row table:style-name="ro1">
          <table:table-cell/>
          <table:table-cell table:style-name="ce721" office:value-type="string" calcext:value-type="string">
            <text:p>Vlukk</text:p>
          </table:table-cell>
          <table:table-cell table:style-name="ce528"/>
          <table:table-cell table:style-name="ce546"/>
          <table:table-cell table:style-name="ce726"/>
          <table:table-cell table:number-columns-repeated="3" table:style-name="ce625" office:value-type="string" calcext:value-type="string">
            <text:p>SFB_1012_Weeze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12_Weeze </text:span><text:span text:style-name="T181">[+]</text:span></text:p>
          </table:table-cell>
          <table:table-cell table:number-columns-repeated="18"/>
        </table:table-row>
        <table:table-row table:style-name="ro1">
          <table:table-cell/>
          <table:table-cell table:style-name="ce721" office:value-type="string" calcext:value-type="string">
            <text:p>Ischka</text:p>
          </table:table-cell>
          <table:table-cell table:style-name="ce528"/>
          <table:table-cell table:style-name="ce748"/>
          <table:table-cell table:style-name="ce726"/>
          <table:table-cell table:number-columns-repeated="3" table:style-name="ce752" office:value-type="string" calcext:value-type="string">
            <text:p>SFB_1013_Dagger</text:p>
          </table:table-cell>
          <table:table-cell table:style-name="ce573" office:value-type="string" calcext:value-type="string">
            <text:p>[-]</text:p>
          </table:table-cell>
          <table:table-cell table:style-name="ce752" office:value-type="string" calcext:value-type="string">
            <text:p><text:span text:style-name="T182">SFB_1013_Dagger </text:span><text:span text:style-name="T183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741" office:value-type="string" calcext:value-type="string">
            <text:p>Rigupp</text:p>
          </table:table-cell>
          <table:table-cell table:style-name="ce528"/>
          <table:table-cell table:style-name="ce546"/>
          <table:table-cell table:style-name="ce726"/>
          <table:table-cell table:number-columns-repeated="3" table:style-name="ce625" office:value-type="string" calcext:value-type="string">
            <text:p>SFB_1014_Swiney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14_Swiney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721" office:value-type="string" calcext:value-type="string">
            <text:p>Jan ‚Erznase‘</text:p>
          </table:table-cell>
          <table:table-cell table:style-name="ce528"/>
          <table:table-cell table:style-name="ce546"/>
          <table:table-cell table:style-name="ce726"/>
          <table:table-cell table:number-columns-repeated="3" table:style-name="ce625" office:value-type="string" calcext:value-type="string">
            <text:p>SFB_1015_Oldman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15_Oldman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722" office:value-type="string" calcext:value-type="string">
            <text:p>Jojo</text:p>
          </table:table-cell>
          <table:table-cell table:style-name="ce528"/>
          <table:table-cell table:style-name="ce546"/>
          <table:table-cell table:style-name="ce726"/>
          <table:table-cell table:style-name="ce625" office:value-type="string" calcext:value-type="string">
            <text:p>SFB_1016_Renyu</text:p>
          </table:table-cell>
          <table:table-cell table:number-columns-repeated="3"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16_Renyu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719" office:value-type="string" calcext:value-type="string">
            <text:p>Schlangengräber</text:p>
          </table:table-cell>
          <table:table-cell table:style-name="ce528"/>
          <table:table-cell table:style-name="ce546"/>
          <table:table-cell table:style-name="ce726"/>
          <table:table-cell table:style-name="ce625" office:value-type="string" calcext:value-type="string">
            <text:p>SFB_1017_Cyrl</text:p>
          </table:table-cell>
          <table:table-cell table:number-columns-repeated="2" table:style-name="ce573" office:value-type="string" calcext:value-type="string">
            <text:p>SFB_1017_Schuerfer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17_Cyrl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742" office:value-type="string" calcext:value-type="string">
            <text:p>Alfie Einhand (FLL?)</text:p>
          </table:table-cell>
          <table:table-cell table:style-name="ce528"/>
          <table:table-cell table:style-name="ce748"/>
          <table:table-cell table:style-name="ce726"/>
          <table:table-cell table:style-name="ce752" office:value-type="string" calcext:value-type="string">
            <text:p>SFB_1018_Carris</text:p>
          </table:table-cell>
          <table:table-cell table:number-columns-repeated="2" table:style-name="ce730" office:value-type="string" calcext:value-type="string">
            <text:p>SFB_1018_Schuerfer</text:p>
          </table:table-cell>
          <table:table-cell table:style-name="ce573" office:value-type="string" calcext:value-type="string">
            <text:p>[-]</text:p>
          </table:table-cell>
          <table:table-cell table:style-name="ce752" office:value-type="string" calcext:value-type="string">
            <text:p><text:span text:style-name="T182">SFB_1018_Carris </text:span><text:span text:style-name="T183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726"/>
          <table:table-cell table:style-name="ce625" office:value-type="string" calcext:value-type="string">
            <text:p>SFB_1019_Ragna</text:p>
          </table:table-cell>
          <table:table-cell table:number-columns-repeated="2" table:style-name="ce573" office:value-type="string" calcext:value-type="string">
            <text:p>SFB_1019_Schuerfer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19_Ragna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n?</text:p>
          </table:table-cell>
          <table:table-cell table:style-name="ce528"/>
          <table:table-cell table:style-name="ce546"/>
          <table:table-cell table:style-name="ce726"/>
          <table:table-cell table:style-name="ce625" office:value-type="string" calcext:value-type="string">
            <text:p>SFB_1020_Azzo</text:p>
          </table:table-cell>
          <table:table-cell table:number-columns-repeated="2" table:style-name="ce573" office:value-type="string" calcext:value-type="string">
            <text:p>SFB_1020_Schuerfer</text:p>
          </table:table-cell>
          <table:table-cell table:style-name="ce573" office:value-type="string" calcext:value-type="string">
            <text:p>[-]</text:p>
          </table:table-cell>
          <table:table-cell table:style-name="ce625" office:value-type="string" calcext:value-type="string">
            <text:p><text:span text:style-name="T130">SFB_1020_Azzo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726"/>
          <table:table-cell table:number-columns-repeated="3" table:style-name="ce573" office:value-type="string" calcext:value-type="string">
            <text:p>SFB_1021_Schuerfer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<text:span text:style-name="T130">SFB_1021_Schuerfer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726"/>
          <table:table-cell table:number-columns-repeated="2" table:style-name="ce630" office:value-type="string" calcext:value-type="string">
            <text:p>SFB_1022_Schuerfer</text:p>
          </table:table-cell>
          <table:table-cell table:style-name="ce573" office:value-type="string" calcext:value-type="string">
            <text:p>SFB_1022_Schuerfer</text:p>
          </table:table-cell>
          <table:table-cell table:style-name="ce573" office:value-type="string" calcext:value-type="string">
            <text:p>[-]</text:p>
          </table:table-cell>
          <table:table-cell table:style-name="ce630" office:value-type="string" calcext:value-type="string">
            <text:p><text:span text:style-name="T130">SFB_1022_Schuerfer </text:span><text:span text:style-name="T181">[+]</text:span></text:p>
          </table:table-cell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/>
          <table:table-cell table:style-name="ce746"/>
          <table:table-cell table:style-name="ce546"/>
          <table:table-cell table:style-name="ce746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// TODO: Include all the Alex Story names</text:p>
          </table:table-cell>
          <table:table-cell table:style-name="ce528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743"/>
          <table:table-cell table:style-name="ce528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[-]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546"/>
          <table:table-cell table:style-name="ce528"/>
          <table:table-cell table:style-name="ce546" table:number-columns-repeated="2"/>
          <table:table-cell table:number-columns-repeated="2" table:style-name="ce573" office:value-type="string" calcext:value-type="string">
            <text:p>SFB_1030_Schuerfer</text:p>
          </table:table-cell>
          <table:table-cell table:style-name="ce546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style-name="ce611"/>
          <table:table-cell/>
          <table:table-cell table:style-name="ce748" table:number-columns-repeated="2"/>
          <table:table-cell table:number-columns-repeated="2" table:style-name="ce573" office:value-type="string" calcext:value-type="string">
            <text:p>SFB_1031_Schuerfer</text:p>
          </table:table-cell>
          <table:table-cell table:style-name="ce760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32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33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525"/>
          <table:table-cell table:number-columns-repeated="2"/>
          <table:table-cell table:number-columns-repeated="2" table:style-name="ce573" office:value-type="string" calcext:value-type="string">
            <text:p>SFB_1034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749"/>
          <table:table-cell table:style-name="ce525"/>
          <table:table-cell table:number-columns-repeated="2"/>
          <table:table-cell table:number-columns-repeated="2" table:style-name="ce573" office:value-type="string" calcext:value-type="string">
            <text:p>SFB_1035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749"/>
          <table:table-cell table:style-name="ce525"/>
          <table:table-cell table:number-columns-repeated="2"/>
          <table:table-cell table:number-columns-repeated="2" table:style-name="ce573" office:value-type="string" calcext:value-type="string">
            <text:p>SFB_1036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749"/>
          <table:table-cell table:style-name="ce525"/>
          <table:table-cell table:number-columns-repeated="2"/>
          <table:table-cell table:style-name="ce573" office:value-type="string" calcext:value-type="string">
            <text:p>SFB_1037_Schuerfer</text:p>
          </table:table-cell>
          <table:table-cell table:style-name="ce625" office:value-type="string" calcext:value-type="string">
            <text:p><text:span text:style-name="T130">SFB_1037_Swiney </text:span><text:span text:style-name="T174">[</text:span><text:span text:style-name="T175">∆</text:span><text:span text:style-name="T174">]</text:span>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749"/>
          <table:table-cell table:number-columns-repeated="3"/>
          <table:table-cell table:number-columns-repeated="2" table:style-name="ce573" office:value-type="string" calcext:value-type="string">
            <text:p>SFB_1038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39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40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41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42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43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73" office:value-type="string" calcext:value-type="string">
            <text:p>SFB_1044_Schuerfer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>
          <table:table-cell table:number-columns-repeated="7"/>
          <table:table-cell table:style-name="ce630" office:value-type="string" calcext:value-type="string">
            <text:p>SFB_1045_Schuerfer</text:p>
          </table:table-cell>
          <table:table-cell table:style-name="ce757" office:value-type="string" calcext:value-type="string">
            <text:p>[-]</text:p>
          </table:table-cell>
          <table:table-cell table:style-name="ce528"/>
          <table:table-cell table:number-columns-repeated="2"/>
          <table:table-cell table:style-name="ce525" table:number-columns-repeated="1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525" table:number-columns-repeated="14"/>
          <table:table-cell table:number-columns-repeated="2"/>
        </table:table-row>
        <table:table-row table:style-name="ro1" table:number-rows-repeated="7">
          <table:table-cell table:number-columns-repeated="26"/>
          <table:table-cell table:style-name="ce761" table:number-columns-repeated="2"/>
        </table:table-row>
        <table:table-row table:style-name="ro1">
          <table:table-cell table:number-columns-repeated="26"/>
          <table:table-cell table:style-name="ce762" table:number-columns-repeated="2"/>
        </table:table-row>
        <table:table-row table:style-name="ro1" table:number-rows-repeated="13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RG" table:style-name="ta8">
        <table:table-column table:style-name="co1" table:default-cell-style-name="ce525"/>
        <table:table-column table:style-name="co1" table:default-cell-style-name="ce524"/>
        <table:table-column table:style-name="co28" table:default-cell-style-name="ce524"/>
        <table:table-column table:style-name="co7" table:default-cell-style-name="ce524"/>
        <table:table-column table:style-name="co37" table:default-cell-style-name="ce524"/>
        <table:table-column table:style-name="co7" table:number-columns-repeated="2" table:default-cell-style-name="ce524"/>
        <table:table-column table:style-name="co27" table:default-cell-style-name="ce524"/>
        <table:table-column table:style-name="co1" table:number-columns-repeated="2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default-cell-style-name="ce524"/>
        <table:table-column table:style-name="co1" table:default-cell-style-name="ce525"/>
        <table:table-column table:style-name="co1" table:number-columns-repeated="2" table:default-cell-style-name="ce524"/>
        <table:table-column table:style-name="co1" table:default-cell-style-name="ce525"/>
        <table:table-row table:style-name="ro1">
          <table:table-cell table:style-name="ce524"/>
          <table:table-cell table:number-columns-repeated="4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8"/>
        </table:table-row>
        <table:table-row table:style-name="ro1" table:number-rows-repeated="3">
          <table:table-cell table:style-name="ce524"/>
          <table:table-cell table:number-columns-repeated="25"/>
        </table:table-row>
        <table:table-row table:style-name="ro1">
          <table:table-cell table:style-name="ce524"/>
          <table:table-cell table:style-name="ce610" office:value-type="string" calcext:value-type="string">
            <text:p>ORG IDs</text:p>
          </table:table-cell>
          <table:table-cell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 table:style-name="ce524"/>
          <table:table-cell table:style-name="ce528" table:number-columns-repeated="3"/>
          <table:table-cell table:style-name="ce557" office:value-type="string" calcext:value-type="string">
            <text:p><text:span text:style-name="T1">Last Change:</text:span>   13.07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 table:style-name="ce524"/>
          <table:table-cell table:style-name="ce528"/>
          <table:table-cell table:number-columns-repeated="2"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number-columns-repeated="18"/>
        </table:table-row>
        <table:table-row table:style-name="ro1">
          <table:table-cell table:style-name="ce524"/>
          <table:table-cell table:style-name="ce529"/>
          <table:table-cell table:number-columns-repeated="2"/>
          <table:table-cell table:style-name="ce544"/>
          <table:table-cell table:number-columns-repeated="21"/>
        </table:table-row>
        <table:table-row table:style-name="ro1">
          <table:table-cell/>
          <table:table-cell table:style-name="ce611"/>
          <table:table-cell table:style-name="ce528" table:number-columns-repeated="7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61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613" office:value-type="string" calcext:value-type="string">
            <text:p>-</text:p>
          </table:table-cell>
          <table:table-cell table:style-name="ce547"/>
          <table:table-cell table:number-columns-repeated="5" table:style-name="ce753" office:value-type="string" calcext:value-type="string">
            <text:p>ORG_800_Organisator</text:p>
          </table:table-cell>
          <table:table-cell table:number-columns-repeated="18"/>
        </table:table-row>
        <table:table-row table:style-name="ro1">
          <table:table-cell/>
          <table:table-cell table:style-name="ce550" table:number-columns-repeated="2"/>
          <table:table-cell table:number-columns-repeated="5" table:style-name="ce625" office:value-type="string" calcext:value-type="string">
            <text:p>ORG_801_Lares</text:p>
          </table:table-cell>
          <table:table-cell table:number-columns-repeated="18"/>
        </table:table-row>
        <table:table-row table:style-name="ro1">
          <table:table-cell/>
          <table:table-cell table:style-name="ce532" office:value-type="string" calcext:value-type="string">
            <text:p>0.64b</text:p>
          </table:table-cell>
          <table:table-cell table:style-name="ce622"/>
          <table:table-cell table:number-columns-repeated="3" table:style-name="ce626" office:value-type="string" calcext:value-type="string">
            <text:p>ORG_802_Organisator</text:p>
          </table:table-cell>
          <table:table-cell table:style-name="ce626" office:value-type="string" calcext:value-type="string">
            <text:p>[-]</text:p>
          </table:table-cell>
          <table:table-cell table:style-name="ce626" office:value-type="string" calcext:value-type="string">
            <text:p>ORG_802_Organisator</text:p>
          </table:table-cell>
          <table:table-cell table:number-columns-repeated="18"/>
        </table:table-row>
        <table:table-row table:style-name="ro1">
          <table:table-cell/>
          <table:table-cell table:style-name="ce614" office:value-type="string" calcext:value-type="string">
            <text:p>-</text:p>
          </table:table-cell>
          <table:table-cell table:style-name="ce550"/>
          <table:table-cell table:style-name="ce625" office:value-type="string" calcext:value-type="string">
            <text:p>ORG_803_TheKey</text:p>
          </table:table-cell>
          <table:table-cell table:number-columns-repeated="3" table:style-name="ce626" office:value-type="string" calcext:value-type="string">
            <text:p>[-]</text:p>
          </table:table-cell>
          <table:table-cell table:style-name="ce771" office:value-type="string" calcext:value-type="string">
            <text:p>ORG_803_TheKey [+]</text:p>
          </table:table-cell>
          <table:table-cell table:number-columns-repeated="18"/>
        </table:table-row>
        <table:table-row table:style-name="ro1">
          <table:table-cell/>
          <table:table-cell table:style-name="ce528"/>
          <table:table-cell table:style-name="ce622"/>
          <table:table-cell table:number-columns-repeated="5" table:style-name="ce626" office:value-type="string" calcext:value-type="string">
            <text:p>ORG_804_Organisator</text:p>
          </table:table-cell>
          <table:table-cell table:number-columns-repeated="18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50"/>
          <table:table-cell table:style-name="ce626" office:value-type="string" calcext:value-type="string">
            <text:p>ORG_805_Organisator</text:p>
          </table:table-cell>
          <table:table-cell table:number-columns-repeated="3" table:style-name="ce626" office:value-type="string" calcext:value-type="string">
            <text:p>[-]</text:p>
          </table:table-cell>
          <table:table-cell table:style-name="ce626" office:value-type="string" calcext:value-type="string">
            <text:p>ORG_805_Organisator [+]</text:p>
          </table:table-cell>
          <table:table-cell table:number-columns-repeated="18"/>
        </table:table-row>
        <table:table-row table:style-name="ro1">
          <table:table-cell/>
          <table:table-cell table:style-name="ce763" office:value-type="string" calcext:value-type="string">
            <text:p>Viper</text:p>
          </table:table-cell>
          <table:table-cell table:style-name="ce550"/>
          <table:table-cell table:number-columns-repeated="5" table:style-name="ce626" office:value-type="string" calcext:value-type="string">
            <text:p>ORG_806_Organisator</text:p>
          </table:table-cell>
          <table:table-cell table:number-columns-repeated="18"/>
        </table:table-row>
        <table:table-row table:style-name="ro1">
          <table:table-cell/>
          <table:table-cell table:style-name="ce764" office:value-type="string" calcext:value-type="string">
            <text:p>Pünten</text:p>
          </table:table-cell>
          <table:table-cell table:style-name="ce550"/>
          <table:table-cell table:number-columns-repeated="5" table:style-name="ce626" office:value-type="string" calcext:value-type="string">
            <text:p>ORG_807_Organisator</text:p>
          </table:table-cell>
          <table:table-cell table:number-columns-repeated="18"/>
        </table:table-row>
        <table:table-row table:style-name="ro1">
          <table:table-cell/>
          <table:table-cell table:style-name="ce765" office:value-type="string" calcext:value-type="string">
            <text:p>Jesse</text:p>
          </table:table-cell>
          <table:table-cell table:style-name="ce550"/>
          <table:table-cell table:style-name="ce625" office:value-type="string" calcext:value-type="string">
            <text:p>ORG_808_Urxai</text:p>
          </table:table-cell>
          <table:table-cell table:number-columns-repeated="3" table:style-name="ce626" office:value-type="string" calcext:value-type="string">
            <text:p>[-]</text:p>
          </table:table-cell>
          <table:table-cell table:style-name="ce771" office:value-type="string" calcext:value-type="string">
            <text:p>ORG_808_Urxai [+]</text:p>
          </table:table-cell>
          <table:table-cell table:number-columns-repeated="18"/>
        </table:table-row>
        <table:table-row table:style-name="ro1">
          <table:table-cell/>
          <table:table-cell table:style-name="ce617" office:value-type="string" calcext:value-type="string">
            <text:p>Shark</text:p>
          </table:table-cell>
          <table:table-cell table:style-name="ce550"/>
          <table:table-cell table:style-name="ce625" office:value-type="string" calcext:value-type="string">
            <text:p>ORG_809_Fodder</text:p>
          </table:table-cell>
          <table:table-cell table:number-columns-repeated="3" table:style-name="ce626" office:value-type="string" calcext:value-type="string">
            <text:p>[-]</text:p>
          </table:table-cell>
          <table:table-cell table:style-name="ce771" office:value-type="string" calcext:value-type="string">
            <text:p>ORG_809_Fodder [+]</text:p>
          </table:table-cell>
          <table:table-cell table:number-columns-repeated="18"/>
        </table:table-row>
        <table:table-row table:style-name="ro1">
          <table:table-cell/>
          <table:table-cell table:style-name="ce617" office:value-type="string" calcext:value-type="string">
            <text:p>Quentin</text:p>
          </table:table-cell>
          <table:table-cell table:style-name="ce528"/>
          <table:table-cell table:number-columns-repeated="5" table:style-name="ce626" office:value-type="string" calcext:value-type="string">
            <text:p>ORG_810_Organisator</text:p>
          </table:table-cell>
          <table:table-cell table:number-columns-repeated="18"/>
        </table:table-row>
        <table:table-row table:style-name="ro1">
          <table:table-cell/>
          <table:table-cell table:style-name="ce617" office:value-type="string" calcext:value-type="string">
            <text:p>Kile</text:p>
          </table:table-cell>
          <table:table-cell table:style-name="ce528"/>
          <table:table-cell table:number-columns-repeated="5" table:style-name="ce626" office:value-type="string" calcext:value-type="string">
            <text:p>ORG_811_Organisator</text:p>
          </table:table-cell>
          <table:table-cell table:number-columns-repeated="18"/>
        </table:table-row>
        <table:table-row table:style-name="ro1">
          <table:table-cell/>
          <table:table-cell table:style-name="ce765" office:value-type="string" calcext:value-type="string">
            <text:p>Drexel</text:p>
          </table:table-cell>
          <table:table-cell table:style-name="ce528"/>
          <table:table-cell table:number-columns-repeated="3" table:style-name="ce626" office:value-type="string" calcext:value-type="string">
            <text:p>ORG_812_Organisator</text:p>
          </table:table-cell>
          <table:table-cell table:style-name="ce626" office:value-type="string" calcext:value-type="string">
            <text:p>[-]</text:p>
          </table:table-cell>
          <table:table-cell table:style-name="ce626" office:value-type="string" calcext:value-type="string">
            <text:p>ORG_812_Organisator [+]</text:p>
          </table:table-cell>
          <table:table-cell table:number-columns-repeated="18"/>
        </table:table-row>
        <table:table-row table:style-name="ro1">
          <table:table-cell/>
          <table:table-cell table:style-name="ce765" office:value-type="string" calcext:value-type="string">
            <text:p>Earl (Ear)</text:p>
          </table:table-cell>
          <table:table-cell table:style-name="ce528"/>
          <table:table-cell table:number-columns-repeated="3" table:style-name="ce626" office:value-type="string" calcext:value-type="string">
            <text:p>ORG_813_Organisator</text:p>
          </table:table-cell>
          <table:table-cell table:style-name="ce626" office:value-type="string" calcext:value-type="string">
            <text:p>[-]</text:p>
          </table:table-cell>
          <table:table-cell table:style-name="ce626" office:value-type="string" calcext:value-type="string">
            <text:p>ORG_813_Organisator [+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765" office:value-type="string" calcext:value-type="string">
            <text:p>Carasco</text:p>
          </table:table-cell>
          <table:table-cell table:style-name="ce528"/>
          <table:table-cell table:style-name="ce625" office:value-type="string" calcext:value-type="string">
            <text:p>ORG_814_TheEye</text:p>
          </table:table-cell>
          <table:table-cell table:number-columns-repeated="3" table:style-name="ce626" office:value-type="string" calcext:value-type="string">
            <text:p>[-]</text:p>
          </table:table-cell>
          <table:table-cell table:style-name="ce625" office:value-type="string" calcext:value-type="string">
            <text:p>ORG_814_TheEye [+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766" office:value-type="string" calcext:value-type="string">
            <text:p>Riordian</text:p>
          </table:table-cell>
          <table:table-cell table:style-name="ce543"/>
          <table:table-cell table:number-columns-repeated="5" table:style-name="ce626" office:value-type="string" calcext:value-type="string">
            <text:p>ORG_815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 table:style-name="ce526"/>
          <table:table-cell table:style-name="ce766" office:value-type="string" calcext:value-type="string">
            <text:p>Henry</text:p>
          </table:table-cell>
          <table:table-cell table:style-name="ce543"/>
          <table:table-cell table:number-columns-repeated="5" table:style-name="ce626" office:value-type="string" calcext:value-type="string">
            <text:p>ORG_816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 table:style-name="ce526"/>
          <table:table-cell table:style-name="ce606" office:value-type="string" calcext:value-type="string">
            <text:p>Shark</text:p>
          </table:table-cell>
          <table:table-cell table:style-name="ce543"/>
          <table:table-cell table:number-columns-repeated="5" table:style-name="ce626" office:value-type="string" calcext:value-type="string">
            <text:p>ORG_817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 table:style-name="ce526"/>
          <table:table-cell table:style-name="ce764" office:value-type="string" calcext:value-type="string">
            <text:p>Russel</text:p>
          </table:table-cell>
          <table:table-cell table:style-name="ce543"/>
          <table:table-cell table:number-columns-repeated="5" table:style-name="ce625" office:value-type="string" calcext:value-type="string">
            <text:p>ORG_818_Ratford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711" office:value-type="string" calcext:value-type="string">
            <text:p>Tyon?</text:p>
          </table:table-cell>
          <table:table-cell table:style-name="ce543"/>
          <table:table-cell table:number-columns-repeated="5" table:style-name="ce625" office:value-type="string" calcext:value-type="string">
            <text:p>ORG_819_Drax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6"/>
          <table:table-cell table:style-name="ce543"/>
          <table:table-cell table:number-columns-repeated="5" table:style-name="ce626" office:value-type="string" calcext:value-type="string">
            <text:p>ORG_820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43"/>
          <table:table-cell table:number-columns-repeated="5" table:style-name="ce626" office:value-type="string" calcext:value-type="string">
            <text:p>ORG_821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674" office:value-type="string" calcext:value-type="string">
            <text:p>Gaist</text:p>
          </table:table-cell>
          <table:table-cell table:style-name="ce543"/>
          <table:table-cell table:number-columns-repeated="5" table:style-name="ce626" office:value-type="string" calcext:value-type="string">
            <text:p>ORG_822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738" office:value-type="string" calcext:value-type="string">
            <text:p>Stöberer</text:p>
          </table:table-cell>
          <table:table-cell table:style-name="ce543"/>
          <table:table-cell table:number-columns-repeated="5" table:style-name="ce626" office:value-type="string" calcext:value-type="string">
            <text:p>ORG_823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620" office:value-type="string" calcext:value-type="string">
            <text:p>Frosthand</text:p>
          </table:table-cell>
          <table:table-cell table:style-name="ce543"/>
          <table:table-cell table:number-columns-repeated="5" table:style-name="ce626" office:value-type="string" calcext:value-type="string">
            <text:p>ORG_824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8"/>
          <table:table-cell table:style-name="ce543"/>
          <table:table-cell table:number-columns-repeated="5" table:style-name="ce626" office:value-type="string" calcext:value-type="string">
            <text:p>ORG_825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32" office:value-type="string" calcext:value-type="string">
            <text:p>Screenstory</text:p>
          </table:table-cell>
          <table:table-cell table:style-name="ce543"/>
          <table:table-cell table:number-columns-repeated="5" table:style-name="ce625" office:value-type="string" calcext:value-type="string">
            <text:p>ORG_826_Mordrag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767" office:value-type="string" calcext:value-type="string">
            <text:p>Okyl</text:p>
          </table:table-cell>
          <table:table-cell table:style-name="ce543"/>
          <table:table-cell table:number-columns-repeated="3" table:style-name="ce625" office:value-type="string" calcext:value-type="string">
            <text:p>ORG_827_Fox</text:p>
          </table:table-cell>
          <table:table-cell table:style-name="ce626" office:value-type="string" calcext:value-type="string">
            <text:p>[-]</text:p>
          </table:table-cell>
          <table:table-cell table:style-name="ce625" office:value-type="string" calcext:value-type="string">
            <text:p>ORG_827_Fox [+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768" office:value-type="string" calcext:value-type="string">
            <text:p>Gjan</text:p>
          </table:table-cell>
          <table:table-cell table:style-name="ce543"/>
          <table:table-cell table:number-columns-repeated="5" table:style-name="ce625" office:value-type="string" calcext:value-type="string">
            <text:p>ORG_828_Bruce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8"/>
          <table:table-cell table:style-name="ce543"/>
          <table:table-cell table:number-columns-repeated="5" table:style-name="ce626" office:value-type="string" calcext:value-type="string">
            <text:p>ORG_829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ORG_830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ORG_831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ORG_832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33_Bust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 table:style-name="ce694"/>
          <table:table-cell table:style-name="ce543" table:number-columns-repeated="2"/>
          <table:table-cell table:number-columns-repeated="5" table:style-name="ce626" office:value-type="string" calcext:value-type="string">
            <text:p>ORG_834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3" table:style-name="ce626" office:value-type="string" calcext:value-type="string">
            <text:p>ORG_835_Organisator</text:p>
          </table:table-cell>
          <table:table-cell table:style-name="ce626" office:value-type="string" calcext:value-type="string">
            <text:p>[-]</text:p>
          </table:table-cell>
          <table:table-cell table:style-name="ce626" office:value-type="string" calcext:value-type="string">
            <text:p>ORG_835_Organisator [+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ORG_836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ORG_837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6" office:value-type="string" calcext:value-type="string">
            <text:p>ORG_838_Organisato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4" table:style-name="ce626" office:value-type="string" calcext:value-type="string">
            <text:p>[-]</text:p>
          </table:table-cell>
          <table:table-cell table:style-name="ce710" office:value-type="string" calcext:value-type="string">
            <text:p>[-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40_Roscoe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41_Silas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42_Shrike</text:p>
          </table:table-cell>
          <table:table-cell table:style-name="ce54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43_Sharky</text:p>
          </table:table-cell>
          <table:table-cell table:style-name="ce54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44_Lefty</text:p>
          </table:table-cell>
          <table:table-cell table:style-name="ce54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47" office:value-type="string" calcext:value-type="string">
            <text:p>ORG_845_Schlaeger</text:p>
          </table:table-cell>
          <table:table-cell table:style-name="ce54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47" office:value-type="string" calcext:value-type="string">
            <text:p>ORG_846_Schlaeger</text:p>
          </table:table-cell>
          <table:table-cell table:style-name="ce63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4" table:style-name="ce626" office:value-type="string" calcext:value-type="string">
            <text:p>[-]</text:p>
          </table:table-cell>
          <table:table-cell table:style-name="ce710" office:value-type="string" calcext:value-type="string">
            <text:p>[-]</text:p>
          </table:table-cell>
          <table:table-cell table:style-name="ce63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4" table:style-name="ce626" office:value-type="string" calcext:value-type="string">
            <text:p>[-]</text:p>
          </table:table-cell>
          <table:table-cell table:style-name="ce710" office:value-type="string" calcext:value-type="string">
            <text:p>[-]</text:p>
          </table:table-cell>
          <table:table-cell table:style-name="ce63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4" table:style-name="ce626" office:value-type="string" calcext:value-type="string">
            <text:p>[-]</text:p>
          </table:table-cell>
          <table:table-cell table:style-name="ce710" office:value-type="string" calcext:value-type="string">
            <text:p>[-]</text:p>
          </table:table-cell>
          <table:table-cell table:style-name="ce63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43" table:number-columns-repeated="2"/>
          <table:table-cell table:number-columns-repeated="5" table:style-name="ce625" office:value-type="string" calcext:value-type="string">
            <text:p>ORG_850_Wedge</text:p>
          </table:table-cell>
          <table:table-cell table:style-name="ce636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number-columns-repeated="5" table:style-name="ce625" office:value-type="string" calcext:value-type="string">
            <text:p>ORG_851_Butch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number-columns-repeated="4" table:style-name="ce626" office:value-type="string" calcext:value-type="string">
            <text:p>[-]</text:p>
          </table:table-cell>
          <table:table-cell table:style-name="ce710" office:value-type="string" calcext:value-type="string">
            <text:p>[-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number-columns-repeated="4" table:style-name="ce769" office:value-type="string" calcext:value-type="string">
            <text:p>[-]</text:p>
          </table:table-cell>
          <table:table-cell table:style-name="ce698" office:value-type="string" calcext:value-type="string">
            <text:p>[-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number-columns-repeated="4" table:style-name="ce769" office:value-type="string" calcext:value-type="string">
            <text:p>[-]</text:p>
          </table:table-cell>
          <table:table-cell table:style-name="ce698" office:value-type="string" calcext:value-type="string">
            <text:p>[-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number-columns-repeated="5" table:style-name="ce572" office:value-type="string" calcext:value-type="string">
            <text:p>ORG_855_Wolf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number-columns-repeated="3" table:style-name="ce572" office:value-type="string" calcext:value-type="string">
            <text:p>ORG_856_Marvin</text:p>
          </table:table-cell>
          <table:table-cell table:style-name="ce769" office:value-type="string" calcext:value-type="string">
            <text:p>[-]</text:p>
          </table:table-cell>
          <table:table-cell table:style-name="ce572" office:value-type="string" calcext:value-type="string">
            <text:p>ORG_856_Marvin [+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708" office:value-type="string" calcext:value-type="string">
            <text:p>ORG_857_Calash</text:p>
          </table:table-cell>
          <table:table-cell table:number-columns-repeated="4" table:style-name="ce572" office:value-type="string" calcext:value-type="string">
            <text:p>ORG_857_Calash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2" office:value-type="string" calcext:value-type="string">
            <text:p>ORG_858_Quentin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2" office:value-type="string" calcext:value-type="string">
            <text:p>ORG_859_Aidan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2" office:value-type="string" calcext:value-type="string">
            <text:p>ORG_860_Renyu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2" office:value-type="string" calcext:value-type="string">
            <text:p>ORG_861_Kilian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2" office:value-type="string" calcext:value-type="string">
            <text:p>ORG_862_Jacko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3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4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5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6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7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8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69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70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71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46"/>
          <table:table-cell table:number-columns-repeated="2" table:style-name="ce626" office:value-type="string" calcext:value-type="string">
            <text:p>ORG_872_Organisator</text:p>
          </table:table-cell>
          <table:table-cell table:style-name="ce769" office:value-type="string" calcext:value-type="string">
            <text:p>[-]</text:p>
          </table:table-cell>
          <table:table-cell table:style-name="ce571" office:value-type="string" calcext:value-type="string">
            <text:p><text:span text:style-name="T127">ORG_872_Raeuber [+∆</text:span>]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2" office:value-type="string" calcext:value-type="string">
            <text:p>ORG_873_Ciph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74_Raeub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75_Tuersteh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4" table:style-name="ce571" office:value-type="string" calcext:value-type="string">
            <text:p>ORG_876_Tuersteher</text:p>
          </table:table-cell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number-columns-repeated="3" table:style-name="ce571" office:value-type="string" calcext:value-type="string">
            <text:p>ORG_888_Erpresser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/>
          <table:table-cell table:style-name="ce770" office:value-type="string" calcext:value-type="string">
            <text:p>ORG_889_CoErpresser</text:p>
          </table:table-cell>
          <table:table-cell table:number-columns-repeated="2" table:style-name="ce571" office:value-type="string" calcext:value-type="string">
            <text:p>ORG_889_CoErpresser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 table:number-columns-repeated="2"/>
          <table:table-cell table:number-columns-repeated="2" table:style-name="ce769" office:value-type="string" calcext:value-type="string">
            <text:p>ORG_890_Organisator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 table:number-columns-repeated="2"/>
          <table:table-cell table:number-columns-repeated="2" table:style-name="ce769" office:value-type="string" calcext:value-type="string">
            <text:p>ORG_891_Organisator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 table:number-columns-repeated="2"/>
          <table:table-cell table:number-columns-repeated="2" table:style-name="ce769" office:value-type="string" calcext:value-type="string">
            <text:p>ORG_892_Organisator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 table:number-columns-repeated="2"/>
          <table:table-cell table:style-name="ce769" office:value-type="string" calcext:value-type="string">
            <text:p>ORG_893_Organisator</text:p>
          </table:table-cell>
          <table:table-cell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 table:number-columns-repeated="2"/>
          <table:table-cell table:style-name="ce769" office:value-type="string" calcext:value-type="string">
            <text:p>ORG_894_Organisator</text:p>
          </table:table-cell>
          <table:table-cell table:style-name="ce769" office:value-type="string" calcext:value-type="string">
            <text:p>[-]</text:p>
          </table:table-cell>
          <table:table-cell table:style-name="ce605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>
          <table:table-cell/>
          <table:table-cell table:style-name="ce525" table:number-columns-repeated="2"/>
          <table:table-cell table:style-name="ce528" table:number-columns-repeated="2"/>
          <table:table-cell table:style-name="ce693" office:value-type="string" calcext:value-type="string">
            <text:p>ORG_895_Organisator</text:p>
          </table:table-cell>
          <table:table-cell table:style-name="ce693" office:value-type="string" calcext:value-type="string">
            <text:p>[-]</text:p>
          </table:table-cell>
          <table:table-cell table:style-name="ce540"/>
          <table:table-cell table:style-name="ce525" table:number-columns-repeated="2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 table:number-rows-repeated="8">
          <table:table-cell/>
          <table:table-cell table:style-name="ce525" table:number-columns-repeated="9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 table:number-columns-repeated="2"/>
          <table:table-cell/>
        </table:table-row>
        <table:table-row table:style-name="ro1" table:number-rows-repeated="84">
          <table:table-cell table:style-name="ce524"/>
          <table:table-cell table:number-columns-repeated="9"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 table:number-columns-repeated="2"/>
          <table:table-cell table:style-name="ce524"/>
        </table:table-row>
        <table:table-row table:style-name="ro1">
          <table:table-cell table:style-name="ce524"/>
          <table:table-cell table:number-columns-repeated="9"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/>
          <table:table-cell table:style-name="ce524"/>
          <table:table-cell table:number-columns-repeated="2"/>
          <table:table-cell table:style-name="ce524"/>
        </table:table-row>
      </table:table>
      <table:table table:name="SLD" table:style-name="ta16">
        <table:table-column table:style-name="co1" table:default-cell-style-name="ce524"/>
        <table:table-column table:style-name="co3" table:default-cell-style-name="ce524"/>
        <table:table-column table:style-name="co18" table:default-cell-style-name="ce524"/>
        <table:table-column table:style-name="co12" table:default-cell-style-name="ce524"/>
        <table:table-column table:style-name="co58" table:default-cell-style-name="ce524"/>
        <table:table-column table:style-name="co6" table:default-cell-style-name="ce524"/>
        <table:table-column table:style-name="co5" table:number-columns-repeated="2" table:default-cell-style-name="ce524"/>
        <table:table-column table:style-name="co1" table:number-columns-repeated="18" table:default-cell-style-name="ce524"/>
        <table:table-row table:style-name="ro1">
          <table:table-cell table:number-columns-repeated="4"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527" office:value-type="string" calcext:value-type="string">
            <text:p>SLD IDs</text:p>
          </table:table-cell>
          <table:table-cell/>
          <table:table-cell table:style-name="ce689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/>
          <table:table-cell table:style-name="ce528" table:number-columns-repeated="3"/>
          <table:table-cell table:style-name="ce557" office:value-type="string" calcext:value-type="string">
            <text:p><text:span text:style-name="T1">Last Change:</text:span>   13.07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/>
          <table:table-cell table:style-name="ce528"/>
          <table:table-cell/>
          <table:table-cell table:style-name="ce528" table:number-columns-repeated="3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number-columns-repeated="18"/>
        </table:table-row>
        <table:table-row table:style-name="ro1">
          <table:table-cell/>
          <table:table-cell table:style-name="ce529"/>
          <table:table-cell/>
          <table:table-cell table:style-name="ce544" table:number-columns-repeated="2"/>
          <table:table-cell table:number-columns-repeated="21"/>
        </table:table-row>
        <table:table-row table:style-name="ro1">
          <table:table-cell/>
          <table:table-cell table:style-name="ce530"/>
          <table:table-cell table:style-name="ce528" table:number-columns-repeated="6"/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716" office:value-type="string" calcext:value-type="string">
            <text:p>GRD_Strider</text:p>
          </table:table-cell>
          <table:table-cell table:style-name="ce547"/>
          <table:table-cell table:number-columns-repeated="5" table:style-name="ce624" office:value-type="string" calcext:value-type="string">
            <text:p>SLD_700_Lee</text:p>
          </table:table-cell>
          <table:table-cell table:number-columns-repeated="18"/>
        </table:table-row>
        <table:table-row table:style-name="ro1">
          <table:table-cell/>
          <table:table-cell table:style-name="ce546"/>
          <table:table-cell table:style-name="ce550"/>
          <table:table-cell table:number-columns-repeated="5" table:style-name="ce625" office:value-type="string" calcext:value-type="string">
            <text:p>SLD_701_Orik</text:p>
          </table:table-cell>
          <table:table-cell table:number-columns-repeated="18"/>
        </table:table-row>
        <table:table-row table:style-name="ro1">
          <table:table-cell/>
          <table:table-cell table:style-name="ce532" office:value-type="string" calcext:value-type="string">
            <text:p>0.64b</text:p>
          </table:table-cell>
          <table:table-cell table:style-name="ce622"/>
          <table:table-cell table:number-columns-repeated="3" table:style-name="ce625" office:value-type="string" calcext:value-type="string">
            <text:p>SLD_702_Grunt</text:p>
          </table:table-cell>
          <table:table-cell table:style-name="ce626" office:value-type="string" calcext:value-type="string">
            <text:p><text:span text:style-name="T130">SLD_702_Soeldner </text:span><text:span text:style-name="T174">[</text:span><text:span text:style-name="T175">∆</text:span><text:span text:style-name="T174">] </text:span></text:p>
          </table:table-cell>
          <table:table-cell table:style-name="ce625" office:value-type="string" calcext:value-type="string">
            <text:p><text:span text:style-name="T130">SLD_702_Grunt </text:span><text:span text:style-name="T174">[</text:span><text:span text:style-name="T175">∆</text:span><text:span text:style-name="T174">] </text:span></text:p>
          </table:table-cell>
          <table:table-cell table:number-columns-repeated="18"/>
        </table:table-row>
        <table:table-row table:style-name="ro1">
          <table:table-cell/>
          <table:table-cell table:style-name="ce673" office:value-type="string" calcext:value-type="string">
            <text:p>-</text:p>
          </table:table-cell>
          <table:table-cell table:style-name="ce550"/>
          <table:table-cell table:number-columns-repeated="5" table:style-name="ce626" office:value-type="string" calcext:value-type="string">
            <text:p>SLD_703_Soeldner</text:p>
          </table:table-cell>
          <table:table-cell table:number-columns-repeated="18"/>
        </table:table-row>
        <table:table-row table:style-name="ro1">
          <table:table-cell/>
          <table:table-cell table:style-name="ce546"/>
          <table:table-cell table:style-name="ce622"/>
          <table:table-cell table:number-columns-repeated="5" table:style-name="ce625" office:value-type="string" calcext:value-type="string">
            <text:p>SLD_704_Blade</text:p>
          </table:table-cell>
          <table:table-cell table:number-columns-repeated="18"/>
        </table:table-row>
        <table:table-row table:style-name="ro1">
          <table:table-cell/>
          <table:table-cell table:style-name="ce717" office:value-type="string" calcext:value-type="string">
            <text:p>Design Docs</text:p>
          </table:table-cell>
          <table:table-cell table:style-name="ce550"/>
          <table:table-cell table:number-columns-repeated="5" table:style-name="ce573" office:value-type="string" calcext:value-type="string">
            <text:p>SLD_705_Soeldner</text:p>
          </table:table-cell>
          <table:table-cell table:number-columns-repeated="18"/>
        </table:table-row>
        <table:table-row table:style-name="ro1">
          <table:table-cell/>
          <table:table-cell table:style-name="ce763" office:value-type="string" calcext:value-type="string">
            <text:p>Wedge</text:p>
          </table:table-cell>
          <table:table-cell table:style-name="ce550"/>
          <table:table-cell table:number-columns-repeated="5" table:style-name="ce573" office:value-type="string" calcext:value-type="string">
            <text:p>SLD_706_Soeldner</text:p>
          </table:table-cell>
          <table:table-cell table:number-columns-repeated="18"/>
        </table:table-row>
        <table:table-row table:style-name="ro1">
          <table:table-cell/>
          <table:table-cell table:style-name="ce719" office:value-type="string" calcext:value-type="string">
            <text:p>Cord</text:p>
          </table:table-cell>
          <table:table-cell table:style-name="ce550"/>
          <table:table-cell table:number-columns-repeated="5" table:style-name="ce573" office:value-type="string" calcext:value-type="string">
            <text:p>SLD_707_Soeldner</text:p>
          </table:table-cell>
          <table:table-cell table:number-columns-repeated="18"/>
        </table:table-row>
        <table:table-row table:style-name="ro1">
          <table:table-cell/>
          <table:table-cell table:style-name="ce509" office:value-type="string" calcext:value-type="string">
            <text:p>Earthquake</text:p>
          </table:table-cell>
          <table:table-cell table:style-name="ce549"/>
          <table:table-cell table:number-columns-repeated="5" table:style-name="ce573" office:value-type="string" calcext:value-type="string">
            <text:p>SLD_708_Soeldner</text:p>
          </table:table-cell>
          <table:table-cell table:number-columns-repeated="18"/>
        </table:table-row>
        <table:table-row table:style-name="ro1">
          <table:table-cell/>
          <table:table-cell table:style-name="ce765" office:value-type="string" calcext:value-type="string">
            <text:p>Roscoe</text:p>
          </table:table-cell>
          <table:table-cell table:style-name="ce549"/>
          <table:table-cell table:number-columns-repeated="5" table:style-name="ce625" office:value-type="string" calcext:value-type="string">
            <text:p>SLD_709_Cord</text:p>
          </table:table-cell>
          <table:table-cell table:number-columns-repeated="18"/>
        </table:table-row>
        <table:table-row table:style-name="ro1">
          <table:table-cell/>
          <table:table-cell table:style-name="ce765" office:value-type="string" calcext:value-type="string">
            <text:p>Raven</text:p>
          </table:table-cell>
          <table:table-cell table:style-name="ce726"/>
          <table:table-cell table:number-columns-repeated="5" table:style-name="ce573" office:value-type="string" calcext:value-type="string">
            <text:p>SLD_710_Soeldner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Cole</text:p>
          </table:table-cell>
          <table:table-cell table:style-name="ce726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Ransom</text:p>
          </table:table-cell>
          <table:table-cell table:style-name="ce726"/>
          <table:table-cell table:number-columns-repeated="4" table:style-name="ce626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table:style-name="ce525"/>
          <table:table-cell table:style-name="ce721" office:value-type="string" calcext:value-type="string">
            <text:p>Blade</text:p>
          </table:table-cell>
          <table:table-cell table:style-name="ce726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11" office:value-type="string" calcext:value-type="string">
            <text:p>Lou</text:p>
          </table:table-cell>
          <table:table-cell table:style-name="ce726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10" office:value-type="string" calcext:value-type="string">
            <text:p>Vlad</text:p>
          </table:table-cell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12" office:value-type="string" calcext:value-type="string">
            <text:p>Shrike</text:p>
          </table:table-cell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765" office:value-type="string" calcext:value-type="string">
            <text:p>Wolf</text:p>
          </table:table-cell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723" office:value-type="string" calcext:value-type="string">
            <text:p>Grunt</text:p>
          </table:table-cell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422"/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32" office:value-type="string" calcext:value-type="string">
            <text:p>Alex’ Story</text:p>
          </table:table-cell>
          <table:table-cell table:style-name="ce727"/>
          <table:table-cell table:number-columns-repeated="5" table:style-name="ce573" office:value-type="string" calcext:value-type="string">
            <text:p>SLD_720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642" office:value-type="string" calcext:value-type="string">
            <text:p>Tuck (Proto-Tark)</text:p>
          </table:table-cell>
          <table:table-cell table:style-name="ce727"/>
          <table:table-cell table:number-columns-repeated="3" table:style-name="ce573" office:value-type="string" calcext:value-type="string">
            <text:p>SLD_721_Soeldner</text:p>
          </table:table-cell>
          <table:table-cell table:style-name="ce573" office:value-type="string" calcext:value-type="string">
            <text:p>[-]</text:p>
          </table:table-cell>
          <table:table-cell table:style-name="ce573" office:value-type="string" calcext:value-type="string">
            <text:p>SLD_721_Soeldner [+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645" office:value-type="string" calcext:value-type="string">
            <text:p>Tark Augenwischer</text:p>
          </table:table-cell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15" office:value-type="string" calcext:value-type="string">
            <text:p>Klitho Kampfhand</text:p>
          </table:table-cell>
          <table:table-cell table:style-name="ce727"/>
          <table:table-cell table:number-columns-repeated="5" table:style-name="ce573" office:value-type="string" calcext:value-type="string">
            <text:p>SLD_723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8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28" office:value-type="string" calcext:value-type="string">
            <text:p>// TODO:</text:p>
          </table:table-cell>
          <table:table-cell table:style-name="ce727"/>
          <table:table-cell table:number-columns-repeated="5" table:style-name="ce573" office:value-type="string" calcext:value-type="string">
            <text:p>SLD_725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28" office:value-type="string" calcext:value-type="string">
            <text:p>Include all the</text:p>
          </table:table-cell>
          <table:table-cell table:style-name="ce727"/>
          <table:table-cell table:number-columns-repeated="5" table:style-name="ce573" office:value-type="string" calcext:value-type="string">
            <text:p>SLD_726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28" office:value-type="string" calcext:value-type="string">
            <text:p>Design Doc names</text:p>
          </table:table-cell>
          <table:table-cell table:style-name="ce727"/>
          <table:table-cell table:number-columns-repeated="5" table:style-name="ce573" office:value-type="string" calcext:value-type="string">
            <text:p>SLD_727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28"/>
          <table:table-cell table:style-name="ce727"/>
          <table:table-cell table:number-columns-repeated="5" table:style-name="ce625" office:value-type="string" calcext:value-type="string">
            <text:p>SLD_728_Jarvis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5" table:style-name="ce625" office:value-type="string" calcext:value-type="string">
            <text:p>SLD_729_Kharim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5" table:style-name="ce573" office:value-type="string" calcext:value-type="string">
            <text:p>SLD_730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5" table:style-name="ce573" office:value-type="string" calcext:value-type="string">
            <text:p>SLD_731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5" table:style-name="ce573" office:value-type="string" calcext:value-type="string">
            <text:p>SLD_732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5" table:style-name="ce573" office:value-type="string" calcext:value-type="string">
            <text:p>SLD_733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4" table:style-name="ce573" office:value-type="string" calcext:value-type="string">
            <text:p>[-]</text:p>
          </table:table-cell>
          <table:table-cell table:style-name="ce695" office:value-type="string" calcext:value-type="string">
            <text:p>[-]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/>
          <table:table-cell table:style-name="ce727"/>
          <table:table-cell table:number-columns-repeated="5" table:style-name="ce626" office:value-type="string" calcext:value-type="string">
            <text:p>SLD_735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 table:number-columns-repeated="2"/>
          <table:table-cell table:number-columns-repeated="5" table:style-name="ce573" office:value-type="string" calcext:value-type="string">
            <text:p>SLD_736_Soeldner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 table:number-columns-repeated="2"/>
          <table:table-cell table:style-name="ce628" office:value-type="string" calcext:value-type="string">
            <text:p>SLD_737_Torlof</text:p>
          </table:table-cell>
          <table:table-cell table:number-columns-repeated="3" table:style-name="ce625" office:value-type="string" calcext:value-type="string">
            <text:p>SLD_737_Torlof</text:p>
          </table:table-cell>
          <table:table-cell table:style-name="ce628" office:value-type="string" calcext:value-type="string">
            <text:p>SLD_737_Torlof</text:p>
          </table:table-cell>
          <table:table-cell table:style-name="ce525" table:number-columns-repeated="18"/>
        </table:table-row>
        <table:table-row table:style-name="ro1">
          <table:table-cell table:style-name="ce525"/>
          <table:table-cell table:style-name="ce543" table:number-columns-repeated="3"/>
          <table:table-cell table:style-name="ce630" office:value-type="string" calcext:value-type="string">
            <text:p>SLD_738_Soeldner [+]</text:p>
          </table:table-cell>
          <table:table-cell table:number-columns-repeated="2" table:style-name="ce573" office:value-type="string" calcext:value-type="string">
            <text:p>SLD_738_Soeldner</text:p>
          </table:table-cell>
          <table:table-cell table:style-name="ce462"/>
          <table:table-cell table:style-name="ce525" table:number-columns-repeated="18"/>
        </table:table-row>
        <table:table-row table:style-name="ro1">
          <table:table-cell table:style-name="ce525"/>
          <table:table-cell table:style-name="ce543" table:number-columns-repeated="3"/>
          <table:table-cell table:style-name="ce528"/>
          <table:table-cell table:number-columns-repeated="2" table:style-name="ce573" office:value-type="string" calcext:value-type="string">
            <text:p>[-]</text:p>
          </table:table-cell>
          <table:table-cell table:style-name="ce463"/>
          <table:table-cell table:style-name="ce525" table:number-columns-repeated="18"/>
        </table:table-row>
        <table:table-row table:style-name="ro1">
          <table:table-cell table:style-name="ce525"/>
          <table:table-cell table:style-name="ce543" table:number-columns-repeated="3"/>
          <table:table-cell table:style-name="ce528"/>
          <table:table-cell table:number-columns-repeated="2" table:style-name="ce626" office:value-type="string" calcext:value-type="string">
            <text:p>[-]</text:p>
          </table:table-cell>
          <table:table-cell table:style-name="ce463"/>
          <table:table-cell table:style-name="ce525" table:number-columns-repeated="18"/>
        </table:table-row>
        <table:table-row table:style-name="ro1">
          <table:table-cell table:style-name="ce525"/>
          <table:table-cell table:style-name="ce543" table:number-columns-repeated="3"/>
          <table:table-cell table:style-name="ce528"/>
          <table:table-cell table:number-columns-repeated="2" table:style-name="ce778" office:value-type="string" calcext:value-type="string">
            <text:p>[-]</text:p>
          </table:table-cell>
          <table:table-cell table:style-name="ce463"/>
          <table:table-cell table:style-name="ce525" table:number-columns-repeated="18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number-columns-repeated="2" table:style-name="ce626" office:value-type="string" calcext:value-type="string">
            <text:p>[-]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style-name="ce626" office:value-type="string" calcext:value-type="string">
            <text:p><text:span text:style-name="T130">SLD_750_Soeldner [+]</text:span></text:p>
          </table:table-cell>
          <table:table-cell table:style-name="ce626" office:value-type="string" calcext:value-type="string">
            <text:p>SLD_750_Soeldner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style-name="ce626" office:value-type="string" calcext:value-type="string">
            <text:p><text:span text:style-name="T130">SLD_751_Soeldner [+]</text:span></text:p>
          </table:table-cell>
          <table:table-cell table:style-name="ce626" office:value-type="string" calcext:value-type="string">
            <text:p>SLD_751_Soeldner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/>
          <table:table-cell table:style-name="ce528" table:number-columns-repeated="4"/>
          <table:table-cell table:style-name="ce626" office:value-type="string" calcext:value-type="string">
            <text:p><text:span text:style-name="T130">SLD_752_Soeldner [+]</text:span></text:p>
          </table:table-cell>
          <table:table-cell table:style-name="ce625" office:value-type="string" calcext:value-type="string">
            <text:p><text:span text:style-name="T130">SLD_752_Okyl </text:span><text:span text:style-name="T174">[</text:span><text:span text:style-name="T175">∆</text:span><text:span text:style-name="T174">]</text:span></text:p>
          </table:table-cell>
          <table:table-cell table:style-name="ce695"/>
          <table:table-cell table:style-name="ce528"/>
          <table:table-cell table:number-columns-repeated="17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3_Soeldner </text:span><text:span text:style-name="T184">[+]</text:span></text:p>
          </table:table-cell>
          <table:table-cell table:style-name="ce572" office:value-type="string" calcext:value-type="string">
            <text:p><text:span text:style-name="T127">SLD_753_Baloro </text:span><text:span text:style-name="T185">[</text:span><text:span text:style-name="T186">∆</text:span><text:span text:style-name="T185">]</text:span>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4_Soeldner </text:span><text:span text:style-name="T184">[+]</text:span></text:p>
          </table:table-cell>
          <table:table-cell table:style-name="ce769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5_Soeldner </text:span><text:span text:style-name="T184">[+]</text:span></text:p>
          </table:table-cell>
          <table:table-cell table:style-name="ce769" office:value-type="string" calcext:value-type="string">
            <text:p>SLD_755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6_Soeldner </text:span><text:span text:style-name="T184">[+]</text:span></text:p>
          </table:table-cell>
          <table:table-cell table:style-name="ce769" office:value-type="string" calcext:value-type="string">
            <text:p>SLD_756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7_Soeldner </text:span><text:span text:style-name="T184">[+]</text:span></text:p>
          </table:table-cell>
          <table:table-cell table:style-name="ce769" office:value-type="string" calcext:value-type="string">
            <text:p>SLD_757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8_Soeldner </text:span><text:span text:style-name="T184">[+]</text:span></text:p>
          </table:table-cell>
          <table:table-cell table:style-name="ce769" office:value-type="string" calcext:value-type="string">
            <text:p>SLD_758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59_Soeldner </text:span><text:span text:style-name="T184">[+]</text:span></text:p>
          </table:table-cell>
          <table:table-cell table:style-name="ce769" office:value-type="string" calcext:value-type="string">
            <text:p>SLD_759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60_Soeldner </text:span><text:span text:style-name="T184">[+]</text:span></text:p>
          </table:table-cell>
          <table:table-cell table:style-name="ce769" office:value-type="string" calcext:value-type="string">
            <text:p>SLD_760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61_Soeldner </text:span><text:span text:style-name="T184">[+]</text:span></text:p>
          </table:table-cell>
          <table:table-cell table:style-name="ce769" office:value-type="string" calcext:value-type="string">
            <text:p>SLD_761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62_Soeldner </text:span><text:span text:style-name="T184">[+]</text:span></text:p>
          </table:table-cell>
          <table:table-cell table:style-name="ce769" office:value-type="string" calcext:value-type="string">
            <text:p>SLD_762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63_Soeldner </text:span><text:span text:style-name="T184">[+]</text:span></text:p>
          </table:table-cell>
          <table:table-cell table:style-name="ce769" office:value-type="string" calcext:value-type="string">
            <text:p>SLD_763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769" office:value-type="string" calcext:value-type="string">
            <text:p><text:span text:style-name="T127">SLD_764_Soeldner </text:span><text:span text:style-name="T184">[+]</text:span></text:p>
          </table:table-cell>
          <table:table-cell table:style-name="ce769" office:value-type="string" calcext:value-type="string">
            <text:p>SLD_764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693" office:value-type="string" calcext:value-type="string">
            <text:p><text:span text:style-name="T127">SLD_765_Soeldner </text:span><text:span text:style-name="T184">[+]</text:span></text:p>
          </table:table-cell>
          <table:table-cell table:style-name="ce693" office:value-type="string" calcext:value-type="string">
            <text:p>SLD_765_Soeldner</text:p>
          </table:table-cell>
          <table:table-cell table:style-name="ce464"/>
          <table:table-cell table:number-columns-repeated="18"/>
        </table:table-row>
        <table:table-row table:style-name="ro1" table:number-rows-repeated="1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V" table:style-name="ta10">
        <table:table-column table:style-name="co1" table:default-cell-style-name="ce524"/>
        <table:table-column table:style-name="co39" table:default-cell-style-name="ce524"/>
        <table:table-column table:style-name="co40" table:default-cell-style-name="ce524"/>
        <table:table-column table:style-name="co7" table:default-cell-style-name="ce524"/>
        <table:table-column table:style-name="co24" table:default-cell-style-name="ce524"/>
        <table:table-column table:style-name="co7" table:number-columns-repeated="2" table:default-cell-style-name="ce524"/>
        <table:table-column table:style-name="co6" table:default-cell-style-name="ce524"/>
        <table:table-column table:style-name="co7" table:default-cell-style-name="ce524"/>
        <table:table-column table:style-name="co27" table:default-cell-style-name="ce524"/>
        <table:table-column table:style-name="co7" table:default-cell-style-name="ce524"/>
        <table:table-column table:style-name="co1" table:number-columns-repeated="15" table:default-cell-style-name="ce524"/>
        <table:table-row table:style-name="ro1">
          <table:table-cell table:number-columns-repeated="3"/>
          <table:table-cell table:style-name="ce800"/>
          <table:table-cell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4"/>
          <table:table-cell table:style-name="ce525" table:number-columns-repeated="14"/>
        </table:table-row>
        <table:table-row table:style-name="ro1" table:number-rows-repeated="3">
          <table:table-cell table:number-columns-repeated="12"/>
          <table:table-cell table:style-name="ce525" table:number-columns-repeated="14"/>
        </table:table-row>
        <table:table-row table:style-name="ro1">
          <table:table-cell/>
          <table:table-cell table:style-name="ce527" office:value-type="string" calcext:value-type="string">
            <text:p>NOV IDs</text:p>
          </table:table-cell>
          <table:table-cell/>
          <table:table-cell table:style-name="ce689"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number-columns-repeated="3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</table:table-row>
        <table:table-row table:style-name="ro1">
          <table:table-cell/>
          <table:table-cell table:style-name="ce528" table:number-columns-repeated="4"/>
          <table:table-cell table:style-name="ce557" office:value-type="string" calcext:value-type="string">
            <text:p><text:span text:style-name="T1">Last Change:</text:span>   30.06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number-columns-repeated="3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</table:table-row>
        <table:table-row table:style-name="ro1">
          <table:table-cell/>
          <table:table-cell table:style-name="ce528"/>
          <table:table-cell/>
          <table:table-cell table:style-name="ce528" table:number-columns-repeated="3"/>
          <table:table-cell table:style-name="ce597" table:number-columns-repeated="2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number-columns-repeated="3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</table:table-row>
        <table:table-row table:style-name="ro1">
          <table:table-cell/>
          <table:table-cell table:style-name="ce529"/>
          <table:table-cell/>
          <table:table-cell table:style-name="ce544"/>
          <table:table-cell/>
          <table:table-cell table:style-name="ce544" table:number-columns-repeated="2"/>
          <table:table-cell table:number-columns-repeated="5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</table:table-row>
        <table:table-row table:style-name="ro1">
          <table:table-cell/>
          <table:table-cell table:style-name="ce530"/>
          <table:table-cell table:style-name="ce528" table:number-columns-repeated="8"/>
          <table:table-cell table:number-columns-repeated="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  <table:table-cell table:style-name="ce525"/>
          <table:table-cell table:style-name="ce802"/>
        </table:table-row>
        <table:table-row table:style-name="ro1">
          <table:table-cell table:number-columns-repeated="12"/>
          <table:table-cell table:style-name="ce525"/>
          <table:table-cell table:style-name="ce803"/>
          <table:table-cell table:style-name="ce525"/>
          <table:table-cell table:style-name="ce803"/>
          <table:table-cell table:style-name="ce525"/>
          <table:table-cell table:style-name="ce803"/>
          <table:table-cell table:style-name="ce525"/>
          <table:table-cell table:style-name="ce803"/>
          <table:table-cell table:style-name="ce525"/>
          <table:table-cell table:style-name="ce803"/>
          <table:table-cell table:style-name="ce525"/>
          <table:table-cell table:style-name="ce803"/>
          <table:table-cell table:style-name="ce525"/>
          <table:table-cell table:style-name="ce803"/>
        </table:table-row>
        <table:table-row table:style-name="ro1"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64b</text:p>
          </table:table-cell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533" office:value-type="string" calcext:value-type="string">
            <text:p>Baldhead</text:p>
          </table:table-cell>
          <table:table-cell table:style-name="ce547"/>
          <table:table-cell table:style-name="ce677" office:value-type="string" calcext:value-type="string">
            <text:p>'Der Eingeweihte’</text:p>
          </table:table-cell>
          <table:table-cell table:style-name="ce547"/>
          <table:table-cell table:style-name="ce673" office:value-type="string" calcext:value-type="string">
            <text:p>NOV_1300_Fortuno</text:p>
          </table:table-cell>
          <table:table-cell table:style-name="ce624" office:value-type="string" calcext:value-type="string">
            <text:p><text:span text:style-name="T130">NOV_1300_Novize </text:span><text:span text:style-name="T174">[</text:span><text:span text:style-name="T175">∆</text:span><text:span text:style-name="T174">]</text:span></text:p>
          </table:table-cell>
          <table:table-cell table:style-name="ce624" office:value-type="string" calcext:value-type="string">
            <text:p>NOV_1300_Novize</text:p>
          </table:table-cell>
          <table:table-cell table:style-name="ce624" office:value-type="string" calcext:value-type="string">
            <text:p><text:span text:style-name="T130">NOV_1300_Talas </text:span><text:span text:style-name="T174">[</text:span><text:span text:style-name="T175">∆</text:span><text:span text:style-name="T174">]</text:span></text:p>
          </table:table-cell>
          <table:table-cell table:number-columns-repeated="2" table:style-name="ce624" office:value-type="string" calcext:value-type="string">
            <text:p>NOV_1300_Talas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2" office:value-type="string" calcext:value-type="string">
            <text:p>Shapeshifter</text:p>
          </table:table-cell>
          <table:table-cell table:style-name="ce550"/>
          <table:table-cell table:style-name="ce678" office:value-type="string" calcext:value-type="string">
            <text:p>'Der Forscher’</text:p>
          </table:table-cell>
          <table:table-cell table:style-name="ce550"/>
          <table:table-cell table:style-name="ce546"/>
          <table:table-cell table:number-columns-repeated="5" table:style-name="ce625" office:value-type="string" calcext:value-type="string">
            <text:p>NOV_1301_Cain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546"/>
          <table:table-cell table:style-name="ce622"/>
          <table:table-cell table:style-name="ce678" office:value-type="string" calcext:value-type="string">
            <text:p>'Das Plappermaul’</text:p>
          </table:table-cell>
          <table:table-cell table:style-name="ce622"/>
          <table:table-cell table:style-name="ce546"/>
          <table:table-cell table:style-name="ce625" office:value-type="string" calcext:value-type="string">
            <text:p>NOV_1302_Lester</text:p>
          </table:table-cell>
          <table:table-cell table:number-columns-repeated="2" table:style-name="ce626" office:value-type="string" calcext:value-type="string">
            <text:p>[-]</text:p>
          </table:table-cell>
          <table:table-cell table:style-name="ce625" office:value-type="string" calcext:value-type="string">
            <text:p>NOV_1302_Viran [+]</text:p>
          </table:table-cell>
          <table:table-cell table:style-name="ce625" office:value-type="string" calcext:value-type="string">
            <text:p>NOV_1302_Viran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17" office:value-type="string" calcext:value-type="string">
            <text:p>Story 3.3</text:p>
          </table:table-cell>
          <table:table-cell table:style-name="ce550"/>
          <table:table-cell table:style-name="ce678" office:value-type="string" calcext:value-type="string">
            <text:p>8x Rekrutierer</text:p>
          </table:table-cell>
          <table:table-cell table:style-name="ce550"/>
          <table:table-cell table:style-name="ce546"/>
          <table:table-cell table:number-columns-repeated="2" table:style-name="ce626" office:value-type="string" calcext:value-type="string">
            <text:p>NOV_1303_Novize</text:p>
          </table:table-cell>
          <table:table-cell table:style-name="ce625" office:value-type="string" calcext:value-type="string">
            <text:p><text:span text:style-name="T130">NOV_1303_Nyras </text:span><text:span text:style-name="T174">[</text:span><text:span text:style-name="T175">∆</text:span><text:span text:style-name="T174">]</text:span></text:p>
          </table:table-cell>
          <table:table-cell table:number-columns-repeated="2" table:style-name="ce625" office:value-type="string" calcext:value-type="string">
            <text:p>NOV_1303_Nyras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3" office:value-type="string" calcext:value-type="string">
            <text:p>Ka Garon</text:p>
          </table:table-cell>
          <table:table-cell table:style-name="ce622"/>
          <table:table-cell table:style-name="ce678" office:value-type="string" calcext:value-type="string">
            <text:p>1x Haushofmeister</text:p>
          </table:table-cell>
          <table:table-cell table:style-name="ce622"/>
          <table:table-cell table:style-name="ce546"/>
          <table:table-cell table:number-columns-repeated="2" table:style-name="ce626" office:value-type="string" calcext:value-type="string">
            <text:p>NOV_1304_Novize</text:p>
          </table:table-cell>
          <table:table-cell table:style-name="ce626" office:value-type="string" calcext:value-type="string">
            <text:p>[-]</text:p>
          </table:table-cell>
          <table:table-cell table:style-name="ce625" office:value-type="string" calcext:value-type="string">
            <text:p>NOV_1304_Balor [+]</text:p>
          </table:table-cell>
          <table:table-cell table:style-name="ce625" office:value-type="string" calcext:value-type="string">
            <text:p>NOV_1304_Balor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4" office:value-type="string" calcext:value-type="string">
            <text:p>Ka Lib</text:p>
          </table:table-cell>
          <table:table-cell table:style-name="ce550"/>
          <table:table-cell table:style-name="ce679" office:value-type="string" calcext:value-type="string">
            <text:p>3x Jünger</text:p>
          </table:table-cell>
          <table:table-cell table:style-name="ce550"/>
          <table:table-cell table:style-name="ce546"/>
          <table:table-cell table:number-columns-repeated="5" table:style-name="ce625" office:value-type="string" calcext:value-type="string">
            <text:p>NOV_1305_Joru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5" office:value-type="string" calcext:value-type="string">
            <text:p>Ka Zatiz</text:p>
          </table:table-cell>
          <table:table-cell table:style-name="ce550"/>
          <table:table-cell table:style-name="ce546"/>
          <table:table-cell table:style-name="ce550"/>
          <table:table-cell table:style-name="ce546"/>
          <table:table-cell table:number-columns-repeated="5" table:style-name="ce573" office:value-type="string" calcext:value-type="string">
            <text:p>NOV_1306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6" office:value-type="string" calcext:value-type="string">
            <text:p>Ka Shin</text:p>
          </table:table-cell>
          <table:table-cell table:style-name="ce550"/>
          <table:table-cell table:style-name="ce546" office:value-type="string" calcext:value-type="string">
            <text:p>Ordonanz Novize</text:p>
          </table:table-cell>
          <table:table-cell table:style-name="ce550"/>
          <table:table-cell table:style-name="ce546"/>
          <table:table-cell table:number-columns-repeated="5" table:style-name="ce573" office:value-type="string" calcext:value-type="string">
            <text:p>NOV_1307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6" office:value-type="string" calcext:value-type="string">
            <text:p>Ka Limae</text:p>
          </table:table-cell>
          <table:table-cell table:style-name="ce550"/>
          <table:table-cell table:style-name="ce546" office:value-type="string" calcext:value-type="string">
            <text:p>Drogenausgabe</text:p>
          </table:table-cell>
          <table:table-cell table:style-name="ce550"/>
          <table:table-cell table:style-name="ce546"/>
          <table:table-cell table:number-columns-repeated="5" table:style-name="ce573" office:value-type="string" calcext:value-type="string">
            <text:p>NOV_1308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6" office:value-type="string" calcext:value-type="string">
            <text:p>Gabriel</text:p>
          </table:table-cell>
          <table:table-cell table:style-name="ce550"/>
          <table:table-cell table:style-name="ce546"/>
          <table:table-cell table:style-name="ce550"/>
          <table:table-cell table:style-name="ce546"/>
          <table:table-cell table:style-name="ce625" office:value-type="string" calcext:value-type="string">
            <text:p>NOV_1309_Moc</text:p>
          </table:table-cell>
          <table:table-cell table:style-name="ce626" office:value-type="string" calcext:value-type="string">
            <text:p><text:span text:style-name="T130">NOV_1309_Novize </text:span><text:span text:style-name="T174">[</text:span><text:span text:style-name="T175">∆</text:span><text:span text:style-name="T174">]</text:span></text:p>
          </table:table-cell>
          <table:table-cell table:number-columns-repeated="2" table:style-name="ce626" office:value-type="string" calcext:value-type="string">
            <text:p>NOV_1309_Novize</text:p>
          </table:table-cell>
          <table:table-cell table:style-name="ce625" office:value-type="string" calcext:value-type="string">
            <text:p><text:span text:style-name="T130">NOV_1309_Moc </text:span><text:span text:style-name="T174">[</text:span><text:span text:style-name="T175">∆</text:span><text:span text:style-name="T174">]</text:span>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7" office:value-type="string" calcext:value-type="string">
            <text:p>Baal Namib</text:p>
          </table:table-cell>
          <table:table-cell table:style-name="ce528"/>
          <table:table-cell table:style-name="ce546"/>
          <table:table-cell table:style-name="ce528"/>
          <table:table-cell table:style-name="ce546"/>
          <table:table-cell table:number-columns-repeated="3" table:style-name="ce573" office:value-type="string" calcext:value-type="string">
            <text:p>NOV_1310_Novize</text:p>
          </table:table-cell>
          <table:table-cell table:style-name="ce625" office:value-type="string" calcext:value-type="string">
            <text:p><text:span text:style-name="T130">NOV_1310_Ghorim </text:span><text:span text:style-name="T174">[</text:span><text:span text:style-name="T175">∆</text:span><text:span text:style-name="T174">]</text:span></text:p>
          </table:table-cell>
          <table:table-cell table:style-name="ce625" office:value-type="string" calcext:value-type="string">
            <text:p>NOV_1310_Ghorim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6" office:value-type="string" calcext:value-type="string">
            <text:p>Baal Kadash</text:p>
          </table:table-cell>
          <table:table-cell table:style-name="ce528"/>
          <table:table-cell table:style-name="ce546" office:value-type="string" calcext:value-type="string">
            <text:p>NL Anwerber</text:p>
          </table:table-cell>
          <table:table-cell table:style-name="ce528"/>
          <table:table-cell table:style-name="ce546"/>
          <table:table-cell table:number-columns-repeated="5" table:style-name="ce573" office:value-type="string" calcext:value-type="string">
            <text:p>NOV_1311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88" office:value-type="string" calcext:value-type="string">
            <text:p>Baal Tarin</text:p>
          </table:table-cell>
          <table:table-cell table:style-name="ce528"/>
          <table:table-cell table:style-name="ce546" office:value-type="string" calcext:value-type="string">
            <text:p>AL Anwerber</text:p>
          </table:table-cell>
          <table:table-cell table:style-name="ce528"/>
          <table:table-cell table:style-name="ce546"/>
          <table:table-cell table:number-columns-repeated="5" table:style-name="ce625" office:value-type="string" calcext:value-type="string">
            <text:p>NOV_1312_Darrion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style-name="ce525"/>
          <table:table-cell table:style-name="ce786" office:value-type="string" calcext:value-type="string">
            <text:p>Baal Filo</text:p>
          </table:table-cell>
          <table:table-cell table:style-name="ce528"/>
          <table:table-cell table:style-name="ce546"/>
          <table:table-cell table:style-name="ce528"/>
          <table:table-cell table:style-name="ce546"/>
          <table:table-cell table:number-columns-repeated="5" table:style-name="ce573" office:value-type="string" calcext:value-type="string">
            <text:p>NOV_1313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9" office:value-type="string" calcext:value-type="string">
            <text:p>Baal Moc</text:p>
          </table:table-cell>
          <table:table-cell table:style-name="ce528"/>
          <table:table-cell table:style-name="ce546"/>
          <table:table-cell table:style-name="ce528"/>
          <table:table-cell table:style-name="ce546"/>
          <table:table-cell table:number-columns-repeated="5" table:style-name="ce573" office:value-type="string" calcext:value-type="string">
            <text:p>NOV_1314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0" office:value-type="string" calcext:value-type="string">
            <text:p>Baal Kagan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15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0" office:value-type="string" calcext:value-type="string">
            <text:p>Baal Parvez</text:p>
          </table:table-cell>
          <table:table-cell table:style-name="ce543"/>
          <table:table-cell table:style-name="ce546" office:value-type="string" calcext:value-type="string">
            <text:p>// TODO: Sort/include/</text:p>
          </table:table-cell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16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9" office:value-type="string" calcext:value-type="string">
            <text:p>Baal Orun</text:p>
          </table:table-cell>
          <table:table-cell table:style-name="ce543"/>
          <table:table-cell table:style-name="ce546" office:value-type="string" calcext:value-type="string">
            <text:p>distribute the names</text:p>
          </table:table-cell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17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1" office:value-type="string" calcext:value-type="string">
            <text:p>Saul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18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4" office:value-type="string" calcext:value-type="string">
            <text:p>Mace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19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0" office:value-type="string" calcext:value-type="string">
            <text:p>Shrat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0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1" office:value-type="string" calcext:value-type="string">
            <text:p>Raska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1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4" office:value-type="string" calcext:value-type="string">
            <text:p>Quinn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2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1" office:value-type="string" calcext:value-type="string">
            <text:p>Havil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3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2" office:value-type="string" calcext:value-type="string">
            <text:p>Viran</text:p>
          </table:table-cell>
          <table:table-cell table:style-name="ce728"/>
          <table:table-cell table:style-name="ce546"/>
          <table:table-cell table:style-name="ce728"/>
          <table:table-cell table:style-name="ce546"/>
          <table:table-cell table:number-columns-repeated="5" table:style-name="ce573" office:value-type="string" calcext:value-type="string">
            <text:p>NOV_1324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1" office:value-type="string" calcext:value-type="string">
            <text:p>Sean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5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8" office:value-type="string" calcext:value-type="string">
            <text:p>Tondral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6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3" office:value-type="string" calcext:value-type="string">
            <text:p>Torlof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27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4" office:value-type="string" calcext:value-type="string">
            <text:p>Born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626" office:value-type="string" calcext:value-type="string">
            <text:p>NOV_1328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4" office:value-type="string" calcext:value-type="string">
            <text:p>Drago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3" table:style-name="ce626" office:value-type="string" calcext:value-type="string">
            <text:p>[-]</text:p>
          </table:table-cell>
          <table:table-cell table:style-name="ce626" office:value-type="string" calcext:value-type="string">
            <text:p><text:span text:style-name="T130">NOV_1329_Novize </text:span><text:span text:style-name="T181">[+]</text:span></text:p>
          </table:table-cell>
          <table:table-cell table:style-name="ce626" office:value-type="string" calcext:value-type="string">
            <text:p>NOV_1329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3" office:value-type="string" calcext:value-type="string">
            <text:p>Kile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625" office:value-type="string" calcext:value-type="string">
            <text:p>NOV_1330_BaalParvez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84" office:value-type="string" calcext:value-type="string">
            <text:p>Brandick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625" office:value-type="string" calcext:value-type="string">
            <text:p>NOV_1331_BaalTaran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1" office:value-type="string" calcext:value-type="string">
            <text:p>Santino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625" office:value-type="string" calcext:value-type="string">
            <text:p>NOV_1332_BaalKagan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3" office:value-type="string" calcext:value-type="string">
            <text:p>Harlok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625" office:value-type="string" calcext:value-type="string">
            <text:p>NOV_1333_BaalIsidro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5" office:value-type="string" calcext:value-type="string">
            <text:p>Bartholo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34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543" table:number-columns-repeated="2"/>
          <table:table-cell table:style-name="ce546"/>
          <table:table-cell table:style-name="ce543"/>
          <table:table-cell table:style-name="ce546"/>
          <table:table-cell table:number-columns-repeated="5" table:style-name="ce626" office:value-type="string" calcext:value-type="string">
            <text:p>NOV_1335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Hauptmis.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36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6" office:value-type="string" calcext:value-type="string">
            <text:p>Santiagon</text:p>
          </table:table-cell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5" table:style-name="ce626" office:value-type="string" calcext:value-type="string">
            <text:p>NOV_1337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7" office:value-type="string" calcext:value-type="string">
            <text:p>Ka Zatiz</text:p>
          </table:table-cell>
          <table:table-cell table:style-name="ce543"/>
          <table:table-cell table:style-name="ce545" office:value-type="string" calcext:value-type="string">
            <text:p>Kalom Lab</text:p>
          </table:table-cell>
          <table:table-cell table:style-name="ce543"/>
          <table:table-cell table:style-name="ce546"/>
          <table:table-cell table:number-columns-repeated="5" table:style-name="ce573" office:value-type="string" calcext:value-type="string">
            <text:p>NOV_1338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3" office:value-type="string" calcext:value-type="string">
            <text:p>Ka Shin</text:p>
          </table:table-cell>
          <table:table-cell table:style-name="ce543" table:number-columns-repeated="3"/>
          <table:table-cell table:style-name="ce546"/>
          <table:table-cell table:number-columns-repeated="5" table:style-name="ce573" office:value-type="string" calcext:value-type="string">
            <text:p>NOV_1339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8" office:value-type="string" calcext:value-type="string">
            <text:p>Raska</text:p>
          </table:table-cell>
          <table:table-cell table:style-name="ce543"/>
          <table:table-cell table:style-name="ce545"/>
          <table:table-cell table:style-name="ce543"/>
          <table:table-cell table:style-name="ce546"/>
          <table:table-cell table:number-columns-repeated="5" table:style-name="ce626" office:value-type="string" calcext:value-type="string">
            <text:p>NOV_1340_Novize</text:p>
          </table:table-cell>
          <table:table-cell table:style-name="ce525" table:number-columns-repeated="15"/>
        </table:table-row>
        <table:table-row table:style-name="ro1">
          <table:table-cell table:style-name="ce525"/>
          <table:table-cell table:style-name="ce795" office:value-type="string" calcext:value-type="string">
            <text:p>Born</text:p>
          </table:table-cell>
          <table:table-cell table:style-name="ce543" table:number-columns-repeated="3"/>
          <table:table-cell table:style-name="ce550"/>
          <table:table-cell table:number-columns-repeated="5" table:style-name="ce778" office:value-type="string" calcext:value-type="string">
            <text:p>NOV_1341_Novize</text:p>
          </table:table-cell>
          <table:table-cell table:style-name="ce525"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46"/>
          <table:table-cell table:number-columns-repeated="5" table:style-name="ce626" office:value-type="string" calcext:value-type="string">
            <text:p>NOV_1342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43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99" office:value-type="string" calcext:value-type="string">
            <text:p>Names?</text:p>
          </table:table-cell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44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743"/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45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532" office:value-type="string" calcext:value-type="string">
            <text:p>Mentions</text:p>
          </table:table-cell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46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615" office:value-type="string" calcext:value-type="string">
            <text:p>Salm</text:p>
          </table:table-cell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47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644" office:value-type="string" calcext:value-type="string">
            <text:p>Uzul</text:p>
          </table:table-cell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48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/>
          <table:table-cell table:style-name="ce528" table:number-columns-repeated="4"/>
          <table:table-cell table:style-name="ce546"/>
          <table:table-cell table:number-columns-repeated="5" table:style-name="ce626" office:value-type="string" calcext:value-type="string">
            <text:p>NOV_1349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2"/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50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2"/>
          <table:table-cell table:style-name="ce528" table:number-columns-repeated="3"/>
          <table:table-cell table:style-name="ce546"/>
          <table:table-cell table:number-columns-repeated="5" table:style-name="ce626" office:value-type="string" calcext:value-type="string">
            <text:p>NOV_1351_Novize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2"/>
          <table:table-cell table:style-name="ce528" table:number-columns-repeated="3"/>
          <table:table-cell table:style-name="ce546"/>
          <table:table-cell table:number-columns-repeated="4" table:style-name="ce626" office:value-type="string" calcext:value-type="string">
            <text:p>[-]</text:p>
          </table:table-cell>
          <table:table-cell table:style-name="ce801" office:value-type="string" calcext:value-type="string">
            <text:p>[-]</text:p>
          </table:table-cell>
          <table:table-cell table:style-name="ce528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5"/>
          <table:table-cell table:style-name="ce528"/>
          <table:table-cell table:number-columns-repeated="5" table:style-name="ce769" office:value-type="string" calcext:value-type="string">
            <text:p>NOV_1353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5"/>
          <table:table-cell table:style-name="ce528"/>
          <table:table-cell table:number-columns-repeated="5" table:style-name="ce769" office:value-type="string" calcext:value-type="string">
            <text:p>NOV_1354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5"/>
          <table:table-cell table:style-name="ce528"/>
          <table:table-cell table:style-name="ce693" office:value-type="string" calcext:value-type="string">
            <text:p>NOV_1355_Novize</text:p>
          </table:table-cell>
          <table:table-cell table:number-columns-repeated="4" table:style-name="ce769" office:value-type="string" calcext:value-type="string">
            <text:p>NOV_1355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7"/>
          <table:table-cell table:style-name="ce572" office:value-type="string" calcext:value-type="string">
            <text:p>NOV_1356_Shrat [+]</text:p>
          </table:table-cell>
          <table:table-cell table:number-columns-repeated="3" table:style-name="ce572" office:value-type="string" calcext:value-type="string">
            <text:p>NOV_1356_Shrat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7"/>
          <table:table-cell table:style-name="ce572" office:value-type="string" calcext:value-type="string">
            <text:p>NOV_1357_Fortuno [+]</text:p>
          </table:table-cell>
          <table:table-cell table:number-columns-repeated="3" table:style-name="ce572" office:value-type="string" calcext:value-type="string">
            <text:p>NOV_1357_Fortuno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7"/>
          <table:table-cell table:style-name="ce708" office:value-type="string" calcext:value-type="string">
            <text:p>NOV_1358_Harlok [+]</text:p>
          </table:table-cell>
          <table:table-cell table:number-columns-repeated="3" table:style-name="ce572" office:value-type="string" calcext:value-type="string">
            <text:p>NOV_1358_Harlok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number-columns-repeated="3" table:style-name="ce769" office:value-type="string" calcext:value-type="string">
            <text:p>NOV_1359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number-columns-repeated="3" table:style-name="ce769" office:value-type="string" calcext:value-type="string">
            <text:p>NOV_1360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number-columns-repeated="3" table:style-name="ce769" office:value-type="string" calcext:value-type="string">
            <text:p>NOV_1361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number-columns-repeated="3" table:style-name="ce769" office:value-type="string" calcext:value-type="string">
            <text:p>NOV_1362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number-columns-repeated="3" table:style-name="ce769" office:value-type="string" calcext:value-type="string">
            <text:p>NOV_1363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style-name="ce693" office:value-type="string" calcext:value-type="string">
            <text:p>NOV_1364_Novize</text:p>
          </table:table-cell>
          <table:table-cell table:number-columns-repeated="2" table:style-name="ce769" office:value-type="string" calcext:value-type="string">
            <text:p>NOV_1364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8"/>
          <table:table-cell table:style-name="ce528"/>
          <table:table-cell table:style-name="ce769" office:value-type="string" calcext:value-type="string">
            <text:p>NOV_1365_Novize [+]</text:p>
          </table:table-cell>
          <table:table-cell table:style-name="ce769" office:value-type="string" calcext:value-type="string">
            <text:p>NOV_1365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9"/>
          <table:table-cell table:style-name="ce769" office:value-type="string" calcext:value-type="string">
            <text:p><text:span text:style-name="T127">NOV_1366_Novize [+]</text:span></text:p>
          </table:table-cell>
          <table:table-cell table:style-name="ce769" office:value-type="string" calcext:value-type="string">
            <text:p>NOV_1366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9"/>
          <table:table-cell table:style-name="ce769" office:value-type="string" calcext:value-type="string">
            <text:p><text:span text:style-name="T127">NOV_1367_Novize [+]</text:span></text:p>
          </table:table-cell>
          <table:table-cell table:style-name="ce769" office:value-type="string" calcext:value-type="string">
            <text:p>NOV_1367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9"/>
          <table:table-cell table:style-name="ce769" office:value-type="string" calcext:value-type="string">
            <text:p><text:span text:style-name="T127">NOV_1368_Novize [+]</text:span></text:p>
          </table:table-cell>
          <table:table-cell table:style-name="ce769" office:value-type="string" calcext:value-type="string">
            <text:p>NOV_1368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9"/>
          <table:table-cell table:style-name="ce769" office:value-type="string" calcext:value-type="string">
            <text:p><text:span text:style-name="T127">NOV_1369_Novize [+]</text:span></text:p>
          </table:table-cell>
          <table:table-cell table:style-name="ce769" office:value-type="string" calcext:value-type="string">
            <text:p>NOV_1369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9"/>
          <table:table-cell table:style-name="ce769" office:value-type="string" calcext:value-type="string">
            <text:p><text:span text:style-name="T127">NOV_1370_Novize [+]</text:span></text:p>
          </table:table-cell>
          <table:table-cell table:style-name="ce769" office:value-type="string" calcext:value-type="string">
            <text:p>NOV_1370_Novize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>
          <table:table-cell table:number-columns-repeated="9"/>
          <table:table-cell table:style-name="ce708" office:value-type="string" calcext:value-type="string">
            <text:p><text:span text:style-name="T127">NOV_1371_BaalNetbek [+]</text:span></text:p>
          </table:table-cell>
          <table:table-cell table:style-name="ce708" office:value-type="string" calcext:value-type="string">
            <text:p>NOV_1371_BaalNetbek</text:p>
          </table:table-cell>
          <table:table-cell table:number-columns-repeated="2"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  <table:table-cell/>
          <table:table-cell table:style-name="ce525"/>
        </table:table-row>
        <table:table-row table:style-name="ro1" table:number-rows-repeated="2">
          <table:table-cell table:number-columns-repeated="10"/>
          <table:table-cell table:style-name="ce525" table:number-columns-repeated="16"/>
        </table:table-row>
        <table:table-row table:style-name="ro1" table:number-rows-repeated="9">
          <table:table-cell table:style-name="ce525" table:number-columns-repeated="26"/>
        </table:table-row>
        <table:table-row table:style-name="ro1" table:number-rows-repeated="10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PL" table:style-name="ta11">
        <table:table-column table:style-name="co1" table:number-columns-repeated="2" table:default-cell-style-name="ce524"/>
        <table:table-column table:style-name="co28" table:default-cell-style-name="ce524"/>
        <table:table-column table:style-name="co3" table:default-cell-style-name="ce524"/>
        <table:table-column table:style-name="co28" table:default-cell-style-name="ce524"/>
        <table:table-column table:style-name="co27" table:default-cell-style-name="ce524"/>
        <table:table-column table:style-name="co6" table:default-cell-style-name="ce524"/>
        <table:table-column table:style-name="co41" table:default-cell-style-name="ce524"/>
        <table:table-column table:style-name="co6" table:default-cell-style-name="ce528"/>
        <table:table-column table:style-name="co7" table:default-cell-style-name="ce528"/>
        <table:table-column table:style-name="co1" table:default-cell-style-name="ce528"/>
        <table:table-column table:style-name="co1" table:number-columns-repeated="15" table:default-cell-style-name="ce524"/>
        <table:table-row table:style-name="ro1">
          <table:table-cell table:number-columns-repeated="3"/>
          <table:table-cell table:style-name="ce800"/>
          <table:table-cell/>
          <table:table-cell table:style-name="ce577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style-name="ce524" table:number-columns-repeated="3"/>
          <table:table-cell table:number-columns-repeated="15"/>
        </table:table-row>
        <table:table-row table:style-name="ro1" table:number-rows-repeated="3">
          <table:table-cell table:number-columns-repeated="8"/>
          <table:table-cell table:style-name="ce524" table:number-columns-repeated="3"/>
          <table:table-cell table:number-columns-repeated="15"/>
        </table:table-row>
        <table:table-row table:style-name="ro1">
          <table:table-cell/>
          <table:table-cell table:style-name="ce527" office:value-type="string" calcext:value-type="string">
            <text:p>TPL IDs</text:p>
          </table:table-cell>
          <table:table-cell/>
          <table:table-cell table:style-name="ce689" table:number-columns-repeated="2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/>
          <table:table-cell table:style-name="ce600" office:value-type="string" calcext:value-type="string">
            <text:p>[-] = removed</text:p>
          </table:table-cell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57" office:value-type="string" calcext:value-type="string">
            <text:p><text:span text:style-name="T1">Last Change:</text:span>   30.06.22</text:p>
          </table:table-cell>
          <table:table-cell table:style-name="ce586"/>
          <table:table-cell table:style-name="ce528"/>
          <table:table-cell table:style-name="ce601" office:value-type="string" calcext:value-type="string">
            <text:p>[+] = added</text:p>
          </table:table-cell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28"/>
          <table:table-cell/>
          <table:table-cell table:style-name="ce528" table:number-columns-repeated="3"/>
          <table:table-cell table:style-name="ce597" table:number-columns-repeated="2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29"/>
          <table:table-cell/>
          <table:table-cell table:style-name="ce544"/>
          <table:table-cell/>
          <table:table-cell table:style-name="ce544" table:number-columns-repeated="2"/>
          <table:table-cell/>
          <table:table-cell table:style-name="ce524" table:number-columns-repeated="3"/>
          <table:table-cell table:number-columns-repeated="15"/>
        </table:table-row>
        <table:table-row table:style-name="ro1">
          <table:table-cell/>
          <table:table-cell table:style-name="ce530"/>
          <table:table-cell table:style-name="ce528" table:number-columns-repeated="6"/>
          <table:table-cell table:number-columns-repeated="2"/>
          <table:table-cell table:style-name="ce524"/>
          <table:table-cell table:number-columns-repeated="15"/>
        </table:table-row>
        <table:table-row table:style-name="ro1">
          <table:table-cell table:number-columns-repeated="8"/>
          <table:table-cell table:style-name="ce524" table:number-columns-repeated="3"/>
          <table:table-cell table:number-columns-repeated="15"/>
        </table:table-row>
        <table:table-row table:style-name="ro1"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94k</text:p>
          </table:table-cell>
          <table:table-cell table:style-name="ce532" office:value-type="string" calcext:value-type="string">
            <text:p>1.00b</text:p>
          </table:table-cell>
          <table:table-cell table:style-name="ce532" office:value-type="string" calcext:value-type="string">
            <text:p>1.01e</text:p>
          </table:table-cell>
          <table:table-cell table:style-name="ce532" office:value-type="string" calcext:value-type="string">
            <text:p>1.06l</text:p>
          </table:table-cell>
          <table:table-cell table:style-name="ce532" office:value-type="string" calcext:value-type="string">
            <text:p>ORPHEUS</text:p>
          </table:table-cell>
          <table:table-cell table:number-columns-repeated="16"/>
        </table:table-row>
        <table:table-row table:style-name="ro1">
          <table:table-cell/>
          <table:table-cell table:style-name="ce716" office:value-type="string" calcext:value-type="string">
            <text:p>-</text:p>
          </table:table-cell>
          <table:table-cell table:style-name="ce547"/>
          <table:table-cell table:style-name="ce677" office:value-type="string" calcext:value-type="string">
            <text:p>'Der Ehrenwerte’</text:p>
          </table:table-cell>
          <table:table-cell table:style-name="ce547"/>
          <table:table-cell table:number-columns-repeated="4" table:style-name="ce624" office:value-type="string" calcext:value-type="string">
            <text:p>Tpl_1400_GorNaBar</text:p>
          </table:table-cell>
          <table:table-cell table:style-name="ce813" office:value-type="string" calcext:value-type="string">
            <text:p>Todo</text:p>
          </table:table-cell>
          <table:table-cell table:style-name="ce546"/>
          <table:table-cell table:number-columns-repeated="15"/>
        </table:table-row>
        <table:table-row table:style-name="ro1">
          <table:table-cell/>
          <table:table-cell table:style-name="ce546"/>
          <table:table-cell table:style-name="ce550"/>
          <table:table-cell table:style-name="ce678" office:value-type="string" calcext:value-type="string">
            <text:p>'Die Glückshand’</text:p>
          </table:table-cell>
          <table:table-cell table:style-name="ce550"/>
          <table:table-cell table:number-columns-repeated="4" table:style-name="ce625" office:value-type="string" calcext:value-type="string">
            <text:p>Tpl_1401_GorNaKosh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717" office:value-type="string" calcext:value-type="string">
            <text:p>Story 3.3</text:p>
          </table:table-cell>
          <table:table-cell table:style-name="ce622"/>
          <table:table-cell table:style-name="ce678" office:value-type="string" calcext:value-type="string">
            <text:p>'Der Terminator’</text:p>
          </table:table-cell>
          <table:table-cell table:style-name="ce622"/>
          <table:table-cell table:number-columns-repeated="4" table:style-name="ce625" office:value-type="string" calcext:value-type="string">
            <text:p>Tpl_1402_GorNaToth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4" office:value-type="string" calcext:value-type="string">
            <text:p>Gor-Na-Go</text:p>
          </table:table-cell>
          <table:table-cell table:style-name="ce550"/>
          <table:table-cell table:style-name="ce678" office:value-type="string" calcext:value-type="string">
            <text:p>2x Ehrenwachen</text:p>
          </table:table-cell>
          <table:table-cell table:style-name="ce550"/>
          <table:table-cell table:number-columns-repeated="4" table:style-name="ce626" office:value-type="string" calcext:value-type="string">
            <text:p>Tpl_1403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5" office:value-type="string" calcext:value-type="string">
            <text:p><text:span text:style-name="T187">Gor-Na-Vid</text:span><text:span text:style-name="T188"> </text:span></text:p>
          </table:table-cell>
          <table:table-cell table:style-name="ce622"/>
          <table:table-cell table:style-name="ce678" office:value-type="string" calcext:value-type="string">
            <text:p>3x erster Orden</text:p>
          </table:table-cell>
          <table:table-cell table:style-name="ce622"/>
          <table:table-cell table:number-columns-repeated="4" table:style-name="ce626" office:value-type="string" calcext:value-type="string">
            <text:p>Tpl_1404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6" office:value-type="string" calcext:value-type="string">
            <text:p><text:span text:style-name="T189">Gor-Na-Tot</text:span><text:span text:style-name="T190"> </text:span></text:p>
          </table:table-cell>
          <table:table-cell table:style-name="ce550"/>
          <table:table-cell table:style-name="ce679" office:value-type="string" calcext:value-type="string">
            <text:p>5x zweiter Orden</text:p>
          </table:table-cell>
          <table:table-cell table:style-name="ce550"/>
          <table:table-cell table:number-columns-repeated="4" table:style-name="ce625" office:value-type="string" calcext:value-type="string">
            <text:p>Tpl_1405_GorNaRan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6" office:value-type="string" calcext:value-type="string">
            <text:p>Gor-Na-Ba</text:p>
          </table:table-cell>
          <table:table-cell table:style-name="ce550"/>
          <table:table-cell table:style-name="ce546"/>
          <table:table-cell table:style-name="ce550"/>
          <table:table-cell table:number-columns-repeated="4" table:style-name="ce626" office:value-type="string" calcext:value-type="string">
            <text:p>Tpl_1406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7" office:value-type="string" calcext:value-type="string">
            <text:p>Gor-Morbio</text:p>
          </table:table-cell>
          <table:table-cell table:style-name="ce550"/>
          <table:table-cell table:style-name="ce546"/>
          <table:table-cell table:style-name="ce550"/>
          <table:table-cell table:number-columns-repeated="4" table:style-name="ce626" office:value-type="string" calcext:value-type="string">
            <text:p>Tpl_1407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7" office:value-type="string" calcext:value-type="string">
            <text:p>Gor-Grome</text:p>
          </table:table-cell>
          <table:table-cell table:style-name="ce550"/>
          <table:table-cell table:style-name="ce546"/>
          <table:table-cell table:style-name="ce550"/>
          <table:table-cell table:number-columns-repeated="4" table:style-name="ce626" office:value-type="string" calcext:value-type="string">
            <text:p>Tpl_1408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6" office:value-type="string" calcext:value-type="string">
            <text:p>Gor-Na-Kash</text:p>
          </table:table-cell>
          <table:table-cell table:style-name="ce550"/>
          <table:table-cell table:style-name="ce546"/>
          <table:table-cell table:style-name="ce550"/>
          <table:table-cell table:number-columns-repeated="4" table:style-name="ce626" office:value-type="string" calcext:value-type="string">
            <text:p>Tpl_1409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6" office:value-type="string" calcext:value-type="string">
            <text:p>Gor-Hanis</text:p>
          </table:table-cell>
          <table:table-cell table:style-name="ce528"/>
          <table:table-cell table:style-name="ce546"/>
          <table:table-cell table:style-name="ce528"/>
          <table:table-cell table:number-columns-repeated="4" table:style-name="ce626" office:value-type="string" calcext:value-type="string">
            <text:p>Tpl_1410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7" office:value-type="string" calcext:value-type="string">
            <text:p>Gor-Bugol</text:p>
          </table:table-cell>
          <table:table-cell table:style-name="ce528"/>
          <table:table-cell table:style-name="ce546"/>
          <table:table-cell table:style-name="ce528"/>
          <table:table-cell table:number-columns-repeated="4" table:style-name="ce626" office:value-type="string" calcext:value-type="string">
            <text:p>Tpl_1411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807" office:value-type="string" calcext:value-type="string">
            <text:p>Gor-Jona</text:p>
          </table:table-cell>
          <table:table-cell table:style-name="ce528"/>
          <table:table-cell table:style-name="ce546"/>
          <table:table-cell table:style-name="ce528"/>
          <table:table-cell table:number-columns-repeated="4" table:style-name="ce626" office:value-type="string" calcext:value-type="string">
            <text:p>Tpl_1412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Gor-Jug</text:p>
          </table:table-cell>
          <table:table-cell table:style-name="ce528"/>
          <table:table-cell table:style-name="ce546"/>
          <table:table-cell table:style-name="ce528"/>
          <table:table-cell table:number-columns-repeated="4" table:style-name="ce573" office:value-type="string" calcext:value-type="string">
            <text:p>Tpl_1413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8" office:value-type="string" calcext:value-type="string">
            <text:p>Quentin</text:p>
          </table:table-cell>
          <table:table-cell table:style-name="ce528"/>
          <table:table-cell table:style-name="ce546"/>
          <table:table-cell table:style-name="ce528"/>
          <table:table-cell table:number-columns-repeated="4" table:style-name="ce573" office:value-type="string" calcext:value-type="string">
            <text:p>Tpl_1414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Harun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15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8" office:value-type="string" calcext:value-type="string">
            <text:p>Balor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16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Jagblade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17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8" office:value-type="string" calcext:value-type="string">
            <text:p>Fortuno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18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Pat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19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Ako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20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Luke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[-]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7" office:value-type="string" calcext:value-type="string">
            <text:p>Lou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625" office:value-type="string" calcext:value-type="string">
            <text:p>Tpl_1422_GorHanis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09" office:value-type="string" calcext:value-type="string">
            <text:p>Bladwin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23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43"/>
          <table:table-cell table:style-name="ce728"/>
          <table:table-cell table:style-name="ce546"/>
          <table:table-cell table:style-name="ce728"/>
          <table:table-cell table:number-columns-repeated="4" table:style-name="ce573" office:value-type="string" calcext:value-type="string">
            <text:p>Tpl_1424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Hauptmis.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25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810" office:value-type="string" calcext:value-type="string">
            <text:p>Gor-Na-Kash 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[-]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[-]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Alex’ Story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626" office:value-type="string" calcext:value-type="string">
            <text:p>[-]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673" office:value-type="string" calcext:value-type="string">
            <text:p>-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626" office:value-type="string" calcext:value-type="string">
            <text:p>[-]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743"/>
          <table:table-cell table:style-name="ce543"/>
          <table:table-cell table:style-name="ce546"/>
          <table:table-cell table:style-name="ce543"/>
          <table:table-cell table:number-columns-repeated="4" table:style-name="ce626" office:value-type="string" calcext:value-type="string">
            <text:p>Tpl_1430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32" office:value-type="string" calcext:value-type="string">
            <text:p>Mentions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626" office:value-type="string" calcext:value-type="string">
            <text:p>Tpl_1431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644" office:value-type="string" calcext:value-type="string">
            <text:p>-</text:p>
          </table:table-cell>
          <table:table-cell table:style-name="ce543"/>
          <table:table-cell table:style-name="ce546"/>
          <table:table-cell table:style-name="ce543"/>
          <table:table-cell table:number-columns-repeated="4" table:style-name="ce626" office:value-type="string" calcext:value-type="string">
            <text:p>Tpl_1432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/>
          <table:table-cell table:style-name="ce546"/>
          <table:table-cell table:style-name="ce543"/>
          <table:table-cell table:number-columns-repeated="4" table:style-name="ce625" office:value-type="string" calcext:value-type="string">
            <text:p>Tpl_1433_GorNaVid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/>
          <table:table-cell table:style-name="ce546"/>
          <table:table-cell table:style-name="ce543"/>
          <table:table-cell table:number-columns-repeated="4" table:style-name="ce573" office:value-type="string" calcext:value-type="string">
            <text:p>Tpl_1434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/>
          <table:table-cell table:style-name="ce543"/>
          <table:table-cell table:style-name="ce546"/>
          <table:table-cell table:style-name="ce543"/>
          <table:table-cell table:style-name="ce811" office:value-type="string" calcext:value-type="string">
            <text:p>Tpl_1435_Templer</text:p>
          </table:table-cell>
          <table:table-cell table:number-columns-repeated="3" table:style-name="ce626" office:value-type="string" calcext:value-type="string">
            <text:p>Tpl_1435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/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3" table:style-name="ce573" office:value-type="string" calcext:value-type="string">
            <text:p>Tpl_1436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/>
          <table:table-cell table:style-name="ce546"/>
          <table:table-cell table:style-name="ce543"/>
          <table:table-cell table:style-name="ce546"/>
          <table:table-cell table:number-columns-repeated="3" table:style-name="ce626" office:value-type="string" calcext:value-type="string">
            <text:p>Tpl_1437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/>
          <table:table-cell table:style-name="ce545"/>
          <table:table-cell table:style-name="ce543"/>
          <table:table-cell table:style-name="ce546"/>
          <table:table-cell table:number-columns-repeated="3" table:style-name="ce573" office:value-type="string" calcext:value-type="string">
            <text:p>Tpl_1438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 table:number-columns-repeated="3"/>
          <table:table-cell table:style-name="ce546"/>
          <table:table-cell table:number-columns-repeated="3" table:style-name="ce625" office:value-type="string" calcext:value-type="string">
            <text:p>Tpl_1439_GorNaDrak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/>
          <table:table-cell table:style-name="ce543"/>
          <table:table-cell table:style-name="ce545"/>
          <table:table-cell table:style-name="ce543"/>
          <table:table-cell table:style-name="ce546"/>
          <table:table-cell table:number-columns-repeated="3" table:style-name="ce626" office:value-type="string" calcext:value-type="string">
            <text:p>Tpl_1440_Templer</text:p>
          </table:table-cell>
          <table:table-cell table:style-name="ce616"/>
          <table:table-cell table:style-name="ce546"/>
          <table:table-cell table:style-name="ce525" table:number-columns-repeated="15"/>
        </table:table-row>
        <table:table-row table:style-name="ro1">
          <table:table-cell table:style-name="ce525"/>
          <table:table-cell table:style-name="ce528"/>
          <table:table-cell table:style-name="ce543" table:number-columns-repeated="3"/>
          <table:table-cell table:style-name="ce550"/>
          <table:table-cell table:number-columns-repeated="3" table:style-name="ce778" office:value-type="string" calcext:value-type="string">
            <text:p>Tpl_1441_Templer</text:p>
          </table:table-cell>
          <table:table-cell table:style-name="ce645"/>
          <table:table-cell table:style-name="ce550"/>
          <table:table-cell table:style-name="ce525"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46"/>
          <table:table-cell table:style-name="ce811" office:value-type="string" calcext:value-type="string">
            <text:p>Tpl_1442_Templer</text:p>
          </table:table-cell>
          <table:table-cell table:number-columns-repeated="2" table:style-name="ce626" office:value-type="string" calcext:value-type="string">
            <text:p>Tpl_1442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46" table:number-columns-repeated="2"/>
          <table:table-cell table:number-columns-repeated="2" table:style-name="ce626" office:value-type="string" calcext:value-type="string">
            <text:p>Tpl_1443_Templer</text:p>
          </table:table-cell>
          <table:table-cell table:style-name="ce616"/>
          <table:table-cell table:style-name="ce546"/>
          <table:table-cell table:number-columns-repeated="15"/>
        </table:table-row>
        <table:table-row table:style-name="ro1">
          <table:table-cell/>
          <table:table-cell table:style-name="ce546"/>
          <table:table-cell table:style-name="ce528" table:number-columns-repeated="3"/>
          <table:table-cell table:style-name="ce546" table:number-columns-repeated="2"/>
          <table:table-cell table:number-columns-repeated="2" table:style-name="ce626" office:value-type="string" calcext:value-type="string">
            <text:p>Tpl_1444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/>
          <table:table-cell table:style-name="ce743"/>
          <table:table-cell table:style-name="ce528" table:number-columns-repeated="3"/>
          <table:table-cell table:style-name="ce546" table:number-columns-repeated="2"/>
          <table:table-cell table:number-columns-repeated="2" table:style-name="ce626" office:value-type="string" calcext:value-type="string">
            <text:p>Tpl_1445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46" table:number-columns-repeated="2"/>
          <table:table-cell table:number-columns-repeated="2" table:style-name="ce626" office:value-type="string" calcext:value-type="string">
            <text:p>Tpl_1446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/>
          <table:table-cell table:style-name="ce546"/>
          <table:table-cell table:style-name="ce528" table:number-columns-repeated="3"/>
          <table:table-cell table:style-name="ce546" table:number-columns-repeated="2"/>
          <table:table-cell table:number-columns-repeated="2" table:style-name="ce626" office:value-type="string" calcext:value-type="string">
            <text:p>Tpl_1447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46" table:number-columns-repeated="2"/>
          <table:table-cell table:number-columns-repeated="2" table:style-name="ce626" office:value-type="string" calcext:value-type="string">
            <text:p>Tpl_1448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/>
          <table:table-cell table:style-name="ce528" table:number-columns-repeated="4"/>
          <table:table-cell table:style-name="ce546" table:number-columns-repeated="2"/>
          <table:table-cell table:number-columns-repeated="2" table:style-name="ce626" office:value-type="string" calcext:value-type="string">
            <text:p>Tpl_1449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 table:number-columns-repeated="2"/>
          <table:table-cell table:style-name="ce528" table:number-columns-repeated="3"/>
          <table:table-cell table:style-name="ce546" table:number-columns-repeated="2"/>
          <table:table-cell table:number-columns-repeated="2" table:style-name="ce626" office:value-type="string" calcext:value-type="string">
            <text:p>Tpl_1450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 table:number-columns-repeated="2"/>
          <table:table-cell table:style-name="ce528" table:number-columns-repeated="3"/>
          <table:table-cell table:style-name="ce546" table:number-columns-repeated="2"/>
          <table:table-cell table:number-columns-repeated="2" table:style-name="ce626" office:value-type="string" calcext:value-type="string">
            <text:p>Tpl_1451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 table:number-columns-repeated="2"/>
          <table:table-cell table:style-name="ce528" table:number-columns-repeated="3"/>
          <table:table-cell table:style-name="ce546" table:number-columns-repeated="2"/>
          <table:table-cell table:number-columns-repeated="2" table:style-name="ce626" office:value-type="string" calcext:value-type="string">
            <text:p>Tpl_1452_Templer</text:p>
          </table:table-cell>
          <table:table-cell table:style-name="ce616"/>
          <table:table-cell table:style-name="ce546"/>
          <table:table-cell table:style-name="ce528" table:number-columns-repeated="15"/>
        </table:table-row>
        <table:table-row table:style-name="ro1">
          <table:table-cell table:number-columns-repeated="5"/>
          <table:table-cell table:style-name="ce528" table:number-columns-repeated="2"/>
          <table:table-cell table:number-columns-repeated="2" table:style-name="ce769" office:value-type="string" calcext:value-type="string">
            <text:p>Tpl_1453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5"/>
          <table:table-cell table:style-name="ce528" table:number-columns-repeated="2"/>
          <table:table-cell table:number-columns-repeated="2" table:style-name="ce769" office:value-type="string" calcext:value-type="string">
            <text:p>Tpl_1454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5"/>
          <table:table-cell table:style-name="ce528" table:number-columns-repeated="2"/>
          <table:table-cell table:number-columns-repeated="2" table:style-name="ce572" office:value-type="string" calcext:value-type="string">
            <text:p>Tpl_1455_GorBoba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6"/>
          <table:table-cell table:style-name="ce528"/>
          <table:table-cell table:number-columns-repeated="2" table:style-name="ce769" office:value-type="string" calcext:value-type="string">
            <text:p>Tpl_1456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6"/>
          <table:table-cell table:style-name="ce528"/>
          <table:table-cell table:number-columns-repeated="2" table:style-name="ce769" office:value-type="string" calcext:value-type="string">
            <text:p>Tpl_1457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6"/>
          <table:table-cell table:style-name="ce528"/>
          <table:table-cell table:number-columns-repeated="2" table:style-name="ce769" office:value-type="string" calcext:value-type="string">
            <text:p>Tpl_1458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769" office:value-type="string" calcext:value-type="string">
            <text:p>Tpl_1459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7"/>
          <table:table-cell table:style-name="ce693" office:value-type="string" calcext:value-type="string">
            <text:p>Tpl_1460_Templer</text:p>
          </table:table-cell>
          <table:table-cell table:style-name="ce769" office:value-type="string" calcext:value-type="string">
            <text:p>Tpl_1460_Templer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7"/>
          <table:table-cell table:style-name="ce528"/>
          <table:table-cell table:style-name="ce769" office:value-type="string" calcext:value-type="string">
            <text:p>Tpl_1461_Templer [+]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7"/>
          <table:table-cell table:style-name="ce528"/>
          <table:table-cell table:style-name="ce769" office:value-type="string" calcext:value-type="string">
            <text:p>Tpl_1462_Templer [+]</text:p>
          </table:table-cell>
          <table:table-cell table:style-name="ce606"/>
          <table:table-cell table:number-columns-repeated="16"/>
        </table:table-row>
        <table:table-row table:style-name="ro1">
          <table:table-cell table:number-columns-repeated="7"/>
          <table:table-cell table:style-name="ce528"/>
          <table:table-cell table:style-name="ce693" office:value-type="string" calcext:value-type="string">
            <text:p>Tpl_1463_Templer [+]</text:p>
          </table:table-cell>
          <table:table-cell table:style-name="ce644"/>
          <table:table-cell table:number-columns-repeated="16"/>
        </table:table-row>
        <table:table-row table:style-name="ro1" table:number-rows-repeated="2">
          <table:table-cell table:number-columns-repeated="7"/>
          <table:table-cell table:style-name="ce528"/>
          <table:table-cell table:number-columns-repeated="18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812" table:number-columns-repeated="2"/>
          <table:table-cell table:style-name="ce545" table:number-columns-repeated="3"/>
          <table:table-cell table:number-columns-repeated="15"/>
        </table:table-row>
        <table:table-row table:style-name="ro1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  <table:table-row table:style-name="ro1">
          <table:table-cell table:number-columns-repeated="6"/>
          <table:table-cell table:style-name="ce812" table:number-columns-repeated="3"/>
          <table:table-cell table:style-name="ce526" table:number-columns-repeated="2"/>
          <table:table-cell table:style-name="ce525" table:number-columns-repeated="15"/>
        </table:table-row>
      </table:table>
      <table:table table:name="GUR" table:style-name="ta12">
        <table:table-column table:style-name="co1" table:default-cell-style-name="ce525"/>
        <table:table-column table:style-name="co9" table:default-cell-style-name="ce525"/>
        <table:table-column table:style-name="co42" table:default-cell-style-name="ce525"/>
        <table:table-column table:style-name="co27" table:default-cell-style-name="ce525"/>
        <table:table-column table:style-name="co42" table:default-cell-style-name="ce525"/>
        <table:table-column table:style-name="co1" table:default-cell-style-name="ce525"/>
        <table:table-column table:style-name="co43" table:default-cell-style-name="ce525"/>
        <table:table-column table:style-name="co6" table:number-columns-repeated="2" table:default-cell-style-name="ce525"/>
        <table:table-column table:style-name="co44" table:default-cell-style-name="ce525"/>
        <table:table-column table:style-name="co3" table:default-cell-style-name="ce525"/>
        <table:table-column table:style-name="co6" table:default-cell-style-name="ce525"/>
        <table:table-column table:style-name="co1" table:number-columns-repeated="14" table:default-cell-style-name="ce525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524"/>
          <table:table-cell table:style-name="ce524" table:number-columns-repeated="2"/>
          <table:table-cell table:number-columns-repeated="15"/>
        </table:table-row>
        <table:table-row table:style-name="ro1" table:number-rows-repeated="3">
          <table:table-cell table:style-name="ce524" table:number-columns-repeated="11"/>
          <table:table-cell table:number-columns-repeated="15"/>
        </table:table-row>
        <table:table-row table:style-name="ro1">
          <table:table-cell table:style-name="ce524"/>
          <table:table-cell table:style-name="ce610" office:value-type="string" calcext:value-type="string">
            <text:p>GUR IDs</text:p>
          </table:table-cell>
          <table:table-cell table:style-name="ce524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 table:number-columns-repeated="3"/>
          <table:table-cell table:style-name="ce600" office:value-type="string" calcext:value-type="string">
            <text:p>[-] = removed</text:p>
          </table:table-cell>
          <table:table-cell table:style-name="ce524" table:number-columns-repeated="4"/>
          <table:table-cell table:number-columns-repeated="13"/>
        </table:table-row>
        <table:table-row table:style-name="ro1">
          <table:table-cell table:style-name="ce524"/>
          <table:table-cell table:style-name="ce528" table:number-columns-repeated="2"/>
          <table:table-cell table:style-name="ce557" office:value-type="string" calcext:value-type="string">
            <text:p><text:span text:style-name="T1">Last Change:</text:span>   30.06.22</text:p>
          </table:table-cell>
          <table:table-cell table:style-name="ce586"/>
          <table:table-cell table:style-name="ce528" table:number-columns-repeated="3"/>
          <table:table-cell table:style-name="ce601" office:value-type="string" calcext:value-type="string">
            <text:p>[+] = added</text:p>
          </table:table-cell>
          <table:table-cell table:style-name="ce524" table:number-columns-repeated="4"/>
          <table:table-cell table:number-columns-repeated="13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3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4"/>
          <table:table-cell table:number-columns-repeated="13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6"/>
          <table:table-cell table:number-columns-repeated="15"/>
        </table:table-row>
        <table:table-row table:style-name="ro1">
          <table:table-cell/>
          <table:table-cell table:style-name="ce611"/>
          <table:table-cell table:style-name="ce528" table:number-columns-repeated="7"/>
          <table:table-cell table:style-name="ce524" table:number-columns-repeated="2"/>
          <table:table-cell table:number-columns-repeated="15"/>
        </table:table-row>
        <table:table-row table:style-name="ro1">
          <table:table-cell/>
          <table:table-cell table:style-name="ce550"/>
          <table:table-cell table:style-name="ce524" table:number-columns-repeated="11"/>
          <table:table-cell table:number-columns-repeated="13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612" office:value-type="string" calcext:value-type="string">
            <text:p>0.94k</text:p>
          </table:table-cell>
          <table:table-cell table:style-name="ce612" office:value-type="string" calcext:value-type="string">
            <text:p>1.00b</text:p>
          </table:table-cell>
          <table:table-cell table:style-name="ce612" office:value-type="string" calcext:value-type="string">
            <text:p>1.01e-1.06l</text:p>
          </table:table-cell>
          <table:table-cell table:style-name="ce612" office:value-type="string" calcext:value-type="string">
            <text:p>ORPHEUS</text:p>
          </table:table-cell>
          <table:table-cell table:style-name="ce612" office:value-type="string" calcext:value-type="string">
            <text:p>Chosen Role</text:p>
          </table:table-cell>
          <table:table-cell table:style-name="ce528"/>
          <table:table-cell table:number-columns-repeated="13"/>
        </table:table-row>
        <table:table-row table:style-name="ro1">
          <table:table-cell/>
          <table:table-cell table:style-name="ce616" office:value-type="string" calcext:value-type="string">
            <text:p>Y’Berion</text:p>
          </table:table-cell>
          <table:table-cell table:style-name="ce547"/>
          <table:table-cell table:style-name="ce677" office:value-type="string" calcext:value-type="string">
            <text:p>'Der Erleuchtete’</text:p>
          </table:table-cell>
          <table:table-cell table:style-name="ce682"/>
          <table:table-cell table:style-name="ce704" office:value-type="string" calcext:value-type="string">
            <text:p>-</text:p>
          </table:table-cell>
          <table:table-cell table:style-name="ce706"/>
          <table:table-cell table:number-columns-repeated="3" table:style-name="ce707" office:value-type="string" calcext:value-type="string">
            <text:p>GUR_1200_YBerion</text:p>
          </table:table-cell>
          <table:table-cell table:style-name="ce816" office:value-type="string" calcext:value-type="string">
            <text:p>TODO</text:p>
          </table:table-cell>
          <table:table-cell table:style-name="ce677" office:value-type="string" calcext:value-type="string">
            <text:p>'Der Erleuchtete’</text:p>
          </table:table-cell>
          <table:table-cell table:style-name="ce550"/>
          <table:table-cell table:number-columns-repeated="13"/>
        </table:table-row>
        <table:table-row table:style-name="ro1">
          <table:table-cell/>
          <table:table-cell table:style-name="ce616" office:value-type="string" calcext:value-type="string">
            <text:p>Cor-Kalom</text:p>
          </table:table-cell>
          <table:table-cell table:style-name="ce550"/>
          <table:table-cell table:style-name="ce678" office:value-type="string" calcext:value-type="string">
            <text:p>'Mastermind’</text:p>
          </table:table-cell>
          <table:table-cell table:style-name="ce528"/>
          <table:table-cell table:style-name="ce550"/>
          <table:table-cell table:style-name="ce528"/>
          <table:table-cell table:number-columns-repeated="3" table:style-name="ce572" office:value-type="string" calcext:value-type="string">
            <text:p>GUR_1201_CorKalom</text:p>
          </table:table-cell>
          <table:table-cell table:style-name="ce606"/>
          <table:table-cell table:style-name="ce678" office:value-type="string" calcext:value-type="string">
            <text:p>'Mastermind’</text:p>
          </table:table-cell>
          <table:table-cell table:style-name="ce550"/>
          <table:table-cell table:number-columns-repeated="13"/>
        </table:table-row>
        <table:table-row table:style-name="ro1">
          <table:table-cell/>
          <table:table-cell table:style-name="ce616" office:value-type="string" calcext:value-type="string">
            <text:p>Cor-Angar</text:p>
          </table:table-cell>
          <table:table-cell table:style-name="ce622"/>
          <table:table-cell table:style-name="ce678" office:value-type="string" calcext:value-type="string">
            <text:p>'Der Lobotomierer’</text:p>
          </table:table-cell>
          <table:table-cell table:style-name="ce528"/>
          <table:table-cell table:style-name="ce532" office:value-type="string" calcext:value-type="string">
            <text:p>0.64b</text:p>
          </table:table-cell>
          <table:table-cell table:style-name="ce528"/>
          <table:table-cell table:number-columns-repeated="3" table:style-name="ce572" office:value-type="string" calcext:value-type="string">
            <text:p>GUR_1202_CorAngar</text:p>
          </table:table-cell>
          <table:table-cell table:style-name="ce606"/>
          <table:table-cell table:style-name="ce678" office:value-type="string" calcext:value-type="string">
            <text:p>'Der Rächer’</text:p>
          </table:table-cell>
          <table:table-cell table:style-name="ce550"/>
          <table:table-cell table:number-columns-repeated="13"/>
        </table:table-row>
        <table:table-row table:style-name="ro1">
          <table:table-cell/>
          <table:table-cell table:style-name="ce616" office:value-type="string" calcext:value-type="string">
            <text:p>Tasman</text:p>
          </table:table-cell>
          <table:table-cell table:style-name="ce550"/>
          <table:table-cell table:style-name="ce678" office:value-type="string" calcext:value-type="string">
            <text:p>'Der Novizenmeister’</text:p>
          </table:table-cell>
          <table:table-cell table:style-name="ce528"/>
          <table:table-cell table:style-name="ce705" office:value-type="string" calcext:value-type="string">
            <text:p>-</text:p>
          </table:table-cell>
          <table:table-cell table:style-name="ce528"/>
          <table:table-cell table:number-columns-repeated="3" table:style-name="ce572" office:value-type="string" calcext:value-type="string">
            <text:p>GUR_1203_BaalTondral</text:p>
          </table:table-cell>
          <table:table-cell table:style-name="ce606"/>
          <table:table-cell table:style-name="ce678"/>
          <table:table-cell table:style-name="ce550"/>
          <table:table-cell table:number-columns-repeated="13"/>
        </table:table-row>
        <table:table-row table:style-name="ro1">
          <table:table-cell/>
          <table:table-cell table:style-name="ce814" office:value-type="string" calcext:value-type="string">
            <text:p>Fortuno</text:p>
          </table:table-cell>
          <table:table-cell table:style-name="ce622"/>
          <table:table-cell table:style-name="ce679" office:value-type="string" calcext:value-type="string">
            <text:p>'Der Rächer’</text:p>
          </table:table-cell>
          <table:table-cell table:style-name="ce528"/>
          <table:table-cell table:style-name="ce550"/>
          <table:table-cell table:style-name="ce528"/>
          <table:table-cell table:number-columns-repeated="3" table:style-name="ce572" office:value-type="string" calcext:value-type="string">
            <text:p>GUR_1204_BaalNamib</text:p>
          </table:table-cell>
          <table:table-cell table:style-name="ce606"/>
          <table:table-cell table:style-name="ce678" office:value-type="string" calcext:value-type="string">
            <text:p>'Der Novizenmeister’</text:p>
          </table:table-cell>
          <table:table-cell table:style-name="ce528"/>
          <table:table-cell table:number-columns-repeated="13"/>
        </table:table-row>
        <table:table-row table:style-name="ro1">
          <table:table-cell/>
          <table:table-cell table:style-name="ce616" office:value-type="string" calcext:value-type="string">
            <text:p>Cor-Loran</text:p>
          </table:table-cell>
          <table:table-cell table:style-name="ce550" table:number-columns-repeated="2"/>
          <table:table-cell table:style-name="ce528"/>
          <table:table-cell table:style-name="ce550"/>
          <table:table-cell table:style-name="ce528"/>
          <table:table-cell table:number-columns-repeated="3" table:style-name="ce572" office:value-type="string" calcext:value-type="string">
            <text:p>GUR_1205_Chani</text:p>
          </table:table-cell>
          <table:table-cell table:style-name="ce606"/>
          <table:table-cell table:style-name="ce685"/>
          <table:table-cell table:style-name="ce528"/>
          <table:table-cell table:number-columns-repeated="13"/>
        </table:table-row>
        <table:table-row table:style-name="ro1">
          <table:table-cell/>
          <table:table-cell table:style-name="ce700" office:value-type="string" calcext:value-type="string">
            <text:p>Cor-Garrion</text:p>
          </table:table-cell>
          <table:table-cell table:style-name="ce550" table:number-columns-repeated="2"/>
          <table:table-cell table:style-name="ce528" table:number-columns-repeated="3"/>
          <table:table-cell table:style-name="ce572" office:value-type="string" calcext:value-type="string">
            <text:p>GUR_1206_BaalTondral</text:p>
          </table:table-cell>
          <table:table-cell table:number-columns-repeated="2" table:style-name="ce572" office:value-type="string" calcext:value-type="string">
            <text:p>[-]</text:p>
          </table:table-cell>
          <table:table-cell table:style-name="ce616"/>
          <table:table-cell table:style-name="ce712"/>
          <table:table-cell table:style-name="ce546"/>
          <table:table-cell table:number-columns-repeated="13"/>
        </table:table-row>
        <table:table-row table:style-name="ro1">
          <table:table-cell/>
          <table:table-cell table:style-name="ce543"/>
          <table:table-cell table:style-name="ce550" table:number-columns-repeated="2"/>
          <table:table-cell table:style-name="ce528"/>
          <table:table-cell table:style-name="ce550"/>
          <table:table-cell table:style-name="ce528"/>
          <table:table-cell table:number-columns-repeated="3" table:style-name="ce572" office:value-type="string" calcext:value-type="string">
            <text:p>GUR_1207_Natalia</text:p>
          </table:table-cell>
          <table:table-cell table:style-name="ce616"/>
          <table:table-cell table:style-name="ce712"/>
          <table:table-cell table:style-name="ce546"/>
          <table:table-cell table:number-columns-repeated="13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50" table:number-columns-repeated="2"/>
          <table:table-cell table:style-name="ce528"/>
          <table:table-cell table:style-name="ce550"/>
          <table:table-cell table:style-name="ce528"/>
          <table:table-cell table:number-columns-repeated="3" table:style-name="ce572" office:value-type="string" calcext:value-type="string">
            <text:p>GUR_1208_BaalCadar</text:p>
          </table:table-cell>
          <table:table-cell table:style-name="ce616"/>
          <table:table-cell table:style-name="ce712"/>
          <table:table-cell table:style-name="ce546"/>
          <table:table-cell table:number-columns-repeated="13"/>
        </table:table-row>
        <table:table-row table:style-name="ro1">
          <table:table-cell/>
          <table:table-cell table:style-name="ce815" office:value-type="string" calcext:value-type="string">
            <text:p>-</text:p>
          </table:table-cell>
          <table:table-cell table:style-name="ce550" table:number-columns-repeated="2"/>
          <table:table-cell table:style-name="ce528"/>
          <table:table-cell table:style-name="ce550"/>
          <table:table-cell table:style-name="ce528"/>
          <table:table-cell table:number-columns-repeated="3" table:style-name="ce572" office:value-type="string" calcext:value-type="string">
            <text:p>GUR_1209_BaalOrun</text:p>
          </table:table-cell>
          <table:table-cell table:style-name="ce616"/>
          <table:table-cell table:style-name="ce712"/>
          <table:table-cell table:style-name="ce546"/>
          <table:table-cell table:number-columns-repeated="13"/>
        </table:table-row>
        <table:table-row table:style-name="ro1">
          <table:table-cell/>
          <table:table-cell table:style-name="ce546"/>
          <table:table-cell table:style-name="ce528" table:number-columns-repeated="5"/>
          <table:table-cell table:number-columns-repeated="3" table:style-name="ce572" office:value-type="string" calcext:value-type="string">
            <text:p>GUR_1210_BaalTyon</text:p>
          </table:table-cell>
          <table:table-cell table:style-name="ce616"/>
          <table:table-cell table:style-name="ce712"/>
          <table:table-cell table:style-name="ce546"/>
          <table:table-cell table:number-columns-repeated="13"/>
        </table:table-row>
        <table:table-row table:style-name="ro1">
          <table:table-cell/>
          <table:table-cell table:style-name="ce528" table:number-columns-repeated="4"/>
          <table:table-cell table:style-name="ce546" table:number-columns-repeated="2"/>
          <table:table-cell table:number-columns-repeated="2" table:style-name="ce708" office:value-type="string" calcext:value-type="string">
            <text:p>GUR_1211_BaalLukor</text:p>
          </table:table-cell>
          <table:table-cell table:style-name="ce572" office:value-type="string" calcext:value-type="string">
            <text:p>GUR_1211_BaalLukor</text:p>
          </table:table-cell>
          <table:table-cell table:style-name="ce606"/>
          <table:table-cell table:style-name="ce685"/>
          <table:table-cell table:style-name="ce524"/>
          <table:table-cell table:number-columns-repeated="13"/>
        </table:table-row>
        <table:table-row table:style-name="ro1">
          <table:table-cell/>
          <table:table-cell table:style-name="ce546"/>
          <table:table-cell table:style-name="ce528" table:number-columns-repeated="4"/>
          <table:table-cell table:style-name="ce546" table:number-columns-repeated="3"/>
          <table:table-cell table:style-name="ce628" office:value-type="string" calcext:value-type="string">
            <text:p>GUR_1212_MadCorKalom [+]</text:p>
          </table:table-cell>
          <table:table-cell table:style-name="ce644"/>
          <table:table-cell table:style-name="ce686"/>
          <table:table-cell table:style-name="ce524"/>
          <table:table-cell table:number-columns-repeated="13"/>
        </table:table-row>
        <table:table-row table:style-name="ro1">
          <table:table-cell/>
          <table:table-cell table:style-name="ce528" table:number-columns-repeated="5"/>
          <table:table-cell table:style-name="ce546"/>
          <table:table-cell table:style-name="ce709"/>
          <table:table-cell table:style-name="ce546"/>
          <table:table-cell table:style-name="ce524" table:number-columns-repeated="4"/>
          <table:table-cell table:number-columns-repeated="13"/>
        </table:table-row>
        <table:table-row table:style-name="ro1">
          <table:table-cell table:style-name="ce526"/>
          <table:table-cell table:style-name="ce550"/>
          <table:table-cell table:style-name="ce545"/>
          <table:table-cell table:style-name="ce528" table:number-columns-repeated="2"/>
          <table:table-cell table:style-name="ce546" table:number-columns-repeated="4"/>
          <table:table-cell table:style-name="ce524" table:number-columns-repeated="4"/>
          <table:table-cell table:number-columns-repeated="1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4"/>
          <table:table-cell table:style-name="ce524" table:number-columns-repeated="4"/>
          <table:table-cell table:number-columns-repeated="13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4"/>
          <table:table-cell table:style-name="ce524" table:number-columns-repeated="4"/>
          <table:table-cell table:number-columns-repeated="13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ST" table:style-name="ta13">
        <table:table-column table:style-name="co1" table:default-cell-style-name="ce525"/>
        <table:table-column table:style-name="co17" table:default-cell-style-name="ce525"/>
        <table:table-column table:style-name="co28" table:default-cell-style-name="ce525"/>
        <table:table-column table:style-name="co45" table:default-cell-style-name="ce525"/>
        <table:table-column table:style-name="co46" table:default-cell-style-name="ce525"/>
        <table:table-column table:style-name="co1" table:default-cell-style-name="ce525"/>
        <table:table-column table:style-name="co28" table:default-cell-style-name="ce525"/>
        <table:table-column table:style-name="co6" table:number-columns-repeated="2" table:default-cell-style-name="ce525"/>
        <table:table-column table:style-name="co44" table:default-cell-style-name="ce525"/>
        <table:table-column table:style-name="co1" table:number-columns-repeated="16" table:default-cell-style-name="ce525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524"/>
          <table:table-cell table:style-name="ce524" table:number-columns-repeated="17"/>
        </table:table-row>
        <table:table-row table:style-name="ro1" table:number-rows-repeated="3">
          <table:table-cell table:style-name="ce524" table:number-columns-repeated="26"/>
        </table:table-row>
        <table:table-row table:style-name="ro1">
          <table:table-cell table:style-name="ce524"/>
          <table:table-cell table:style-name="ce610" office:value-type="string" calcext:value-type="string">
            <text:p>MST IDs</text:p>
          </table:table-cell>
          <table:table-cell table:style-name="ce524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 table:number-columns-repeated="3"/>
          <table:table-cell table:style-name="ce600" office:value-type="string" calcext:value-type="string">
            <text:p>[-] = removed</text:p>
          </table:table-cell>
          <table:table-cell table:style-name="ce524" table:number-columns-repeated="17"/>
        </table:table-row>
        <table:table-row table:style-name="ro1">
          <table:table-cell table:style-name="ce524"/>
          <table:table-cell table:style-name="ce528" table:number-columns-repeated="2"/>
          <table:table-cell table:style-name="ce557" office:value-type="string" calcext:value-type="string">
            <text:p><text:span text:style-name="T1">Last Change:</text:span>   30.06.22</text:p>
          </table:table-cell>
          <table:table-cell table:style-name="ce586"/>
          <table:table-cell table:style-name="ce528" table:number-columns-repeated="3"/>
          <table:table-cell table:style-name="ce601" office:value-type="string" calcext:value-type="string">
            <text:p>[+] = added</text:p>
          </table:table-cell>
          <table:table-cell table:style-name="ce524" table:number-columns-repeated="17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 table:style-name="ce528" table:number-columns-repeated="3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style-name="ce524" table:number-columns-repeated="17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21"/>
        </table:table-row>
        <table:table-row table:style-name="ro1">
          <table:table-cell/>
          <table:table-cell table:style-name="ce611"/>
          <table:table-cell table:style-name="ce528" table:number-columns-repeated="6"/>
          <table:table-cell table:style-name="ce524"/>
          <table:table-cell table:number-columns-repeated="17"/>
        </table:table-row>
        <table:table-row table:style-name="ro1">
          <table:table-cell/>
          <table:table-cell table:style-name="ce550"/>
          <table:table-cell table:style-name="ce524" table:number-columns-repeated="24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 table:style-name="ce528"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612" office:value-type="string" calcext:value-type="string">
            <text:p>0.94k-1.06l</text:p>
          </table:table-cell>
          <table:table-cell table:style-name="ce612" office:value-type="string" calcext:value-type="string">
            <text:p>ORPHEUS</text:p>
          </table:table-cell>
          <table:table-cell table:style-name="ce528" table:number-columns-repeated="17"/>
        </table:table-row>
        <table:table-row table:style-name="ro1">
          <table:table-cell/>
          <table:table-cell table:style-name="ce616" office:value-type="string" calcext:value-type="string">
            <text:p>Craven</text:p>
          </table:table-cell>
          <table:table-cell table:style-name="ce547"/>
          <table:table-cell table:style-name="ce819" office:value-type="string" calcext:value-type="string">
            <text:p>-</text:p>
          </table:table-cell>
          <table:table-cell table:style-name="ce682"/>
          <table:table-cell table:style-name="ce704" office:value-type="string" calcext:value-type="string">
            <text:p>-</text:p>
          </table:table-cell>
          <table:table-cell table:style-name="ce706"/>
          <table:table-cell table:style-name="ce820" office:value-type="string" calcext:value-type="string">
            <text:p>-</text:p>
          </table:table-cell>
          <table:table-cell table:style-name="ce821" office:value-type="string" calcext:value-type="string">
            <text:p>Craven</text:p>
          </table:table-cell>
          <table:table-cell table:style-name="ce550" office:value-type="string" calcext:value-type="string">
            <text:p>// Benedikt Craven</text:p>
          </table:table-cell>
          <table:table-cell table:style-name="ce550" table:number-columns-repeated="16"/>
        </table:table-row>
        <table:table-row table:style-name="ro1">
          <table:table-cell/>
          <table:table-cell table:style-name="ce817" office:value-type="string" calcext:value-type="string">
            <text:p>???</text:p>
          </table:table-cell>
          <table:table-cell table:style-name="ce550" table:number-columns-repeated="2"/>
          <table:table-cell table:style-name="ce528"/>
          <table:table-cell table:style-name="ce550"/>
          <table:table-cell table:style-name="ce528" table:number-columns-repeated="2"/>
          <table:table-cell table:style-name="ce524"/>
          <table:table-cell table:style-name="ce550" table:number-columns-repeated="17"/>
        </table:table-row>
        <table:table-row table:style-name="ro1">
          <table:table-cell/>
          <table:table-cell table:style-name="ce543"/>
          <table:table-cell table:style-name="ce622"/>
          <table:table-cell table:style-name="ce550"/>
          <table:table-cell table:style-name="ce528"/>
          <table:table-cell table:style-name="ce532" office:value-type="string" calcext:value-type="string">
            <text:p>0.64b</text:p>
          </table:table-cell>
          <table:table-cell table:style-name="ce528" table:number-columns-repeated="2"/>
          <table:table-cell table:style-name="ce524"/>
          <table:table-cell table:style-name="ce550" table:number-columns-repeated="17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50" table:number-columns-repeated="2"/>
          <table:table-cell table:style-name="ce528"/>
          <table:table-cell table:style-name="ce705" office:value-type="string" calcext:value-type="string">
            <text:p>-</text:p>
          </table:table-cell>
          <table:table-cell table:style-name="ce528" table:number-columns-repeated="2"/>
          <table:table-cell table:style-name="ce524"/>
          <table:table-cell table:style-name="ce550" table:number-columns-repeated="17"/>
        </table:table-row>
        <table:table-row table:style-name="ro1">
          <table:table-cell/>
          <table:table-cell table:style-name="ce818" office:value-type="string" calcext:value-type="string">
            <text:p>Benedikt, die Hand</text:p>
          </table:table-cell>
          <table:table-cell table:style-name="ce622"/>
          <table:table-cell table:style-name="ce550"/>
          <table:table-cell table:style-name="ce528"/>
          <table:table-cell table:style-name="ce550"/>
          <table:table-cell table:style-name="ce528" table:number-columns-repeated="2"/>
          <table:table-cell table:style-name="ce546"/>
          <table:table-cell table:style-name="ce528" table:number-columns-repeated="17"/>
        </table:table-row>
        <table:table-row table:style-name="ro1">
          <table:table-cell/>
          <table:table-cell table:style-name="ce643"/>
          <table:table-cell table:style-name="ce550" table:number-columns-repeated="2"/>
          <table:table-cell table:style-name="ce528"/>
          <table:table-cell table:style-name="ce550"/>
          <table:table-cell table:style-name="ce528" table:number-columns-repeated="2"/>
          <table:table-cell/>
          <table:table-cell table:style-name="ce528" table:number-columns-repeated="17"/>
        </table:table-row>
        <table:table-row table:style-name="ro1">
          <table:table-cell/>
          <table:table-cell table:style-name="ce550" table:number-columns-repeated="2"/>
          <table:table-cell table:style-name="ce550" office:value-type="string" calcext:value-type="string">
            <text:p>// Florian: Is the MST ID really necessary? Can be solved differently; </text:p>
          </table:table-cell>
          <table:table-cell table:style-name="ce528" table:number-columns-repeated="4"/>
          <table:table-cell/>
          <table:table-cell table:style-name="ce546" table:number-columns-repeated="17"/>
        </table:table-row>
        <table:table-row table:style-name="ro1">
          <table:table-cell/>
          <table:table-cell table:style-name="ce528"/>
          <table:table-cell table:style-name="ce550"/>
          <table:table-cell table:style-name="ce550" office:value-type="string" calcext:value-type="string">
            <text:p>we probably should get rid of it and include MST as an additional guild layer</text:p>
          </table:table-cell>
          <table:table-cell table:style-name="ce528"/>
          <table:table-cell table:style-name="ce550"/>
          <table:table-cell table:style-name="ce528" table:number-columns-repeated="2"/>
          <table:table-cell/>
          <table:table-cell table:style-name="ce546" table:number-columns-repeated="17"/>
        </table:table-row>
        <table:table-row table:style-name="ro1">
          <table:table-cell/>
          <table:table-cell table:style-name="ce546"/>
          <table:table-cell table:style-name="ce550" table:number-columns-repeated="2"/>
          <table:table-cell table:style-name="ce528"/>
          <table:table-cell table:style-name="ce550"/>
          <table:table-cell table:style-name="ce528" table:number-columns-repeated="2"/>
          <table:table-cell/>
          <table:table-cell table:style-name="ce546" table:number-columns-repeated="17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 table:style-name="ce528"/>
          <table:table-cell table:style-name="ce550"/>
          <table:table-cell table:style-name="ce528" table:number-columns-repeated="2"/>
          <table:table-cell table:style-name="ce524"/>
          <table:table-cell table:style-name="ce546" table:number-columns-repeated="17"/>
        </table:table-row>
        <table:table-row table:style-name="ro1">
          <table:table-cell/>
          <table:table-cell table:style-name="ce550"/>
          <table:table-cell table:style-name="ce528" table:number-columns-repeated="6"/>
          <table:table-cell table:style-name="ce524"/>
          <table:table-cell table:style-name="ce546" table:number-columns-repeated="17"/>
        </table:table-row>
        <table:table-row table:style-name="ro1">
          <table:table-cell/>
          <table:table-cell table:style-name="ce528" table:number-columns-repeated="4"/>
          <table:table-cell table:style-name="ce546" table:number-columns-repeated="2"/>
          <table:table-cell table:style-name="ce528"/>
          <table:table-cell table:style-name="ce524"/>
          <table:table-cell table:style-name="ce528"/>
          <table:table-cell table:style-name="ce524" table:number-columns-repeated="16"/>
        </table:table-row>
        <table:table-row table:style-name="ro1">
          <table:table-cell/>
          <table:table-cell table:style-name="ce546"/>
          <table:table-cell table:style-name="ce528" table:number-columns-repeated="4"/>
          <table:table-cell table:style-name="ce546" table:number-columns-repeated="3"/>
          <table:table-cell table:style-name="ce528"/>
          <table:table-cell table:style-name="ce524" table:number-columns-repeated="16"/>
        </table:table-row>
        <table:table-row table:style-name="ro1">
          <table:table-cell/>
          <table:table-cell table:style-name="ce528" table:number-columns-repeated="5"/>
          <table:table-cell table:style-name="ce546"/>
          <table:table-cell table:style-name="ce709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50"/>
          <table:table-cell table:style-name="ce545"/>
          <table:table-cell table:style-name="ce528" table:number-columns-repeated="2"/>
          <table:table-cell table:style-name="ce546" table:number-columns-repeated="3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/>
          <table:table-cell table:style-name="ce524"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/>
          <table:table-cell table:style-name="ce524"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3"/>
          <table:table-cell table:number-columns-repeated="18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>
          <table:table-cell table:number-columns-repeated="8"/>
          <table:table-cell table:style-name="ce524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 table:number-rows-repeated="2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8" table:number-columns-repeated="2"/>
          <table:table-cell table:style-name="ce546" table:number-columns-repeated="3"/>
          <table:table-cell table:style-name="ce524" table:number-columns-repeated="18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style-name="ce546" table:number-columns-repeated="4"/>
          <table:table-cell table:number-columns-repeated="17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28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N" table:style-name="ta14">
        <table:table-column table:style-name="co1" table:default-cell-style-name="ce525"/>
        <table:table-column table:style-name="co36" table:default-cell-style-name="ce525"/>
        <table:table-column table:style-name="co47" table:default-cell-style-name="ce525"/>
        <table:table-column table:style-name="co37" table:default-cell-style-name="ce528"/>
        <table:table-column table:style-name="co48" table:default-cell-style-name="ce528"/>
        <table:table-column table:style-name="co49" table:default-cell-style-name="ce546"/>
        <table:table-column table:style-name="co50" table:default-cell-style-name="ce546"/>
        <table:table-column table:style-name="co51" table:default-cell-style-name="ce546"/>
        <table:table-column table:style-name="co5" table:default-cell-style-name="ce525"/>
        <table:table-column table:style-name="co44" table:default-cell-style-name="ce524"/>
        <table:table-column table:style-name="co1" table:number-columns-repeated="16" table:default-cell-style-name="ce524"/>
        <table:table-column table:style-name="co1" table:number-columns-repeated="2" table:default-cell-style-name="Default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524"/>
          <table:table-cell table:number-columns-repeated="19"/>
        </table:table-row>
        <table:table-row table:style-name="ro1" table:number-rows-repeated="3">
          <table:table-cell table:style-name="ce524" table:number-columns-repeated="9"/>
          <table:table-cell table:number-columns-repeated="19"/>
        </table:table-row>
        <table:table-row table:style-name="ro1">
          <table:table-cell table:style-name="ce524"/>
          <table:table-cell table:style-name="ce610" office:value-type="string" calcext:value-type="string">
            <text:p>NON IDs</text:p>
          </table:table-cell>
          <table:table-cell table:style-name="ce524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 table:number-columns-repeated="3"/>
          <table:table-cell table:style-name="ce600" office:value-type="string" calcext:value-type="string">
            <text:p>[-] = removed</text:p>
          </table:table-cell>
          <table:table-cell table:number-columns-repeated="19"/>
        </table:table-row>
        <table:table-row table:style-name="ro1">
          <table:table-cell table:style-name="ce524"/>
          <table:table-cell table:style-name="ce528" table:number-columns-repeated="2"/>
          <table:table-cell table:style-name="ce557" office:value-type="string" calcext:value-type="string">
            <text:p><text:span text:style-name="T1">Last Change:</text:span>   13.07.22</text:p>
          </table:table-cell>
          <table:table-cell table:style-name="ce586"/>
          <table:table-cell table:style-name="ce528" table:number-columns-repeated="3"/>
          <table:table-cell table:style-name="ce601" office:value-type="string" calcext:value-type="string">
            <text:p>[+] = added</text:p>
          </table:table-cell>
          <table:table-cell table:number-columns-repeated="19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number-columns-repeated="19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4"/>
          <table:table-cell table:number-columns-repeated="19"/>
        </table:table-row>
        <table:table-row table:style-name="ro1">
          <table:table-cell/>
          <table:table-cell table:style-name="ce611"/>
          <table:table-cell table:style-name="ce528"/>
          <table:table-cell table:number-columns-repeated="2"/>
          <table:table-cell table:style-name="ce528" table:number-columns-repeated="3"/>
          <table:table-cell table:style-name="ce524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50"/>
          <table:table-cell table:style-name="ce524" table:number-columns-repeated="7"/>
          <table:table-cell table:number-columns-repeated="19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612" office:value-type="string" calcext:value-type="string">
            <text:p>0.94k</text:p>
          </table:table-cell>
          <table:table-cell table:style-name="ce612" office:value-type="string" calcext:value-type="string">
            <text:p>1.00b-1.01e</text:p>
          </table:table-cell>
          <table:table-cell table:style-name="ce612" office:value-type="string" calcext:value-type="string">
            <text:p>1.06l</text:p>
          </table:table-cell>
          <table:table-cell table:style-name="ce612" office:value-type="string" calcext:value-type="string">
            <text:p>ORPHEUS</text:p>
          </table:table-cell>
          <table:table-cell table:style-name="ce528" table:number-columns-repeated="15"/>
          <table:table-cell table:number-columns-repeated="2"/>
        </table:table-row>
        <table:table-row table:style-name="ro1">
          <table:table-cell/>
          <table:table-cell table:style-name="ce822" office:value-type="string" calcext:value-type="string">
            <text:p>Old Fort Weapon Dealer</text:p>
          </table:table-cell>
          <table:table-cell table:style-name="ce547"/>
          <table:table-cell table:style-name="ce819" office:value-type="string" calcext:value-type="string">
            <text:p>-</text:p>
          </table:table-cell>
          <table:table-cell table:style-name="ce682"/>
          <table:table-cell table:style-name="ce704" office:value-type="string" calcext:value-type="string">
            <text:p>-</text:p>
          </table:table-cell>
          <table:table-cell table:style-name="ce706"/>
          <table:table-cell table:style-name="ce820" office:value-type="string" calcext:value-type="string">
            <text:p>-</text:p>
          </table:table-cell>
          <table:table-cell table:style-name="ce820" office:value-type="string" calcext:value-type="string">
            <text:p>Non_1500_Gilbert [+] </text:p>
          </table:table-cell>
          <table:table-cell table:style-name="ce707" office:value-type="string" calcext:value-type="string">
            <text:p>Non_1500_Gilbert </text:p>
          </table:table-cell>
          <table:table-cell table:style-name="ce828"/>
          <table:table-cell table:style-name="ce550" table:number-columns-repeated="15"/>
          <table:table-cell table:number-columns-repeated="2"/>
        </table:table-row>
        <table:table-row table:style-name="ro1">
          <table:table-cell/>
          <table:table-cell table:style-name="ce823" office:value-type="string" calcext:value-type="string">
            <text:p>Buyer of Stealer [?]</text:p>
          </table:table-cell>
          <table:table-cell table:style-name="ce550" table:number-columns-repeated="2"/>
          <table:table-cell/>
          <table:table-cell table:style-name="ce550"/>
          <table:table-cell table:style-name="ce528" table:number-columns-repeated="3"/>
          <table:table-cell table:style-name="ce826" office:value-type="string" calcext:value-type="string">
            <text:p>Non_1501_Wegelagerer [+]</text:p>
          </table:table-cell>
          <table:table-cell table:style-name="ce606"/>
          <table:table-cell table:style-name="ce550" table:number-columns-repeated="15"/>
          <table:table-cell table:number-columns-repeated="2"/>
        </table:table-row>
        <table:table-row table:style-name="ro1">
          <table:table-cell/>
          <table:table-cell table:style-name="ce543"/>
          <table:table-cell table:style-name="ce622"/>
          <table:table-cell table:style-name="ce550"/>
          <table:table-cell/>
          <table:table-cell table:style-name="ce532" office:value-type="string" calcext:value-type="string">
            <text:p>0.64b</text:p>
          </table:table-cell>
          <table:table-cell table:style-name="ce528" table:number-columns-repeated="3"/>
          <table:table-cell table:style-name="ce826" office:value-type="string" calcext:value-type="string">
            <text:p>Non_1502_Wegelagerer [+]</text:p>
          </table:table-cell>
          <table:table-cell table:style-name="ce606"/>
          <table:table-cell table:style-name="ce550" table:number-columns-repeated="15"/>
          <table:table-cell table:number-columns-repeated="2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50" table:number-columns-repeated="2"/>
          <table:table-cell/>
          <table:table-cell table:style-name="ce705" office:value-type="string" calcext:value-type="string">
            <text:p>-</text:p>
          </table:table-cell>
          <table:table-cell table:style-name="ce528" table:number-columns-repeated="3"/>
          <table:table-cell table:style-name="ce826" office:value-type="string" calcext:value-type="string">
            <text:p>Non_1503_Wegelagerer [+]</text:p>
          </table:table-cell>
          <table:table-cell table:style-name="ce606"/>
          <table:table-cell table:style-name="ce550" table:number-columns-repeated="15"/>
          <table:table-cell table:number-columns-repeated="2"/>
        </table:table-row>
        <table:table-row table:style-name="ro1">
          <table:table-cell/>
          <table:table-cell table:style-name="ce824" office:value-type="string" calcext:value-type="string">
            <text:p>Kimbahl</text:p>
          </table:table-cell>
          <table:table-cell table:style-name="ce622"/>
          <table:table-cell table:style-name="ce550"/>
          <table:table-cell/>
          <table:table-cell table:style-name="ce550"/>
          <table:table-cell table:style-name="ce528" table:number-columns-repeated="3"/>
          <table:table-cell table:style-name="ce827" office:value-type="string" calcext:value-type="string">
            <text:p>Non_1504_Wegelagerer [+]</text:p>
          </table:table-cell>
          <table:table-cell table:style-name="ce606"/>
          <table:table-cell table:style-name="ce528" table:number-columns-repeated="15"/>
          <table:table-cell table:number-columns-repeated="2"/>
        </table:table-row>
        <table:table-row table:style-name="ro1">
          <table:table-cell/>
          <table:table-cell table:style-name="ce825" office:value-type="string" calcext:value-type="string">
            <text:p>Dailah Eishaut</text:p>
          </table:table-cell>
          <table:table-cell table:style-name="ce550" table:number-columns-repeated="2"/>
          <table:table-cell/>
          <table:table-cell table:style-name="ce550"/>
          <table:table-cell table:style-name="ce528" table:number-columns-repeated="4"/>
          <table:table-cell table:style-name="ce644"/>
          <table:table-cell table:style-name="ce528" table:number-columns-repeated="15"/>
          <table:table-cell table:number-columns-repeated="2"/>
        </table:table-row>
        <table:table-row table:style-name="ro1">
          <table:table-cell/>
          <table:table-cell table:style-name="ce550" table:number-columns-repeated="3"/>
          <table:table-cell/>
          <table:table-cell table:style-name="ce528" table:number-columns-repeated="3"/>
          <table:table-cell table:style-name="ce524"/>
          <table:table-cell table:style-name="ce546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/>
          <table:table-cell table:style-name="ce550"/>
          <table:table-cell table:style-name="ce528" table:number-columns-repeated="2"/>
          <table:table-cell table:style-name="ce524"/>
          <table:table-cell table:style-name="ce546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50" table:number-columns-repeated="2"/>
          <table:table-cell/>
          <table:table-cell table:style-name="ce550"/>
          <table:table-cell table:style-name="ce528" table:number-columns-repeated="2"/>
          <table:table-cell table:style-name="ce524"/>
          <table:table-cell table:style-name="ce546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/>
          <table:table-cell table:style-name="ce550"/>
          <table:table-cell table:style-name="ce528" table:number-columns-repeated="2"/>
          <table:table-cell table:style-name="ce524"/>
          <table:table-cell table:style-name="ce546" table:number-columns-repeated="17"/>
          <table:table-cell table:number-columns-repeated="2"/>
        </table:table-row>
        <table:table-row table:style-name="ro1">
          <table:table-cell/>
          <table:table-cell table:style-name="ce550"/>
          <table:table-cell table:style-name="ce528"/>
          <table:table-cell table:number-columns-repeated="2"/>
          <table:table-cell table:style-name="ce528" table:number-columns-repeated="3"/>
          <table:table-cell table:style-name="ce546" table:number-columns-repeated="18"/>
          <table:table-cell table:number-columns-repeated="2"/>
        </table:table-row>
        <table:table-row table:style-name="ro1">
          <table:table-cell/>
          <table:table-cell table:style-name="ce528" table:number-columns-repeated="2"/>
          <table:table-cell table:number-columns-repeated="4"/>
          <table:table-cell table:style-name="ce528"/>
          <table:table-cell/>
          <table:table-cell table:style-name="ce528"/>
          <table:table-cell table:number-columns-repeated="18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style-name="ce525"/>
          <table:table-cell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style-name="ce525"/>
          <table:table-cell table:number-columns-repeated="24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25"/>
          <table:table-cell table:style-name="ce543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5"/>
          <table:table-cell table:number-columns-repeated="4"/>
          <table:table-cell table:style-name="ce524"/>
          <table:table-cell table:number-columns-repeated="19"/>
        </table:table-row>
        <table:table-row table:style-name="ro1">
          <table:table-cell/>
          <table:table-cell table:style-name="ce701"/>
          <table:table-cell table:style-name="ce703"/>
          <table:table-cell table:style-name="ce525"/>
          <table:table-cell table:style-name="ce543"/>
          <table:table-cell table:number-columns-repeated="3"/>
          <table:table-cell table:style-name="ce546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694"/>
          <table:table-cell table:style-name="ce525" table:number-columns-repeated="4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style-name="ce762"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  <table:table-cell table:style-name="ce762" table:number-columns-repeated="2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  <table:table-cell table:style-name="ce762" table:number-columns-repeated="2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  <table:table-cell table:style-name="ce762" table:number-columns-repeated="2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  <table:table-cell table:style-name="ce762" table:number-columns-repeated="2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  <table:table-cell table:style-name="ce762" table:number-columns-repeated="2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style-name="ce762"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  <table:table-cell table:style-name="ce762" table:number-columns-repeated="2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  <table:table-row table:style-name="ro1" table:number-rows-repeated="4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  <table:table-cell table:number-columns-repeated="2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20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5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9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9"/>
        </table:table-row>
      </table:table>
      <table:table table:name="ORC" table:style-name="ta15">
        <table:table-column table:style-name="co1" table:default-cell-style-name="ce525"/>
        <table:table-column table:style-name="co52" table:default-cell-style-name="ce525"/>
        <table:table-column table:style-name="co2" table:default-cell-style-name="ce525"/>
        <table:table-column table:style-name="co53" table:default-cell-style-name="ce528"/>
        <table:table-column table:style-name="co30" table:default-cell-style-name="ce528"/>
        <table:table-column table:style-name="co1" table:default-cell-style-name="ce546"/>
        <table:table-column table:style-name="co28" table:default-cell-style-name="ce546"/>
        <table:table-column table:style-name="co17" table:default-cell-style-name="ce546"/>
        <table:table-column table:style-name="co54" table:default-cell-style-name="ce525"/>
        <table:table-column table:style-name="co55" table:default-cell-style-name="ce524"/>
        <table:table-column table:style-name="co56" table:default-cell-style-name="ce524"/>
        <table:table-column table:style-name="co57" table:default-cell-style-name="ce524"/>
        <table:table-column table:style-name="co1" table:number-columns-repeated="14" table:default-cell-style-name="ce524"/>
        <table:table-row table:style-name="ro1">
          <table:table-cell table:style-name="ce524" table:number-columns-repeated="5"/>
          <table:table-cell table:style-name="ce577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524"/>
          <table:table-cell table:number-columns-repeated="17"/>
        </table:table-row>
        <table:table-row table:style-name="ro1" table:number-rows-repeated="3">
          <table:table-cell table:style-name="ce524" table:number-columns-repeated="9"/>
          <table:table-cell table:number-columns-repeated="17"/>
        </table:table-row>
        <table:table-row table:style-name="ro1">
          <table:table-cell table:style-name="ce524"/>
          <table:table-cell table:style-name="ce610" office:value-type="string" calcext:value-type="string">
            <text:p>NON IDs</text:p>
          </table:table-cell>
          <table:table-cell table:style-name="ce524"/>
          <table:table-cell table:style-name="ce556" office:value-type="string" calcext:value-type="string">
            <text:p><text:span text:style-name="T1">Author:</text:span>        Florian</text:p>
          </table:table-cell>
          <table:table-cell table:style-name="ce585"/>
          <table:table-cell table:style-name="ce528" table:number-columns-repeated="3"/>
          <table:table-cell table:style-name="ce600" office:value-type="string" calcext:value-type="string">
            <text:p>[-] = removed</text:p>
          </table:table-cell>
          <table:table-cell table:number-columns-repeated="17"/>
        </table:table-row>
        <table:table-row table:style-name="ro1">
          <table:table-cell table:style-name="ce524"/>
          <table:table-cell table:style-name="ce528" table:number-columns-repeated="2"/>
          <table:table-cell table:style-name="ce557" office:value-type="string" calcext:value-type="string">
            <text:p><text:span text:style-name="T1">Last Change:</text:span>   13.07.22</text:p>
          </table:table-cell>
          <table:table-cell table:style-name="ce586"/>
          <table:table-cell table:style-name="ce528" table:number-columns-repeated="3"/>
          <table:table-cell table:style-name="ce601" office:value-type="string" calcext:value-type="string">
            <text:p>[+] = added</text:p>
          </table:table-cell>
          <table:table-cell table:number-columns-repeated="17"/>
        </table:table-row>
        <table:table-row table:style-name="ro1">
          <table:table-cell table:style-name="ce524"/>
          <table:table-cell table:style-name="ce528"/>
          <table:table-cell table:style-name="ce524" table:number-columns-repeated="2"/>
          <table:table-cell/>
          <table:table-cell table:style-name="ce528" table:number-columns-repeated="2"/>
          <table:table-cell table:style-name="ce597"/>
          <table:table-cell table:style-name="ce602" office:value-type="string" calcext:value-type="string">
            <text:p><text:span text:style-name="T103">[</text:span><text:span text:style-name="T104">∆</text:span><text:span text:style-name="T103">] = different</text:span></text:p>
          </table:table-cell>
          <table:table-cell table:number-columns-repeated="17"/>
        </table:table-row>
        <table:table-row table:style-name="ro1">
          <table:table-cell table:style-name="ce524"/>
          <table:table-cell table:style-name="ce529"/>
          <table:table-cell table:style-name="ce524" table:number-columns-repeated="2"/>
          <table:table-cell table:style-name="ce544"/>
          <table:table-cell table:style-name="ce524" table:number-columns-repeated="4"/>
          <table:table-cell table:number-columns-repeated="17"/>
        </table:table-row>
        <table:table-row table:style-name="ro1">
          <table:table-cell/>
          <table:table-cell table:style-name="ce611"/>
          <table:table-cell table:style-name="ce528"/>
          <table:table-cell table:number-columns-repeated="2"/>
          <table:table-cell table:style-name="ce528" table:number-columns-repeated="3"/>
          <table:table-cell table:style-name="ce524"/>
          <table:table-cell table:style-name="ce525" table:number-columns-repeated="17"/>
        </table:table-row>
        <table:table-row table:style-name="ro1">
          <table:table-cell/>
          <table:table-cell table:style-name="ce550"/>
          <table:table-cell table:style-name="ce524" table:number-columns-repeated="7"/>
          <table:table-cell table:number-columns-repeated="17"/>
        </table:table-row>
        <table:table-row table:style-name="ro1">
          <table:table-cell/>
          <table:table-cell table:style-name="ce532" office:value-type="string" calcext:value-type="string">
            <text:p>Design Docs</text:p>
          </table:table-cell>
          <table:table-cell table:style-name="ce528"/>
          <table:table-cell table:style-name="ce532" office:value-type="string" calcext:value-type="string">
            <text:p>NPCs Per Guild</text:p>
          </table:table-cell>
          <table:table-cell/>
          <table:table-cell table:style-name="ce532" office:value-type="string" calcext:value-type="string">
            <text:p>0.56c</text:p>
          </table:table-cell>
          <table:table-cell table:style-name="ce528"/>
          <table:table-cell table:style-name="ce612" office:value-type="string" calcext:value-type="string">
            <text:p>0.94k-1.00b</text:p>
          </table:table-cell>
          <table:table-cell table:style-name="ce612" office:value-type="string" calcext:value-type="string">
            <text:p>1.01e</text:p>
          </table:table-cell>
          <table:table-cell table:style-name="ce612" office:value-type="string" calcext:value-type="string">
            <text:p>1.06l</text:p>
          </table:table-cell>
          <table:table-cell table:style-name="ce612" office:value-type="string" calcext:value-type="string">
            <text:p>1.08k</text:p>
          </table:table-cell>
          <table:table-cell table:style-name="ce612" office:value-type="string" calcext:value-type="string">
            <text:p>ORPHEUS</text:p>
          </table:table-cell>
          <table:table-cell table:style-name="ce528" table:number-columns-repeated="14"/>
        </table:table-row>
        <table:table-row table:style-name="ro1">
          <table:table-cell/>
          <table:table-cell table:style-name="ce719" office:value-type="string" calcext:value-type="string">
            <text:p>Uruk</text:p>
          </table:table-cell>
          <table:table-cell table:style-name="ce547"/>
          <table:table-cell table:style-name="ce819" office:value-type="string" calcext:value-type="string">
            <text:p>-</text:p>
          </table:table-cell>
          <table:table-cell table:style-name="ce682"/>
          <table:table-cell table:style-name="ce704" office:value-type="string" calcext:value-type="string">
            <text:p>-</text:p>
          </table:table-cell>
          <table:table-cell table:style-name="ce706"/>
          <table:table-cell table:style-name="ce707" office:value-type="string" calcext:value-type="string">
            <text:p>[-]</text:p>
          </table:table-cell>
          <table:table-cell table:style-name="ce826" office:value-type="string" calcext:value-type="string">
            <text:p>[-]</text:p>
          </table:table-cell>
          <table:table-cell table:style-name="ce826" office:value-type="string" calcext:value-type="string">
            <text:p><text:span text:style-name="T127">ORC_2200_Shaman (Ur-Shak) </text:span><text:span text:style-name="T185">[</text:span><text:span text:style-name="T186">+</text:span><text:span text:style-name="T185">]</text:span></text:p>
          </table:table-cell>
          <table:table-cell table:style-name="ce707" office:value-type="string" calcext:value-type="string">
            <text:p>ORC_2200_Shaman (Ur-Shak)</text:p>
          </table:table-cell>
          <table:table-cell table:style-name="ce830" office:value-type="string" calcext:value-type="string">
            <text:p>TODO</text:p>
          </table:table-cell>
          <table:table-cell table:style-name="ce550" table:number-columns-repeated="14"/>
        </table:table-row>
        <table:table-row table:style-name="ro1">
          <table:table-cell/>
          <table:table-cell table:style-name="ce829" office:value-type="string" calcext:value-type="string">
            <text:p>Orc Chief</text:p>
          </table:table-cell>
          <table:table-cell table:style-name="ce550" table:number-columns-repeated="2"/>
          <table:table-cell/>
          <table:table-cell table:style-name="ce550"/>
          <table:table-cell table:style-name="ce528"/>
          <table:table-cell table:style-name="ce826" office:value-type="string" calcext:value-type="string">
            <text:p>OrcSlave_Stonemill</text:p>
          </table:table-cell>
          <table:table-cell table:style-name="ce826" office:value-type="string" calcext:value-type="string">
            <text:p><text:span text:style-name="T127">Orc_2001_Sklave (Ork Sklave) </text:span><text:span text:style-name="T185">[</text:span><text:span text:style-name="T186">∆</text:span><text:span text:style-name="T185">]</text:span></text:p>
          </table:table-cell>
          <table:table-cell table:number-columns-repeated="2" table:style-name="ce826" office:value-type="string" calcext:value-type="string">
            <text:p>Orc_2001_Sklave (Ork Sklave)</text:p>
          </table:table-cell>
          <table:table-cell table:style-name="ce606"/>
          <table:table-cell table:style-name="ce550" table:number-columns-repeated="14"/>
        </table:table-row>
        <table:table-row table:style-name="ro1">
          <table:table-cell/>
          <table:table-cell table:style-name="ce543"/>
          <table:table-cell table:style-name="ce622"/>
          <table:table-cell table:style-name="ce550"/>
          <table:table-cell/>
          <table:table-cell table:style-name="ce532" office:value-type="string" calcext:value-type="string">
            <text:p>0.64b</text:p>
          </table:table-cell>
          <table:table-cell table:style-name="ce528"/>
          <table:table-cell table:style-name="ce827" office:value-type="string" calcext:value-type="string">
            <text:p>OrcSlave_Stomper</text:p>
          </table:table-cell>
          <table:table-cell table:style-name="ce826" office:value-type="string" calcext:value-type="string">
            <text:p><text:span text:style-name="T127">Orc_2002_Sklave (Ork Sklave) </text:span><text:span text:style-name="T185">[</text:span><text:span text:style-name="T186">∆</text:span><text:span text:style-name="T185">]</text:span></text:p>
          </table:table-cell>
          <table:table-cell table:number-columns-repeated="2" table:style-name="ce826" office:value-type="string" calcext:value-type="string">
            <text:p>Orc_2002_Sklave (Ork Sklave)</text:p>
          </table:table-cell>
          <table:table-cell table:style-name="ce606"/>
          <table:table-cell table:style-name="ce550" table:number-columns-repeated="14"/>
        </table:table-row>
        <table:table-row table:style-name="ro1">
          <table:table-cell/>
          <table:table-cell table:style-name="ce532" office:value-type="string" calcext:value-type="string">
            <text:p>Alex’ Story</text:p>
          </table:table-cell>
          <table:table-cell table:style-name="ce550" table:number-columns-repeated="2"/>
          <table:table-cell/>
          <table:table-cell table:style-name="ce705" office:value-type="string" calcext:value-type="string">
            <text:p>-</text:p>
          </table:table-cell>
          <table:table-cell table:style-name="ce528"/>
          <table:table-cell table:style-name="ce706"/>
          <table:table-cell table:style-name="ce826" office:value-type="string" calcext:value-type="string">
            <text:p>ORC_Priest_1 (Varrag-Hashor) [+]</text:p>
          </table:table-cell>
          <table:table-cell table:number-columns-repeated="2" table:style-name="ce826" office:value-type="string" calcext:value-type="string">
            <text:p>ORC_Priest_1 (Varrag-Hashor)</text:p>
          </table:table-cell>
          <table:table-cell table:style-name="ce606"/>
          <table:table-cell table:style-name="ce550" table:number-columns-repeated="14"/>
        </table:table-row>
        <table:table-row table:style-name="ro1">
          <table:table-cell/>
          <table:table-cell table:style-name="ce824" office:value-type="string" calcext:value-type="string">
            <text:p>Kimbahl</text:p>
          </table:table-cell>
          <table:table-cell table:style-name="ce622"/>
          <table:table-cell table:style-name="ce550"/>
          <table:table-cell/>
          <table:table-cell table:style-name="ce550"/>
          <table:table-cell table:style-name="ce528"/>
          <table:table-cell table:style-name="ce706"/>
          <table:table-cell table:style-name="ce826" office:value-type="string" calcext:value-type="string">
            <text:p>ORC_Priest_2 (Varrag-Kasorg) [+]</text:p>
          </table:table-cell>
          <table:table-cell table:number-columns-repeated="2" table:style-name="ce826" office:value-type="string" calcext:value-type="string">
            <text:p>ORC_Priest_2 (Varrag-Kasorg)</text:p>
          </table:table-cell>
          <table:table-cell table:style-name="ce606"/>
          <table:table-cell table:style-name="ce528" table:number-columns-repeated="14"/>
        </table:table-row>
        <table:table-row table:style-name="ro1">
          <table:table-cell/>
          <table:table-cell table:style-name="ce825" office:value-type="string" calcext:value-type="string">
            <text:p>Dailah Eishaut</text:p>
          </table:table-cell>
          <table:table-cell table:style-name="ce550" table:number-columns-repeated="2"/>
          <table:table-cell/>
          <table:table-cell table:style-name="ce550"/>
          <table:table-cell table:style-name="ce528" table:number-columns-repeated="2"/>
          <table:table-cell table:style-name="ce572" office:value-type="string" calcext:value-type="string">
            <text:p><text:span text:style-name="T127">ORC_Priest_3 (Varrag-Unhilqt) </text:span><text:span text:style-name="T185">[</text:span><text:span text:style-name="T186">+</text:span><text:span text:style-name="T185">]</text:span></text:p>
          </table:table-cell>
          <table:table-cell table:number-columns-repeated="2" table:style-name="ce572" office:value-type="string" calcext:value-type="string">
            <text:p>ORC_Priest_3 (Varrag-Unhilqt)</text:p>
          </table:table-cell>
          <table:table-cell table:style-name="ce644"/>
          <table:table-cell table:style-name="ce528" table:number-columns-repeated="14"/>
        </table:table-row>
        <table:table-row table:style-name="ro1">
          <table:table-cell/>
          <table:table-cell table:style-name="ce550" table:number-columns-repeated="3"/>
          <table:table-cell/>
          <table:table-cell table:style-name="ce528" table:number-columns-repeated="2"/>
          <table:table-cell/>
          <table:table-cell table:style-name="ce625" office:value-type="string" calcext:value-type="string">
            <text:p><text:span text:style-name="T130">ORC_Priest_4 (Varrag-Ruuushk) </text:span><text:span text:style-name="T174">[</text:span><text:span text:style-name="T175">+</text:span><text:span text:style-name="T174">]</text:span></text:p>
          </table:table-cell>
          <table:table-cell table:number-columns-repeated="2" table:style-name="ce625" office:value-type="string" calcext:value-type="string">
            <text:p>ORC_Priest_4 (Varrag-Ruuushk)</text:p>
          </table:table-cell>
          <table:table-cell table:style-name="ce546" table:number-columns-repeated="15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/>
          <table:table-cell table:style-name="ce550"/>
          <table:table-cell table:style-name="ce528"/>
          <table:table-cell/>
          <table:table-cell table:style-name="ce628" office:value-type="string" calcext:value-type="string">
            <text:p><text:span text:style-name="T130">ORC_Priest_5 (Grash-Varrag-Arushat) </text:span><text:span text:style-name="T174">[</text:span><text:span text:style-name="T175">+</text:span><text:span text:style-name="T174">]</text:span></text:p>
          </table:table-cell>
          <table:table-cell table:style-name="ce628" office:value-type="string" calcext:value-type="string">
            <text:p>ORC_Priest_5 (Grash-Varrag-Arushat)</text:p>
          </table:table-cell>
          <table:table-cell table:style-name="ce625" office:value-type="string" calcext:value-type="string">
            <text:p>ORC_Priest_5 (Grash-Varrag-Arushat)</text:p>
          </table:table-cell>
          <table:table-cell table:style-name="ce546" table:number-columns-repeated="15"/>
        </table:table-row>
        <table:table-row table:style-name="ro1">
          <table:table-cell/>
          <table:table-cell table:style-name="ce546"/>
          <table:table-cell table:style-name="ce550" table:number-columns-repeated="2"/>
          <table:table-cell/>
          <table:table-cell table:style-name="ce550"/>
          <table:table-cell table:style-name="ce528"/>
          <table:table-cell table:style-name="ce524" table:number-columns-repeated="2"/>
          <table:table-cell/>
          <table:table-cell table:style-name="ce827" office:value-type="string" calcext:value-type="string">
            <text:p><text:span text:style-name="T127">FreemineOrc (Ork Sklave / Tarrok) </text:span><text:span text:style-name="T185">[</text:span><text:span text:style-name="T186">+</text:span><text:span text:style-name="T185">]</text:span></text:p>
          </table:table-cell>
          <table:table-cell table:style-name="ce546" table:number-columns-repeated="15"/>
        </table:table-row>
        <table:table-row table:style-name="ro1">
          <table:table-cell/>
          <table:table-cell table:style-name="ce528"/>
          <table:table-cell table:style-name="ce550" table:number-columns-repeated="2"/>
          <table:table-cell/>
          <table:table-cell table:style-name="ce550"/>
          <table:table-cell table:style-name="ce528"/>
          <table:table-cell table:style-name="ce524" table:number-columns-repeated="2"/>
          <table:table-cell table:style-name="ce546" table:number-columns-repeated="17"/>
        </table:table-row>
        <table:table-row table:style-name="ro1">
          <table:table-cell/>
          <table:table-cell table:style-name="ce550"/>
          <table:table-cell table:style-name="ce528"/>
          <table:table-cell table:number-columns-repeated="2"/>
          <table:table-cell table:style-name="ce528" table:number-columns-repeated="2"/>
          <table:table-cell/>
          <table:table-cell table:style-name="ce546" table:number-columns-repeated="18"/>
        </table:table-row>
        <table:table-row table:style-name="ro1">
          <table:table-cell/>
          <table:table-cell table:style-name="ce528" table:number-columns-repeated="2"/>
          <table:table-cell table:number-columns-repeated="4"/>
          <table:table-cell table:style-name="ce525"/>
          <table:table-cell/>
          <table:table-cell table:style-name="ce546"/>
          <table:table-cell table:number-columns-repeated="16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5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style-name="ce525"/>
          <table:table-cell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style-name="ce525"/>
          <table:table-cell table:number-columns-repeated="22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25"/>
          <table:table-cell table:style-name="ce543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style-name="ce525"/>
          <table:table-cell table:number-columns-repeated="4"/>
          <table:table-cell table:style-name="ce524"/>
          <table:table-cell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25"/>
          <table:table-cell table:style-name="ce543"/>
          <table:table-cell table:number-columns-repeated="3"/>
          <table:table-cell table:style-name="ce546"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 table:number-columns-repeated="3"/>
          <table:table-cell table:style-name="ce694"/>
          <table:table-cell table:style-name="ce525" table:number-columns-repeated="4"/>
          <table:table-cell/>
          <table:table-cell table:style-name="ce525" table:number-columns-repeated="17"/>
        </table:table-row>
        <table:table-row table:style-name="ro1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>
          <table:table-cell/>
          <table:table-cell table:style-name="ce701"/>
          <table:table-cell table:style-name="ce703"/>
          <table:table-cell table:style-name="ce543" table:number-columns-repeated="2"/>
          <table:table-cell table:number-columns-repeated="3"/>
          <table:table-cell table:style-name="ce546"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28"/>
          <table:table-cell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  <table:table-row table:style-name="ro1" table:number-rows-repeated="4">
          <table:table-cell table:number-columns-repeated="3"/>
          <table:table-cell table:style-name="ce525" table:number-columns-repeated="5"/>
          <table:table-cell/>
          <table:table-cell table:style-name="ce525" table:number-columns-repeated="17"/>
        </table:table-row>
        <table:table-row table:style-name="ro1">
          <table:table-cell/>
          <table:table-cell table:style-name="ce546"/>
          <table:table-cell table:style-name="ce528"/>
          <table:table-cell table:number-columns-repeated="2"/>
          <table:table-cell table:style-name="ce528"/>
          <table:table-cell table:number-columns-repeated="3"/>
          <table:table-cell table:style-name="ce528"/>
          <table:table-cell table:number-columns-repeated="16"/>
        </table:table-row>
        <table:table-row table:style-name="ro1">
          <table:table-cell/>
          <table:table-cell table:style-name="ce528" table:number-columns-repeated="2"/>
          <table:table-cell table:number-columns-repeated="2"/>
          <table:table-cell table:style-name="ce528"/>
          <table:table-cell/>
          <table:table-cell table:style-name="ce709"/>
          <table:table-cell table:number-columns-repeated="18"/>
        </table:table-row>
        <table:table-row table:style-name="ro1">
          <table:table-cell table:style-name="ce526"/>
          <table:table-cell table:style-name="ce550"/>
          <table:table-cell table:style-name="ce545"/>
          <table:table-cell table:number-columns-repeated="23"/>
        </table:table-row>
        <table:table-row table:style-name="ro1">
          <table:table-cell table:style-name="ce526"/>
          <table:table-cell table:style-name="ce545"/>
          <table:table-cell table:style-name="ce702"/>
          <table:table-cell table:style-name="ce543" table:number-columns-repeated="2"/>
          <table:table-cell table:number-columns-repeated="3"/>
          <table:table-cell table:style-name="ce524"/>
          <table:table-cell table:number-columns-repeated="17"/>
        </table:table-row>
        <table:table-row table:style-name="ro1">
          <table:table-cell table:style-name="ce526"/>
          <table:table-cell table:style-name="ce546"/>
          <table:table-cell table:style-name="ce545"/>
          <table:table-cell table:number-columns-repeated="5"/>
          <table:table-cell table:style-name="ce52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01:09:10.676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11-02T01:13:24.293000000</dc:date>
    <meta:editing-duration>PT22H40M43S</meta:editing-duration>
    <meta:editing-cycles>905</meta:editing-cycles>
    <meta:document-statistic meta:table-count="16" meta:cell-count="3482" meta:object-count="0"/>
    <meta:user-defined meta:name=""/>
  </office:meta>
</office:document-meta>
</file>